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3" style:family="paragraph" style:parent-style-name="Standard">
      <style:text-properties fo:font-size="12pt" style:font-size-asian="12pt" style:font-size-complex="12pt"/>
    </style:style>
    <style:style style:name="P4" style:family="paragraph" style:parent-style-name="Standard">
      <style:text-properties fo:font-weight="bold"/>
    </style:style>
    <style:style style:name="P5" style:family="paragraph" style:parent-style-name="Standard">
      <style:text-properties style:font-name="Times New Roman1" fo:font-size="12pt" fo:font-weight="bold" style:font-size-asian="12pt" style:font-size-complex="12pt"/>
    </style:style>
    <style:style style:name="P6" style:family="paragraph" style:parent-style-name="Standard">
      <style:text-properties fo:color="#000000" style:font-name="Times New Roman2" fo:font-size="12pt" fo:font-style="normal" fo:font-weight="normal" style:font-name-asian="Courier New" style:font-size-asian="9pt" style:font-name-complex="Courier New" style:font-size-complex="9pt"/>
    </style:style>
    <style:style style:name="P7" style:family="paragraph" style:parent-style-name="Standard">
      <style:text-properties style:font-name="Arial1" fo:font-size="12pt"/>
    </style:style>
    <style:style style:name="P8" style:family="paragraph" style:parent-style-name="Standard">
      <style:text-properties fo:color="#ff0000"/>
    </style:style>
    <style:style style:name="P9" style:family="paragraph" style:parent-style-name="Text_20_body">
      <style:text-properties fo:font-size="12pt" style:font-size-asian="12pt" style:font-size-complex="12pt"/>
    </style:style>
    <style:style style:name="P10" style:family="paragraph" style:parent-style-name="Text_20_body">
      <style:text-properties fo:font-weight="bold"/>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color="#ff0000"/>
    </style:style>
    <style:style style:name="P13" style:family="paragraph" style:parent-style-name="Text_20_body">
      <style:text-properties fo:font-weight="normal"/>
    </style:style>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style:text-underline-style="none"/>
    </style:style>
    <style:style style:name="P16" style:family="paragraph" style:parent-style-name="List_20_Number">
      <style:paragraph-properties fo:margin-left="0in" fo:margin-right="0in" fo:text-indent="0in" style:auto-text-indent="false"/>
    </style:style>
    <style:style style:name="P17"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fo:font-size="12pt" style:font-size-asian="12pt" style:font-size-complex="12pt"/>
    </style:style>
    <style:style style:name="P18"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1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New" fo:font-size="9pt" style:font-name-asian="Courier New" style:font-size-asian="9pt" style:font-name-complex="Courier New" style:font-size-complex="9pt"/>
    </style:style>
    <style:style style:name="P20" style:family="paragraph" style:parent-style-name="Text_20_body_20_indent">
      <style:paragraph-properties fo:margin-left="0in" fo:margin-right="0in" fo:text-indent="0in" style:auto-text-indent="false"/>
    </style:style>
    <style:style style:name="P21" style:family="paragraph" style:parent-style-name="Code">
      <style:paragraph-properties fo:margin-left="0in" fo:margin-right="0in" fo:text-indent="0in" style:auto-text-indent="false"/>
    </style:style>
    <style:style style:name="P22"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23" style:family="paragraph" style:parent-style-name="Body_20_Text_20_Indent_20_3">
      <style:text-properties fo:font-size="10pt" style:font-size-asian="10pt" style:font-size-complex="10pt"/>
    </style:style>
    <style:style style:name="P24" style:family="paragraph" style:parent-style-name="List_20_Number">
      <style:text-properties fo:font-weight="normal"/>
    </style:style>
    <style:style style:name="P25" style:family="paragraph" style:parent-style-name="List_20_Number">
      <style:text-properties fo:color="#ff0000"/>
    </style:style>
    <style:style style:name="P26" style:family="paragraph" style:parent-style-name="List_20_Number">
      <style:text-properties fo:color="#000000" style:font-name="Times New Roman2" style:font-name-asian="Courier New" style:font-size-asian="9pt" style:font-name-complex="Courier New" style:font-size-complex="9pt"/>
    </style:style>
    <style:style style:name="P27" style:family="paragraph" style:parent-style-name="Standard">
      <style:paragraph-properties fo:margin-left="-0.011in" fo:margin-right="0in" fo:text-indent="0in" style:auto-text-indent="false"/>
    </style:style>
    <style:style style:name="P28" style:family="paragraph" style:parent-style-name="Text_20_body_20_indent">
      <style:text-properties fo:font-size="12pt" style:font-size-asian="12pt" style:font-size-complex="12pt"/>
    </style:style>
    <style:style style:name="P29" style:family="paragraph" style:parent-style-name="Text_20_body_20_indent">
      <style:text-properties fo:font-weight="bold"/>
    </style:style>
    <style:style style:name="P30" style:family="paragraph" style:parent-style-name="Text_20_body_20_indent">
      <style:text-properties fo:font-weight="bold" style:font-weight-asian="bold" style:font-weight-complex="bold"/>
    </style:style>
    <style:style style:name="P31" style:family="paragraph" style:parent-style-name="Text_20_body_20_indent">
      <style:text-properties style:font-name="Times New Roman1" fo:font-size="12pt" fo:font-weight="bold" style:font-size-asian="12pt" style:font-size-complex="12pt"/>
    </style:style>
    <style:style style:name="P32" style:family="paragraph" style:parent-style-name="Text_20_body_20_indent">
      <style:text-properties fo:color="#000000" style:font-name="Times New Roman2" style:font-name-asian="Courier New" style:font-size-asian="9pt" style:font-name-complex="Courier New" style:font-size-complex="9pt"/>
    </style:style>
    <style:style style:name="P33" style:family="paragraph" style:parent-style-name="Text_20_body_20_indent">
      <style:text-properties fo:color="#ff0000"/>
    </style:style>
    <style:style style:name="P34" style:family="paragraph" style:parent-style-name="Text_20_body_20_indent">
      <style:text-properties fo:color="#800000"/>
    </style:style>
    <style:style style:name="P35" style:family="paragraph" style:parent-style-name="List_20_Number">
      <style:paragraph-properties fo:margin-left="0.2425in" fo:margin-right="0in" fo:text-indent="0in" style:auto-text-indent="false"/>
    </style:style>
    <style:style style:name="P36" style:family="paragraph" style:parent-style-name="Code">
      <style:text-properties fo:color="#ff0000"/>
    </style:style>
    <style:style style:name="P37" style:family="paragraph" style:parent-style-name="Code">
      <style:text-properties style:use-window-font-color="true"/>
    </style:style>
    <style:style style:name="P38" style:family="paragraph" style:parent-style-name="Code">
      <style:text-properties fo:font-size="10pt" style:font-size-asian="10pt" style:font-size-complex="10pt"/>
    </style:style>
    <style:style style:name="P39" style:family="paragraph" style:parent-style-name="Code">
      <style:text-properties fo:font-size="10pt" fo:font-weight="normal" style:font-size-asian="10pt" style:font-size-complex="10pt"/>
    </style:style>
    <style:style style:name="P40" style:family="paragraph" style:parent-style-name="Code">
      <style:text-properties style:font-name="Courier New" fo:font-size="10pt" style:font-size-asian="10pt" style:font-size-complex="10pt"/>
    </style:style>
    <style:style style:name="P41" style:family="paragraph" style:parent-style-name="Code_20_Indented">
      <style:text-properties fo:color="#ff0000"/>
    </style:style>
    <style:style style:name="P42" style:family="paragraph" style:parent-style-name="Code_20_Indented">
      <style:text-properties fo:color="#800000"/>
    </style:style>
    <style:style style:name="P43" style:family="paragraph" style:parent-style-name="Code_20_Indented">
      <style:text-properties fo:color="#000000" style:font-name="Times New Roman2" style:font-name-asian="Courier New" style:font-size-asian="9pt" style:font-name-complex="Courier New" style:font-size-complex="9pt"/>
    </style:style>
    <style:style style:name="P44" style:family="paragraph" style:parent-style-name="Code_20_Indented">
      <style:text-properties fo:font-size="10pt" style:font-size-asian="10pt" style:font-size-complex="10pt"/>
    </style:style>
    <style:style style:name="P45" style:family="paragraph" style:parent-style-name="Code">
      <style:paragraph-properties fo:margin-left="0.6492in" fo:margin-right="0in" fo:text-indent="-0.2201in" style:auto-text-indent="false"/>
    </style:style>
    <style:style style:name="P46" style:family="paragraph" style:parent-style-name="Code_20_Indented">
      <style:paragraph-properties fo:margin-left="0.25in" fo:margin-right="0in" fo:text-indent="0in" style:auto-text-indent="false"/>
    </style:style>
    <style:style style:name="P47" style:family="paragraph" style:parent-style-name="Standard" style:list-style-name="L2"/>
    <style:style style:name="P48" style:family="paragraph" style:parent-style-name="Standard" style:list-style-name="L2"/>
    <style:style style:name="P49" style:family="paragraph" style:parent-style-name="Standard" style:list-style-name="L2"/>
    <style:style style:name="P50" style:family="paragraph" style:parent-style-name="Standard" style:list-style-name="L2"/>
    <style:style style:name="P51" style:family="paragraph" style:parent-style-name="Standard" style:list-style-name="L2"/>
    <style:style style:name="P52" style:family="paragraph" style:parent-style-name="Standard" style:list-style-name="L1"/>
    <style:style style:name="P53" style:family="paragraph" style:parent-style-name="Text_20_body" style:list-style-name="L3"/>
    <style:style style:name="P54" style:family="paragraph" style:parent-style-name="Text_20_body" style:list-style-name="L3"/>
    <style:style style:name="P55" style:family="paragraph" style:parent-style-name="Text_20_body" style:list-style-name="L3"/>
    <style:style style:name="P56" style:family="paragraph" style:parent-style-name="Text_20_body" style:list-style-name="L3"/>
    <style:style style:name="P57" style:family="paragraph" style:parent-style-name="Text_20_body" style:list-style-name="L4"/>
    <style:style style:name="P58" style:family="paragraph" style:parent-style-name="List_20_Bullet">
      <style:text-properties fo:font-size="12pt" style:font-size-asian="12pt" style:font-size-complex="12pt"/>
    </style:style>
    <style:style style:name="P59" style:family="paragraph" style:parent-style-name="Contents_20_4">
      <style:paragraph-properties>
        <style:tab-stops>
          <style:tab-stop style:position="6.3102in" style:type="right" style:leader-style="dotted" style:leader-text="."/>
        </style:tab-stops>
      </style:paragraph-properties>
    </style:style>
    <style:style style:name="P60" style:family="paragraph" style:parent-style-name="Heading_20_1" style:list-style-name="L1"/>
    <style:style style:name="P61" style:family="paragraph" style:parent-style-name="Heading_20_1" style:list-style-name="L1"/>
    <style:style style:name="P62" style:family="paragraph" style:parent-style-name="Heading_20_1" style:list-style-name="L1"/>
    <style:style style:name="P63" style:family="paragraph" style:parent-style-name="Heading_20_1" style:list-style-name="L1"/>
    <style:style style:name="P64" style:family="paragraph" style:parent-style-name="Heading_20_1" style:list-style-name="L1"/>
    <style:style style:name="P65" style:family="paragraph" style:parent-style-name="Heading_20_1" style:list-style-name="L1"/>
    <style:style style:name="P66" style:family="paragraph" style:parent-style-name="Heading_20_1" style:list-style-name="L1"/>
    <style:style style:name="P67" style:family="paragraph" style:parent-style-name="Heading_20_1" style:list-style-name="L1"/>
    <style:style style:name="P68" style:family="paragraph" style:parent-style-name="Heading_20_1" style:list-style-name="L1"/>
    <style:style style:name="P69" style:family="paragraph" style:parent-style-name="Heading_20_1" style:list-style-name="L1"/>
    <style:style style:name="P70" style:family="paragraph" style:parent-style-name="Heading_20_1" style:list-style-name="L1"/>
    <style:style style:name="P71" style:family="paragraph" style:parent-style-name="Heading_20_1" style:list-style-name="L1"/>
    <style:style style:name="P72" style:family="paragraph" style:parent-style-name="Heading_20_1" style:list-style-name="L1"/>
    <style:style style:name="P73" style:family="paragraph" style:parent-style-name="Heading_20_1" style:list-style-name="L1"/>
    <style:style style:name="P74" style:family="paragraph" style:parent-style-name="Heading_20_1" style:list-style-name="L1"/>
    <style:style style:name="P75" style:family="paragraph" style:parent-style-name="Heading_20_2" style:list-style-name="L1"/>
    <style:style style:name="P76" style:family="paragraph" style:parent-style-name="Heading_20_2" style:list-style-name="L1"/>
    <style:style style:name="P77" style:family="paragraph" style:parent-style-name="Heading_20_2" style:list-style-name="L1"/>
    <style:style style:name="P78" style:family="paragraph" style:parent-style-name="Heading_20_2" style:list-style-name="L1"/>
    <style:style style:name="P79" style:family="paragraph" style:parent-style-name="Heading_20_2" style:list-style-name="L1"/>
    <style:style style:name="P80" style:family="paragraph" style:parent-style-name="Heading_20_2" style:list-style-name="L1"/>
    <style:style style:name="P81" style:family="paragraph" style:parent-style-name="Heading_20_2" style:list-style-name="L1"/>
    <style:style style:name="P82" style:family="paragraph" style:parent-style-name="Heading_20_2" style:list-style-name="L1"/>
    <style:style style:name="P83" style:family="paragraph" style:parent-style-name="Heading_20_2" style:list-style-name="L1"/>
    <style:style style:name="P84" style:family="paragraph" style:parent-style-name="Heading_20_2" style:list-style-name="L1"/>
    <style:style style:name="P85" style:family="paragraph" style:parent-style-name="Heading_20_2" style:list-style-name="L1"/>
    <style:style style:name="P86" style:family="paragraph" style:parent-style-name="Heading_20_2" style:list-style-name="L1"/>
    <style:style style:name="P87" style:family="paragraph" style:parent-style-name="Heading_20_2" style:list-style-name="L1"/>
    <style:style style:name="P88" style:family="paragraph" style:parent-style-name="Heading_20_2" style:list-style-name="L1"/>
    <style:style style:name="P89" style:family="paragraph" style:parent-style-name="Heading_20_2" style:list-style-name="L1"/>
    <style:style style:name="P90" style:family="paragraph" style:parent-style-name="Heading_20_2" style:list-style-name="L1"/>
    <style:style style:name="P91" style:family="paragraph" style:parent-style-name="Heading_20_2" style:list-style-name="L1"/>
    <style:style style:name="P92" style:family="paragraph" style:parent-style-name="Heading_20_2" style:list-style-name="L1"/>
    <style:style style:name="P93" style:family="paragraph" style:parent-style-name="Heading_20_2" style:list-style-name="L1"/>
    <style:style style:name="P94" style:family="paragraph" style:parent-style-name="Heading_20_2" style:list-style-name="L1"/>
    <style:style style:name="P95" style:family="paragraph" style:parent-style-name="Heading_20_2" style:list-style-name="L1"/>
    <style:style style:name="P96" style:family="paragraph" style:parent-style-name="Heading_20_2" style:list-style-name="L1"/>
    <style:style style:name="P97" style:family="paragraph" style:parent-style-name="Heading_20_2" style:list-style-name="L1"/>
    <style:style style:name="P98" style:family="paragraph" style:parent-style-name="Heading_20_2" style:list-style-name="L1">
      <style:text-properties fo:color="#ff0000"/>
    </style:style>
    <style:style style:name="P99" style:family="paragraph" style:parent-style-name="Heading_20_2" style:list-style-name="L1"/>
    <style:style style:name="P100" style:family="paragraph" style:parent-style-name="Heading_20_2" style:list-style-name="L1"/>
    <style:style style:name="P101" style:family="paragraph" style:parent-style-name="Heading_20_2" style:list-style-name="L1"/>
    <style:style style:name="P102" style:family="paragraph" style:parent-style-name="Heading_20_2" style:list-style-name="L1"/>
    <style:style style:name="P103" style:family="paragraph" style:parent-style-name="Heading_20_2" style:list-style-name="L1"/>
    <style:style style:name="P104" style:family="paragraph" style:parent-style-name="Heading_20_2" style:list-style-name="L1"/>
    <style:style style:name="P105" style:family="paragraph" style:parent-style-name="Heading_20_2" style:list-style-name="L1"/>
    <style:style style:name="P106" style:family="paragraph" style:parent-style-name="Heading_20_2" style:list-style-name="L1"/>
    <style:style style:name="P107" style:family="paragraph" style:parent-style-name="Heading_20_2" style:list-style-name="L1"/>
    <style:style style:name="P108" style:family="paragraph" style:parent-style-name="Heading_20_2" style:list-style-name="L1"/>
    <style:style style:name="P109" style:family="paragraph" style:parent-style-name="Heading_20_2" style:list-style-name="L1"/>
    <style:style style:name="P110" style:family="paragraph" style:parent-style-name="Heading_20_2" style:list-style-name="L1"/>
    <style:style style:name="P111" style:family="paragraph" style:parent-style-name="Heading_20_2" style:list-style-name="L1"/>
    <style:style style:name="P112" style:family="paragraph" style:parent-style-name="Heading_20_2" style:list-style-name="L1"/>
    <style:style style:name="P113" style:family="paragraph" style:parent-style-name="Heading_20_2" style:list-style-name="L1"/>
    <style:style style:name="P114" style:family="paragraph" style:parent-style-name="Heading_20_2" style:list-style-name="L1"/>
    <style:style style:name="P115" style:family="paragraph" style:parent-style-name="Heading_20_2" style:list-style-name="L1"/>
    <style:style style:name="P116" style:family="paragraph" style:parent-style-name="Heading_20_2" style:list-style-name="L1"/>
    <style:style style:name="P117" style:family="paragraph" style:parent-style-name="Heading_20_2" style:list-style-name="L1"/>
    <style:style style:name="P118" style:family="paragraph" style:parent-style-name="Heading_20_2" style:list-style-name="L1"/>
    <style:style style:name="P119" style:family="paragraph" style:parent-style-name="Heading_20_2" style:list-style-name="L1"/>
    <style:style style:name="P120" style:family="paragraph" style:parent-style-name="Heading_20_2" style:list-style-name="L1"/>
    <style:style style:name="P121" style:family="paragraph" style:parent-style-name="Heading_20_2" style:list-style-name="L1"/>
    <style:style style:name="P122" style:family="paragraph" style:parent-style-name="Heading_20_2" style:list-style-name="L1"/>
    <style:style style:name="P123" style:family="paragraph" style:parent-style-name="Heading_20_3" style:list-style-name="L1"/>
    <style:style style:name="P124" style:family="paragraph" style:parent-style-name="Heading_20_3" style:list-style-name="L1"/>
    <style:style style:name="P125" style:family="paragraph" style:parent-style-name="Heading_20_3" style:list-style-name="L1"/>
    <style:style style:name="P126" style:family="paragraph" style:parent-style-name="Heading_20_3" style:list-style-name="L1"/>
    <style:style style:name="P127" style:family="paragraph" style:parent-style-name="Heading_20_3" style:list-style-name="L1"/>
    <style:style style:name="P128" style:family="paragraph" style:parent-style-name="Heading_20_3" style:list-style-name="L1"/>
    <style:style style:name="P129" style:family="paragraph" style:parent-style-name="Heading_20_3" style:list-style-name="L1"/>
    <style:style style:name="P130" style:family="paragraph" style:parent-style-name="Heading_20_3" style:list-style-name="L1"/>
    <style:style style:name="P131" style:family="paragraph" style:parent-style-name="Heading_20_3" style:list-style-name="L1"/>
    <style:style style:name="P132" style:family="paragraph" style:parent-style-name="Heading_20_3" style:list-style-name="L1"/>
    <style:style style:name="P133" style:family="paragraph" style:parent-style-name="Heading_20_3" style:list-style-name="L1"/>
    <style:style style:name="P134" style:family="paragraph" style:parent-style-name="Heading_20_3" style:list-style-name="L1"/>
    <style:style style:name="P135" style:family="paragraph" style:parent-style-name="Heading_20_3" style:list-style-name="L1"/>
    <style:style style:name="P136" style:family="paragraph" style:parent-style-name="Heading_20_3" style:list-style-name="L1"/>
    <style:style style:name="P137" style:family="paragraph" style:parent-style-name="Heading_20_3" style:list-style-name="L1"/>
    <style:style style:name="P138" style:family="paragraph" style:parent-style-name="Heading_20_3" style:list-style-name="L1"/>
    <style:style style:name="P139" style:family="paragraph" style:parent-style-name="Heading_20_3" style:list-style-name="L1"/>
    <style:style style:name="P140" style:family="paragraph" style:parent-style-name="Heading_20_3" style:list-style-name="L1"/>
    <style:style style:name="P141" style:family="paragraph" style:parent-style-name="Heading_20_3" style:list-style-name="L1"/>
    <style:style style:name="P142" style:family="paragraph" style:parent-style-name="Heading_20_3" style:list-style-name="L1"/>
    <style:style style:name="P143" style:family="paragraph" style:parent-style-name="Heading_20_3" style:list-style-name="L1"/>
    <style:style style:name="P144" style:family="paragraph" style:parent-style-name="Heading_20_3" style:list-style-name="L1"/>
    <style:style style:name="P145" style:family="paragraph" style:parent-style-name="Heading_20_3" style:list-style-name="L1"/>
    <style:style style:name="P146" style:family="paragraph" style:parent-style-name="Heading_20_3" style:list-style-name="L1"/>
    <style:style style:name="P147" style:family="paragraph" style:parent-style-name="Heading_20_3" style:list-style-name="L1"/>
    <style:style style:name="P148" style:family="paragraph" style:parent-style-name="Heading_20_3" style:list-style-name="L1"/>
    <style:style style:name="P149" style:family="paragraph" style:parent-style-name="Heading_20_3" style:list-style-name="L1"/>
    <style:style style:name="P150" style:family="paragraph" style:parent-style-name="Heading_20_3" style:list-style-name="L1"/>
    <style:style style:name="P151" style:family="paragraph" style:parent-style-name="Heading_20_3" style:list-style-name="L1">
      <style:text-properties style:font-name="Arial1" fo:font-size="12pt"/>
    </style:style>
    <style:style style:name="P152" style:family="paragraph" style:parent-style-name="Heading_20_3" style:list-style-name="L1"/>
    <style:style style:name="P153" style:family="paragraph" style:parent-style-name="Heading_20_3" style:list-style-name="L1"/>
    <style:style style:name="P154" style:family="paragraph" style:parent-style-name="Heading_20_3" style:list-style-name="L1"/>
    <style:style style:name="P155" style:family="paragraph" style:parent-style-name="Heading_20_3" style:list-style-name="L1"/>
    <style:style style:name="P156" style:family="paragraph" style:parent-style-name="Heading_20_3" style:list-style-name="L1"/>
    <style:style style:name="P157" style:family="paragraph" style:parent-style-name="Heading_20_3" style:list-style-name="L1"/>
    <style:style style:name="P158" style:family="paragraph" style:parent-style-name="Heading_20_3" style:list-style-name="L1"/>
    <style:style style:name="P159" style:family="paragraph" style:parent-style-name="Heading_20_4" style:list-style-name="L1"/>
    <style:style style:name="P160" style:family="paragraph" style:parent-style-name="Heading_20_4" style:list-style-name="L1"/>
    <style:style style:name="P161" style:family="paragraph" style:parent-style-name="Heading_20_4" style:list-style-name="L1">
      <style:text-properties style:use-window-font-color="true"/>
    </style:style>
    <style:style style:name="P162" style:family="paragraph" style:parent-style-name="Heading_20_4" style:list-style-name="L1"/>
    <style:style style:name="P163" style:family="paragraph" style:parent-style-name="Heading_20_4" style:list-style-name="L1"/>
    <style:style style:name="P164" style:family="paragraph" style:parent-style-name="Heading_20_4" style:list-style-name="L1"/>
    <style:style style:name="P165" style:family="paragraph" style:parent-style-name="Heading_20_4" style:list-style-name="L1"/>
    <style:style style:name="P166"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167" style:family="paragraph" style:parent-style-name="Text_20_body_20_indent">
      <style:text-properties fo:font-weight="bold"/>
    </style:style>
    <style:style style:name="P168" style:family="paragraph" style:parent-style-name="Contents_20_1">
      <style:paragraph-properties>
        <style:tab-stops>
          <style:tab-stop style:position="6.9in" style:type="right" style:leader-style="dotted" style:leader-text="."/>
        </style:tab-stops>
      </style:paragraph-properties>
    </style:style>
    <style:style style:name="P169" style:family="paragraph" style:parent-style-name="Contents_20_2">
      <style:paragraph-properties>
        <style:tab-stops>
          <style:tab-stop style:position="6.7335in" style:type="right" style:leader-style="dotted" style:leader-text="."/>
        </style:tab-stops>
      </style:paragraph-properties>
    </style:style>
    <style:style style:name="P170" style:family="paragraph" style:parent-style-name="Contents_20_3">
      <style:paragraph-properties>
        <style:tab-stops>
          <style:tab-stop style:position="6.5665in" style:type="right" style:leader-style="dotted" style:leader-text="."/>
        </style:tab-stops>
      </style:paragraph-properties>
    </style:style>
    <style:style style:name="P171" style:family="paragraph" style:parent-style-name="List_20_Number">
      <style:text-properties style:font-name="Times New Roman2" fo:font-size="12pt" fo:font-style="normal" fo:font-weight="normal"/>
    </style:style>
    <style:style style:name="P172" style:family="paragraph" style:parent-style-name="List_20_Number">
      <style:text-properties fo:color="#000000" style:font-name="Times New Roman2" style:font-name-asian="Courier New" style:font-size-asian="9pt" style:font-name-complex="Courier New" style:font-size-complex="9pt"/>
    </style:style>
    <style:style style:name="T1" style:family="text">
      <style:text-properties fo:font-weight="bold"/>
    </style:style>
    <style:style style:name="T2" style:family="text">
      <style:text-properties fo:font-weight="normal"/>
    </style:style>
    <style:style style:name="T3" style:family="text">
      <style:text-properties fo:color="#000000" style:font-name-asian="Courier New" style:font-name-complex="Courier New"/>
    </style:style>
    <style:style style:name="T4" style:family="text">
      <style:text-properties fo:color="#ff0000"/>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style>
    <style:style style:name="T7" style:family="text">
      <style:text-properties style:text-position="super 58%"/>
    </style:style>
    <style:style style:name="T8" style:family="text">
      <style:text-properties fo:color="#800000"/>
    </style:style>
    <style:style style:name="T9" style:family="text">
      <style:text-properties fo:font-size="10pt" style:font-size-asian="10pt" style:font-size-complex="10pt"/>
    </style:style>
    <style:style style:name="T10" style:family="text">
      <style:text-properties style:font-name="Courier New" fo:font-size="10pt" style:font-size-asian="10pt" style:font-size-complex="10pt"/>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6">xCAT 2.0 Roadrunner Cookbook <text:s/></text:p>
      <text:p text:style-name="P22">04/30/2008</text:p>
      <text:p text:style-name="Date"/>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68"><text:a xlink:type="simple" xlink:href="#1.Release Description|outline" text:style-name="Internet_20_link" text:visited-style-name="Internet_20_link">1.0 Release Description</text:a><text:tab/>3</text:p>
          <text:p text:style-name="P168"><text:a xlink:type="simple" xlink:href="#2.Installing the Management Node|outline" text:style-name="Internet_20_link" text:visited-style-name="Internet_20_link">2.0 Installing the Management Node</text:a><text:tab/>3</text:p>
          <text:p text:style-name="P169"><text:a xlink:type="simple" xlink:href="#2.1.Download Fedora 8 and Create Repository|outline" text:style-name="Internet_20_link" text:visited-style-name="Internet_20_link">2.1 Download Fedora 8 and Create Repository</text:a><text:tab/>3</text:p>
          <text:p text:style-name="P169"><text:a xlink:type="simple" xlink:href="#2.2.Downloading and Installing  xCAT 2.0|outline" text:style-name="Internet_20_link" text:visited-style-name="Internet_20_link">2.2 Downloading and Installing <text:s/>xCAT 2.0</text:a><text:tab/>4</text:p>
          <text:p text:style-name="P170"><text:a xlink:type="simple" xlink:href="#2.2.1.If Your Management Node Has Internet Access:|outline" text:style-name="Internet_20_link" text:visited-style-name="Internet_20_link">2.2.1 If Your Management Node Has Internet Access:</text:a><text:tab/>4</text:p>
          <text:p text:style-name="P59"><text:a xlink:type="simple" xlink:href="#2.2.1.1.Download Repo Files|outline" text:style-name="Internet_20_link" text:visited-style-name="Internet_20_link">2.2.1.1 Download Repo Files</text:a><text:tab/>4</text:p>
          <text:p text:style-name="P59"><text:a xlink:type="simple" xlink:href="#1.1.1.1.Set Up Repo File for Fedora Site|outline" text:style-name="Internet_20_link" text:visited-style-name="Internet_20_link">1.1.1.1 Set Up Repo File for Fedora Site</text:a><text:tab/>4</text:p>
          <text:p text:style-name="P170"><text:a xlink:type="simple" xlink:href="#2.2.2.If Your Management Node Does Not Have Internet Access:|outline" text:style-name="Internet_20_link" text:visited-style-name="Internet_20_link">2.2.2 If Your Management Node Does Not Have Internet Access:</text:a><text:tab/>5</text:p>
          <text:p text:style-name="P59"><text:a xlink:type="simple" xlink:href="#2.2.2.1.Download xCAT2.0 and Its Dependencies|outline" text:style-name="Internet_20_link" text:visited-style-name="Internet_20_link">2.2.2.1 Download xCAT2.0 and Its Dependencies</text:a><text:tab/>5</text:p>
          <text:p text:style-name="P59"><text:a xlink:type="simple" xlink:href="#2.2.2.2.Get Fedora 8 OSS dependencies|outline" text:style-name="Internet_20_link" text:visited-style-name="Internet_20_link">2.2.2.2 Get Fedora 8 OSS dependencies</text:a><text:tab/>5</text:p>
          <text:p text:style-name="P59"><text:a xlink:type="simple" xlink:href="#2.2.2.3.Setup YUM repositories for xCAT and Dependencies|outline" text:style-name="Internet_20_link" text:visited-style-name="Internet_20_link">2.2.2.3 Setup YUM repositories for xCAT and Dependencies</text:a><text:tab/>6</text:p>
          <text:p text:style-name="P170"><text:a xlink:type="simple" xlink:href="#2.2.3.Install xCAT 2.0 software &amp; Its Dependencies|outline" text:style-name="Internet_20_link" text:visited-style-name="Internet_20_link">2.2.3 Install xCAT 2.0 software &amp; Its Dependencies</text:a><text:tab/>6</text:p>
          <text:p text:style-name="P170"><text:a xlink:type="simple" xlink:href="#2.2.4.Test xCAT installation|outline" text:style-name="Internet_20_link" text:visited-style-name="Internet_20_link">2.2.4 Test xCAT installation</text:a><text:tab/>6</text:p>
          <text:p text:style-name="P170"><text:a xlink:type="simple" xlink:href="#2.2.5.Update xCAT 2.0 software|outline" text:style-name="Internet_20_link" text:visited-style-name="Internet_20_link">2.2.5 Update xCAT 2.0 software</text:a><text:tab/>6</text:p>
          <text:p text:style-name="P170"><text:a xlink:type="simple" xlink:href="#2.2.6.Setup Yum for Fedora8 Node Installs |outline" text:style-name="Internet_20_link" text:visited-style-name="Internet_20_link">2.2.6 Setup Yum for Fedora8 Node Installs </text:a><text:tab/>6</text:p>
          <text:p text:style-name="P168"><text:a xlink:type="simple" xlink:href="#3.xCAT Hierarchy using Service nodes|outline" text:style-name="Internet_20_link" text:visited-style-name="Internet_20_link">3.0 xCAT Hierarchy using Service nodes</text:a><text:tab/>7</text:p>
          <text:p text:style-name="P169"><text:a xlink:type="simple" xlink:href="#3.1.Switching to  PostgreSQL Database|outline" text:style-name="Internet_20_link" text:visited-style-name="Internet_20_link">3.1 Switching to <text:s/>PostgreSQL Database</text:a><text:tab/>7</text:p>
          <text:p text:style-name="P169"><text:a xlink:type="simple" xlink:href="#3.2.Define the  service nodes in the database|outline" text:style-name="Internet_20_link" text:visited-style-name="Internet_20_link">3.2 Define the <text:s/>service nodes in the database</text:a><text:tab/>10</text:p>
          <text:p text:style-name="P170"><text:a xlink:type="simple" xlink:href="#3.2.1.Define Service Nodes and bmc  in nodelist table|outline" text:style-name="Internet_20_link" text:visited-style-name="Internet_20_link">3.2.1 Define Service Nodes and bmc <text:s/>in nodelist table</text:a><text:tab/>10</text:p>
          <text:p text:style-name="P170"><text:a xlink:type="simple" xlink:href="#3.2.2.Define  Service Nodes in noderes table|outline" text:style-name="Internet_20_link" text:visited-style-name="Internet_20_link">3.2.2 Define <text:s/>Service Nodes in noderes table</text:a><text:tab/>10</text:p>
          <text:p text:style-name="P170"><text:a xlink:type="simple" xlink:href="#3.2.3.Define Service Nodes in ipmi table|outline" text:style-name="Internet_20_link" text:visited-style-name="Internet_20_link">3.2.3 Define Service Nodes in ipmi table</text:a><text:tab/>10</text:p>
          <text:p text:style-name="P170"><text:a xlink:type="simple" xlink:href="#3.2.4.Define Service Nodes and bmc in nodehm table|outline" text:style-name="Internet_20_link" text:visited-style-name="Internet_20_link">3.2.4 Define Service Nodes and bmc in nodehm table</text:a><text:tab/>10</text:p>
          <text:p text:style-name="P170"><text:a xlink:type="simple" xlink:href="#3.2.5.Define Service Nodes and bmc in nodetype table|outline" text:style-name="Internet_20_link" text:visited-style-name="Internet_20_link">3.2.5 Define Service Nodes and bmc in nodetype table</text:a><text:tab/>10</text:p>
          <text:p text:style-name="P170"><text:a xlink:type="simple" xlink:href="#3.2.6.Set Necessary Attributes in site Table|outline" text:style-name="Internet_20_link" text:visited-style-name="Internet_20_link">3.2.6 Set Necessary Attributes in site Table</text:a><text:tab/>11</text:p>
          <text:p text:style-name="P170"><text:a xlink:type="simple" xlink:href="#3.2.7.Define Service Node OS and Profile attributes|outline" text:style-name="Internet_20_link" text:visited-style-name="Internet_20_link">3.2.7 Define Service Node OS and Profile attributes</text:a><text:tab/>11</text:p>
          <text:p text:style-name="P168"><text:a xlink:type="simple" xlink:href="#4.Setup Services |outline" text:style-name="Internet_20_link" text:visited-style-name="Internet_20_link">4.0 Setup Services </text:a><text:tab/>11</text:p>
          <text:p text:style-name="P169"><text:a xlink:type="simple" xlink:href="#4.1.Setup networks Table|outline" text:style-name="Internet_20_link" text:visited-style-name="Internet_20_link">4.1 Setup networks Table</text:a><text:tab/>11</text:p>
          <text:p text:style-name="P169"><text:a xlink:type="simple" xlink:href="#4.2.Setup DNS|outline" text:style-name="Internet_20_link" text:visited-style-name="Internet_20_link">4.2 Setup DNS</text:a><text:tab/>11</text:p>
          <text:p text:style-name="P169"><text:a xlink:type="simple" xlink:href="#4.3.Define AMMs as nodes|outline" text:style-name="Internet_20_link" text:visited-style-name="Internet_20_link">4.3 Define AMMs as nodes</text:a><text:tab/>12</text:p>
          <text:p text:style-name="P169"><text:a xlink:type="simple" xlink:href="#4.4.Setup AMM|outline" text:style-name="Internet_20_link" text:visited-style-name="Internet_20_link">4.4 Setup AMM</text:a><text:tab/>12</text:p>
          <text:p text:style-name="P169"><text:a xlink:type="simple" xlink:href="#4.5.Startup TFTP|outline" text:style-name="Internet_20_link" text:visited-style-name="Internet_20_link">4.5 Startup TFTP</text:a><text:tab/>13</text:p>
          <text:p text:style-name="P168"><text:a xlink:type="simple" xlink:href="#5.Define Compute Nodes in the Database|outline" text:style-name="Internet_20_link" text:visited-style-name="Internet_20_link">5.0 Define Compute Nodes in the Database</text:a><text:tab/>13</text:p>
          <text:p text:style-name="P169"><text:a xlink:type="simple" xlink:href="#5.1.Setup the nodelist Table|outline" text:style-name="Internet_20_link" text:visited-style-name="Internet_20_link">5.1 Setup the nodelist Table</text:a><text:tab/>13</text:p>
          <text:p text:style-name="P169"><text:a xlink:type="simple" xlink:href="#5.2.Set Up the nodehm table|outline" text:style-name="Internet_20_link" text:visited-style-name="Internet_20_link">5.2 Set Up the nodehm table</text:a><text:tab/>13</text:p>
          <text:p text:style-name="P169"><text:a xlink:type="simple" xlink:href="#5.3.Set Up the mp Table|outline" text:style-name="Internet_20_link" text:visited-style-name="Internet_20_link">5.3 Set Up the mp Table</text:a><text:tab/>14</text:p>
          <text:p text:style-name="P169"><text:a xlink:type="simple" xlink:href="#5.4.Setup Conserver|outline" text:style-name="Internet_20_link" text:visited-style-name="Internet_20_link">5.4 Setup Conserver</text:a><text:tab/>14</text:p>
          <text:p text:style-name="P169"><text:a xlink:type="simple" xlink:href="#5.5.Setup the noderes Table|outline" text:style-name="Internet_20_link" text:visited-style-name="Internet_20_link">5.5 Setup the noderes Table</text:a><text:tab/>14</text:p>
          <text:p text:style-name="P170"><text:a xlink:type="simple" xlink:href="#5.5.1.Sample noderes table|outline" text:style-name="Internet_20_link" text:visited-style-name="Internet_20_link">5.5.1 Sample noderes table</text:a><text:tab/>15</text:p>
          <text:p text:style-name="P170"><text:soft-page-break/><text:a xlink:type="simple" xlink:href="#5.5.2.Setting up which services run on the Service Nodes|outline" text:style-name="Internet_20_link" text:visited-style-name="Internet_20_link">5.5.2 Setting up which services run on the Service Nodes</text:a><text:tab/>15</text:p>
          <text:p text:style-name="P169"><text:a xlink:type="simple" xlink:href="#5.6.Setup nodetype table|outline" text:style-name="Internet_20_link" text:visited-style-name="Internet_20_link">5.6 Setup nodetype table</text:a><text:tab/>15</text:p>
          <text:p text:style-name="P59"><text:a xlink:type="simple" xlink:href="#5.6.1.1.Sample nodetype table|outline" text:style-name="Internet_20_link" text:visited-style-name="Internet_20_link">5.6.1.1 Sample nodetype table</text:a><text:tab/>16</text:p>
          <text:p text:style-name="P169"><text:a xlink:type="simple" xlink:href="#5.7.Setup passwords in passwd table|outline" text:style-name="Internet_20_link" text:visited-style-name="Internet_20_link">5.7 Setup passwords in passwd table</text:a><text:tab/>16</text:p>
          <text:p text:style-name="P169"><text:a xlink:type="simple" xlink:href="#5.8.Verify the tables|outline" text:style-name="Internet_20_link" text:visited-style-name="Internet_20_link">5.8 Verify the tables</text:a><text:tab/>16</text:p>
          <text:p text:style-name="P169"><text:a xlink:type="simple" xlink:href="#5.9.Setup deps Table for proper boot sequence|outline" text:style-name="Internet_20_link" text:visited-style-name="Internet_20_link">5.9 Setup deps Table for proper boot sequence</text:a><text:tab/>16</text:p>
          <text:p text:style-name="P169"><text:a xlink:type="simple" xlink:href="#5.10. Set Up Postscripts to be Run on the Nodes|outline" text:style-name="Internet_20_link" text:visited-style-name="Internet_20_link">5.10 <text:s/>Set Up Postscripts to be Run on the Nodes</text:a><text:tab/>16</text:p>
          <text:p text:style-name="P169"><text:a xlink:type="simple" xlink:href="#5.11. Get MAC addresses|outline" text:style-name="Internet_20_link" text:visited-style-name="Internet_20_link">5.11 <text:s/>Get MAC addresses</text:a><text:tab/>17</text:p>
          <text:p text:style-name="P169"><text:a xlink:type="simple" xlink:href="#5.12. Setup DHCP|outline" text:style-name="Internet_20_link" text:visited-style-name="Internet_20_link">5.12 <text:s/>Setup DHCP</text:a><text:tab/>17</text:p>
          <text:p text:style-name="P168"><text:a xlink:type="simple" xlink:href="#6.Build the service node stateless image|outline" text:style-name="Internet_20_link" text:visited-style-name="Internet_20_link">6.0 Build the service node stateless image</text:a><text:tab/>17</text:p>
          <text:p text:style-name="P169"><text:a xlink:type="simple" xlink:href="#6.1.Configure the Service Node BMCs??|outline" text:style-name="Internet_20_link" text:visited-style-name="Internet_20_link">6.1 Configure the Service Node BMCs??</text:a><text:tab/>18</text:p>
          <text:p text:style-name="P169"><text:a xlink:type="simple" xlink:href="#6.2.Install the Service Nodes|outline" text:style-name="Internet_20_link" text:visited-style-name="Internet_20_link">6.2 Install the Service Nodes</text:a><text:tab/>18</text:p>
          <text:p text:style-name="P169"><text:a xlink:type="simple" xlink:href="#6.3. Test Service Node installation|outline" text:style-name="Internet_20_link" text:visited-style-name="Internet_20_link">6.3 <text:s/>Test Service Node installation</text:a><text:tab/>18</text:p>
          <text:p text:style-name="P168"><text:a xlink:type="simple" xlink:href="#7. iSCSI install QS22 blades|outline" text:style-name="Internet_20_link" text:visited-style-name="Internet_20_link">7.0 <text:s/>iSCSI install QS22 blades</text:a><text:tab/>19</text:p>
          <text:p text:style-name="P169"><text:a xlink:type="simple" xlink:href="#7.1. Build QS22 Stateless image|outline" text:style-name="Internet_20_link" text:visited-style-name="Internet_20_link">7.1 <text:s/>Build QS22 Stateless image</text:a><text:tab/>20</text:p>
          <text:p text:style-name="P169"><text:a xlink:type="simple" xlink:href="#7.2.Install QS22 Stateless image |outline" text:style-name="Internet_20_link" text:visited-style-name="Internet_20_link">7.2 Install QS22 Stateless image </text:a><text:tab/>20</text:p>
          <text:p text:style-name="P169"><text:a xlink:type="simple" xlink:href="#7.3.To Update QS22 Stateless image|outline" text:style-name="Internet_20_link" text:visited-style-name="Internet_20_link">7.3 To Update QS22 Stateless image</text:a><text:tab/>21</text:p>
          <text:p text:style-name="P169"><text:a xlink:type="simple" xlink:href="#7.4.Build and Install QS22 Compressed Image|outline" text:style-name="Internet_20_link" text:visited-style-name="Internet_20_link">7.4 Build and Install QS22 Compressed Image</text:a><text:tab/>22</text:p>
          <text:p text:style-name="P170"><text:a xlink:type="simple" xlink:href="#7.4.1.Build aufs|outline" text:style-name="Internet_20_link" text:visited-style-name="Internet_20_link">7.4.1 Build aufs</text:a><text:tab/>22</text:p>
          <text:p text:style-name="P170"><text:a xlink:type="simple" xlink:href="#7.4.2.Generate  the compressed image|outline" text:style-name="Internet_20_link" text:visited-style-name="Internet_20_link">7.4.2 Generate <text:s/>the compressed image</text:a><text:tab/>22</text:p>
          <text:p text:style-name="P170"><text:a xlink:type="simple" xlink:href="#7.4.3.Pack and install the compressed image|outline" text:style-name="Internet_20_link" text:visited-style-name="Internet_20_link">7.4.3 Pack and install the compressed image</text:a><text:tab/>23</text:p>
          <text:p text:style-name="P170"><text:a xlink:type="simple" xlink:href="#7.4.4.Check Memory Usage|outline" text:style-name="Internet_20_link" text:visited-style-name="Internet_20_link">7.4.4 Check Memory Usage</text:a><text:tab/>23</text:p>
          <text:p text:style-name="P170"><text:a xlink:type="simple" xlink:href="#7.4.5.To Switch a Compute Blade to iSCSI for More Setup|outline" text:style-name="Internet_20_link" text:visited-style-name="Internet_20_link">7.4.5 To Switch a Compute Blade to iSCSI for More Setup</text:a><text:tab/>23</text:p>
          <text:p text:style-name="P168"><text:a xlink:type="simple" xlink:href="#8.Build LS21 Stateless image|outline" text:style-name="Internet_20_link" text:visited-style-name="Internet_20_link">8.0 Build LS21 Stateless image</text:a><text:tab/>24</text:p>
          <text:p text:style-name="P169"><text:a xlink:type="simple" xlink:href="#8.1.To Update the LS21 Stateless Image Later On|outline" text:style-name="Internet_20_link" text:visited-style-name="Internet_20_link">8.1 To Update the LS21 Stateless Image Later On</text:a><text:tab/>25</text:p>
          <text:p text:style-name="P169"><text:a xlink:type="simple" xlink:href="#8.2.Build and Install LS21 Compressed Image|outline" text:style-name="Internet_20_link" text:visited-style-name="Internet_20_link">8.2 Build and Install LS21 Compressed Image</text:a><text:tab/>25</text:p>
          <text:p text:style-name="P170"><text:a xlink:type="simple" xlink:href="#8.2.1.Build aufs|outline" text:style-name="Internet_20_link" text:visited-style-name="Internet_20_link">8.2.1 Build aufs</text:a><text:tab/>26</text:p>
          <text:p text:style-name="P170"><text:a xlink:type="simple" xlink:href="#8.2.2.Generate  and pack the compressed image|outline" text:style-name="Internet_20_link" text:visited-style-name="Internet_20_link">8.2.2 Generate <text:s/>and pack the compressed image</text:a><text:tab/>26</text:p>
          <text:p text:style-name="P170"><text:a xlink:type="simple" xlink:href="#8.2.3.Install the image|outline" text:style-name="Internet_20_link" text:visited-style-name="Internet_20_link">8.2.3 Install the image</text:a><text:tab/>26</text:p>
          <text:p text:style-name="P170"><text:a xlink:type="simple" xlink:href="#8.2.4.Check Memory Usage|outline" text:style-name="Internet_20_link" text:visited-style-name="Internet_20_link">8.2.4 Check Memory Usage</text:a><text:tab/>26</text:p>
          <text:p text:style-name="P168"><text:a xlink:type="simple" xlink:href="#9.Building QS22 Image for 64K pages|outline" text:style-name="Internet_20_link" text:visited-style-name="Internet_20_link">9.0 Building QS22 Image for 64K pages</text:a><text:tab/>27</text:p>
          <text:p text:style-name="P169"><text:a xlink:type="simple" xlink:href="#9.1.Rebuild aufs|outline" text:style-name="Internet_20_link" text:visited-style-name="Internet_20_link">9.1 Rebuild aufs</text:a><text:tab/>28</text:p>
          <text:p text:style-name="P169"><text:a xlink:type="simple" xlink:href="#9.2.Test unsquashed:|outline" text:style-name="Internet_20_link" text:visited-style-name="Internet_20_link">9.2 Test unsquashed:</text:a><text:tab/>28</text:p>
          <text:p text:style-name="P170"><text:a xlink:type="simple" xlink:href="#9.2.1. Check memory|outline" text:style-name="Internet_20_link" text:visited-style-name="Internet_20_link">9.2.1 <text:s/>Check memory</text:a><text:tab/>29</text:p>
          <text:p text:style-name="P169"><text:a xlink:type="simple" xlink:href="#9.3.Test squash|outline" text:style-name="Internet_20_link" text:visited-style-name="Internet_20_link">9.3 Test squash</text:a><text:tab/>29</text:p>
          <text:p text:style-name="P170"><text:a xlink:type="simple" xlink:href="#9.3.1. Check memory|outline" text:style-name="Internet_20_link" text:visited-style-name="Internet_20_link">9.3.1 <text:s/>Check memory</text:a><text:tab/>29</text:p>
          <text:p text:style-name="P169"><text:a xlink:type="simple" xlink:href="#9.4.To Switch Back to 4K Pages|outline" text:style-name="Internet_20_link" text:visited-style-name="Internet_20_link">9.4 To Switch Back to 4K Pages</text:a><text:tab/>29</text:p>
          <text:p text:style-name="P168"><text:a xlink:type="simple" xlink:href="#10.Using NFS Hybrid for the Diskless Images|outline" text:style-name="Internet_20_link" text:visited-style-name="Internet_20_link">10.0 Using NFS Hybrid for the Diskless Images</text:a><text:tab/>30</text:p>
          <text:p text:style-name="P168"><text:a xlink:type="simple" xlink:href="#11.Installing OpenLDAP|outline" text:style-name="Internet_20_link" text:visited-style-name="Internet_20_link">11.0 Installing OpenLDAP</text:a><text:tab/>33</text:p>
          <text:p text:style-name="P169"><text:a xlink:type="simple" xlink:href="#11.1.Setup LDAP Server|outline" text:style-name="Internet_20_link" text:visited-style-name="Internet_20_link">11.1 Setup LDAP Server</text:a><text:tab/>33</text:p>
          <text:p text:style-name="P170"><text:a xlink:type="simple" xlink:href="#11.1.1.Install the  LDAP rpms |outline" text:style-name="Internet_20_link" text:visited-style-name="Internet_20_link">11.1.1 Install the <text:s/>LDAP rpms </text:a><text:tab/>34</text:p>
          <text:p text:style-name="P170"><text:a xlink:type="simple" xlink:href="#11.1.2.Configure LDAP|outline" text:style-name="Internet_20_link" text:visited-style-name="Internet_20_link">11.1.2 Configure LDAP</text:a><text:tab/>34</text:p>
          <text:p text:style-name="P170"><text:a xlink:type="simple" xlink:href="#11.1.3.Migrate Users|outline" text:style-name="Internet_20_link" text:visited-style-name="Internet_20_link">11.1.3 Migrate Users</text:a><text:tab/>35</text:p>
          <text:p text:style-name="P170"><text:a xlink:type="simple" xlink:href="#1.1.2.Add a user to LDAP|outline" text:style-name="Internet_20_link" text:visited-style-name="Internet_20_link">1.1.2 Add a user to LDAP</text:a><text:tab/>37</text:p>
          <text:p text:style-name="P169"><text:a xlink:type="simple" xlink:href="#11.2. Setup LDAP Client|outline" text:style-name="Internet_20_link" text:visited-style-name="Internet_20_link">11.2 <text:s/>Setup LDAP Client</text:a><text:tab/>37</text:p>
          <text:p text:style-name="P170"><text:a xlink:type="simple" xlink:href="#11.2.1.Install LDAP into the image|outline" text:style-name="Internet_20_link" text:visited-style-name="Internet_20_link">11.2.1 Install LDAP into the image</text:a><text:tab/>37</text:p>
          <text:p text:style-name="P170"><text:a xlink:type="simple" xlink:href="#11.2.2. Update the ldap configuration |outline" text:style-name="Internet_20_link" text:visited-style-name="Internet_20_link">11.2.2 <text:s/>Update the ldap configuration </text:a><text:tab/>37</text:p>
          <text:p text:style-name="P170"><text:soft-page-break/><text:a xlink:type="simple" xlink:href="#11.2.3. Build the image and  install |outline" text:style-name="Internet_20_link" text:visited-style-name="Internet_20_link">11.2.3 <text:s/>Build the image and <text:s/>install </text:a><text:tab/>38</text:p>
          <text:p text:style-name="P170"><text:a xlink:type="simple" xlink:href="#1.1.3.Test LDAP Client|outline" text:style-name="Internet_20_link" text:visited-style-name="Internet_20_link">1.1.3 Test LDAP Client</text:a><text:tab/>39</text:p>
          <text:p text:style-name="P168"><text:a xlink:type="simple" xlink:href="#12. Setup Hierarchical LDAP|outline" text:style-name="Internet_20_link" text:visited-style-name="Internet_20_link">12.0 <text:s/>Setup Hierarchical LDAP</text:a><text:tab/>39</text:p>
          <text:p text:style-name="P168"><text:a xlink:type="simple" xlink:href="#13.Install  Torque|outline" text:style-name="Internet_20_link" text:visited-style-name="Internet_20_link">13.0 Install <text:s/>Torque</text:a><text:tab/>39</text:p>
          <text:p text:style-name="P169"><text:a xlink:type="simple" xlink:href="#13.1.Setup Torque Server|outline" text:style-name="Internet_20_link" text:visited-style-name="Internet_20_link">13.1 Setup Torque Server</text:a><text:tab/>39</text:p>
          <text:p text:style-name="P169"><text:a xlink:type="simple" xlink:href="#13.2.Configure Torque|outline" text:style-name="Internet_20_link" text:visited-style-name="Internet_20_link">13.2 Configure Torque</text:a><text:tab/>39</text:p>
          <text:p text:style-name="P169"><text:a xlink:type="simple" xlink:href="#13.3. Define Nodes|outline" text:style-name="Internet_20_link" text:visited-style-name="Internet_20_link">13.3 <text:s/>Define Nodes</text:a><text:tab/>40</text:p>
          <text:p text:style-name="P169"><text:a xlink:type="simple" xlink:href="#13.4. Setup and Start Service|outline" text:style-name="Internet_20_link" text:visited-style-name="Internet_20_link">13.4 <text:s/>Setup and Start Service</text:a><text:tab/>40</text:p>
          <text:p text:style-name="P169"><text:a xlink:type="simple" xlink:href="#13.5.Install pbstop|outline" text:style-name="Internet_20_link" text:visited-style-name="Internet_20_link">13.5 Install pbstop</text:a><text:tab/>40</text:p>
          <text:p text:style-name="P169"><text:a xlink:type="simple" xlink:href="#13.6.Install Perl Curses for pbstop|outline" text:style-name="Internet_20_link" text:visited-style-name="Internet_20_link">13.6 Install Perl Curses for pbstop</text:a><text:tab/>40</text:p>
          <text:p text:style-name="P169"><text:a xlink:type="simple" xlink:href="#13.7.Create a Torque Default Queue|outline" text:style-name="Internet_20_link" text:visited-style-name="Internet_20_link">13.7 Create a Torque Default Queue</text:a><text:tab/>40</text:p>
          <text:p text:style-name="P169"><text:a xlink:type="simple" xlink:href="#13.8.Setup Torque Client ( x86_64 only)|outline" text:style-name="Internet_20_link" text:visited-style-name="Internet_20_link">13.8 Setup Torque Client ( x86_64 only)</text:a><text:tab/>41</text:p>
          <text:p text:style-name="P170"><text:a xlink:type="simple" xlink:href="#13.8.1.Install Torque|outline" text:style-name="Internet_20_link" text:visited-style-name="Internet_20_link">13.8.1 Install Torque</text:a><text:tab/>41</text:p>
          <text:p text:style-name="P170"><text:a xlink:type="simple" xlink:href="#13.8.2.Configure Torque|outline" text:style-name="Internet_20_link" text:visited-style-name="Internet_20_link">13.8.2 Configure Torque</text:a><text:tab/>41</text:p>
          <text:p text:style-name="P59"><text:a xlink:type="simple" xlink:href="#13.8.2.1.Set Up Access|outline" text:style-name="Internet_20_link" text:visited-style-name="Internet_20_link">13.8.2.1 Set Up Access</text:a><text:tab/>41</text:p>
          <text:p text:style-name="P59"><text:a xlink:type="simple" xlink:href="#13.8.2.2.Set Up Node to Node ssh for Root |outline" text:style-name="Internet_20_link" text:visited-style-name="Internet_20_link">13.8.2.2 Set Up Node to Node ssh for Root </text:a><text:tab/>41</text:p>
          <text:p text:style-name="P170"><text:a xlink:type="simple" xlink:href="#13.8.3.Pack and Install image|outline" text:style-name="Internet_20_link" text:visited-style-name="Internet_20_link">13.8.3 Pack and Install image</text:a><text:tab/>42</text:p>
          <text:p text:style-name="P168"><text:a xlink:type="simple" xlink:href="#14.Setup Moab|outline" text:style-name="Internet_20_link" text:visited-style-name="Internet_20_link">14.0 Setup Moab</text:a><text:tab/>42</text:p>
          <text:p text:style-name="P169"><text:a xlink:type="simple" xlink:href="#14.1.Install Moab|outline" text:style-name="Internet_20_link" text:visited-style-name="Internet_20_link">14.1 Install Moab</text:a><text:tab/>42</text:p>
          <text:p text:style-name="P169"><text:a xlink:type="simple" xlink:href="#14.2.Configure Moab|outline" text:style-name="Internet_20_link" text:visited-style-name="Internet_20_link">14.2 Configure Moab</text:a><text:tab/>42</text:p>
          <text:p text:style-name="P170"><text:a xlink:type="simple" xlink:href="#14.2.1.Start Moab|outline" text:style-name="Internet_20_link" text:visited-style-name="Internet_20_link">14.2.1 Start Moab</text:a><text:tab/>43</text:p>
          <text:p text:style-name="P168"><text:a xlink:type="simple" xlink:href="#15.References|outline" text:style-name="Internet_20_link" text:visited-style-name="Internet_20_link">15.0 References</text:a><text:tab/>43</text:p>
        </text:index-body>
      </text:table-of-content>
      <text:p text:style-name="P2"/>
      <text:list text:style-name="L1">
        <text:list-item>
          <text:h text:style-name="P60" text:outline-level="1">Release Description</text:h>
        </text:list-item>
      </text:list>
      <text:p text:style-name="Standard">xCAT 2.0 is a complete rewrite of xCAT 1.2/1.3, implementing a new architecture. <text:s/>See the xCAT2.0 <text:s/>Cookbook for more details about the 2.0 product: <text:a xlink:type="simple" xlink:href="http://xcat.svn.sourceforge.net/svnroot/xcat/xcat-core/trunk/xCAT-client-2.0/share/doc/xCAT2.0.pdf">http://xcat.svn.sourceforge.net/svnroot/xcat/xcat-core/trunk/xCAT-client-2.0/share/doc/xCAT2.0.pdf</text:a> . <text:s/>All commands are client/server, authenticated, logged and policy driven. <text:s/>The clients can be run on any OS with Perl, including Windows. <text:s/>The code has been completely rewritten in Perl, and <text:s/>table data is now stored in a relational database.</text:p>
      <text:p text:style-name="Text_20_body"/>
      <text:list text:style-name="L1" text:continue-numbering="true">
        <text:list-item>
          <text:h text:style-name="P60" text:outline-level="1">Installing the Management Node</text:h>
        </text:list-item>
      </text:list>
      <text:p text:style-name="Standard"/>
      <text:p text:style-name="Standard">Before beginning, ensure that your networks are setup correctly.</text:p>
      <text:list text:style-name="L1" text:continue-numbering="true">
        <text:list-item>
          <text:list text:continue-numbering="true">
            <text:list-item>
              <text:h text:style-name="P75" text:outline-level="2">Download Fedora 8 and Create Repository</text:h>
            </text:list-item>
          </text:list>
        </text:list-item>
      </text:list>
      <text:p text:style-name="Standard"/>
      <text:list text:style-name="WW8Num9">
        <text:list-item>
          <text:p text:style-name="List_20_Number">Get Fedora ISOs and place in a directory, for example /root/xcat2:</text:p>
        </text:list-item>
      </text:list>
      <text:p text:style-name="Code_20_Indented">mkdir /root/xcat2</text:p>
      <text:p text:style-name="Code_20_Indented">cd /root/xcat2</text:p>
      <text:p text:style-name="Code_20_Indented">wget <text:s/><text:a xlink:type="simple" xlink:href="ftp://download.fedora.redhat.com/pub/fedora/linux/releases/8/Fedora/x86_64/iso/Fedora-8-x86_64-DVD.iso">ftp://download.fedora.redhat.com/pub/fedora/linux/releases/8/Fedora/x86_64/iso/Fedora-8-x86_64-DVD.iso</text:a></text:p>
      <text:p text:style-name="Code_20_Indented"><text:soft-page-break/>wget <text:a xlink:type="simple" xlink:href="ftp://download.fedora.redhat.com/pub/fedora/linux/releases/8/Fedora/ppc/iso/Fedora-8-ppc-DVD.iso">ftp://download.fedora.redhat.com/pub/fedora/linux/releases/8/Fedora/ppc/iso/Fedora-8-ppc-DVD.iso</text:a></text:p>
      <text:p text:style-name="P17"><text:s/></text:p>
      <text:list text:style-name="WW8Num9" text:continue-numbering="true">
        <text:list-item>
          <text:p text:style-name="List_20_Number">Create YUM repository for Fedora RPMs:</text:p>
        </text:list-item>
      </text:list>
      <text:p text:style-name="Code_20_Indented">mkdir /root/xcat2/fedora8</text:p>
      <text:p text:style-name="Code_20_Indented">mount -r -o loop /root/xcat2/Fedora-8-x86_64-DVD.iso /root/xcat2/fedora8</text:p>
      <text:p text:style-name="Code_20_Indented"/>
      <text:p text:style-name="Code_20_Indented">cd /etc/yum.repos.d</text:p>
      <text:p text:style-name="Code_20_Indented">mkdir ORIG</text:p>
      <text:p text:style-name="Code_20_Indented">mv fedora*.repo ORIG</text:p>
      <text:p text:style-name="Code_20_Indented"/>
      <text:p text:style-name="Code_20_Indented">Create fedora.repo with contents:</text:p>
      <text:p text:style-name="Code_20_Indented"/>
      <text:p text:style-name="Code_20_Indented">[fedora]</text:p>
      <text:p text:style-name="Code_20_Indented">name=Fedora $releasever - $basearch</text:p>
      <text:p text:style-name="Code_20_Indented">baseurl=file:///root/xcat2/fedora8</text:p>
      <text:p text:style-name="Code_20_Indented">enabled=1</text:p>
      <text:p text:style-name="Code_20_Indented">gpgcheck=0</text:p>
      <text:p text:style-name="P17"/>
      <text:list text:style-name="WW8Num9" text:continue-numbering="true">
        <text:list-item>
          <text:p text:style-name="List_20_Number">Install createrepo:</text:p>
        </text:list-item>
      </text:list>
      <text:p text:style-name="Code_20_Indented">yum install createrepo</text:p>
      <text:p text:style-name="Text_20_body"/>
      <text:list text:style-name="L1" text:continue-numbering="true">
        <text:list-item>
          <text:list text:continue-numbering="true">
            <text:list-item>
              <text:h text:style-name="P75" text:outline-level="2">Downloading and Installing <text:s/>xCAT 2.0</text:h>
              <text:list>
                <text:list-item>
                  <text:h text:style-name="P123" text:outline-level="3">If Your Management Node <text:span text:style-name="T5">Has</text:span> Internet Access:</text:h>
                  <text:list>
                    <text:list-item>
                      <text:h text:style-name="P159" text:outline-level="4">Download Repo Files</text:h>
                    </text:list-item>
                  </text:list>
                </text:list-item>
              </text:list>
            </text:list-item>
          </text:list>
        </text:list-item>
      </text:list>
      <text:p text:style-name="Standard">YUM can be pointed directly to the xCAT download site.</text:p>
      <text:p text:style-name="Standard"/>
      <text:p text:style-name="Code">cd /etc/yum.repos.d</text:p>
      <text:p text:style-name="Code">wget <text:a xlink:type="simple" xlink:href="http://xcat.sf.net/yum/core-snap/xCAT-core-snap.repo"><text:span text:style-name="Internet_20_link">http://xcat.sf.net/yum/core-snap/xCAT-core-snap.repo</text:span></text:a></text:p>
      <text:p text:style-name="Code">wget <text:a xlink:type="simple" xlink:href="http://xcat.sf.net/yum/dep-snap/rh5/x86_64/xCAT-dep-snap.repo"><text:span text:style-name="Internet_20_link">http://xcat.sf.net/yum/dep-snap/rh5/x86_64/xCAT-dep-snap.repo</text:span></text:a></text:p>
      <text:p text:style-name="Code"><text:span text:style-name="Internet_20_link"/></text:p>
      <text:h text:style-name="Heading_20_4" text:outline-level="4">Set Up Repo File for Fedora Site</text:h>
      <text:p text:style-name="Standard">Create fedora-internet.repo:</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gpgkey=file:///etc/pki/rpm-gpg/RPM-GPG-KEY-fedora <text:a xlink:type="simple" xlink:href="/etc/pki/rpm-gpg/RPM-GPG-KEY">file:///etc/pki/rpm-gpg/RPM-GPG-KEY</text:a></text:p>
      <text:p text:style-name="Standard"/>
      <text:p text:style-name="Standard"><text:soft-page-break/>Continue now at step <text:reference-ref text:reference-format="text" text:ref-name="1.1.1Install xCAT 2.0 software &amp; Its Dependencies">Install xCAT 2.0 software &amp; Its Dependencies</text:reference-ref>.</text:p>
      <text:list text:style-name="L1" text:continue-numbering="true">
        <text:list-item>
          <text:list text:continue-numbering="true">
            <text:list-item>
              <text:list text:continue-numbering="true">
                <text:list-item>
                  <text:h text:style-name="P123" text:outline-level="3">If Your Management Node <text:span text:style-name="T5">Does Not Have</text:span> Internet Access:</text:h>
                  <text:list>
                    <text:list-item>
                      <text:h text:style-name="P159" text:outline-level="4">Download xCAT2.0 and Its Dependencies</text:h>
                    </text:list-item>
                  </text:list>
                </text:list-item>
              </text:list>
            </text:list-item>
          </text:list>
        </text:list-item>
      </text:list>
      <text:p text:style-name="Standard">Note: <text:s/>do the wget's on a machine with internet access and copy the files to the management node.</text:p>
      <text:p text:style-name="Standard"/>
      <text:p text:style-name="Code">cd /root/xcat2</text:p>
      <text:p text:style-name="Code">wget <text:a xlink:type="simple" xlink:href="http://xcat.sf.net/yum/core-rpms-snap.tar.bz2">http://xcat.sf.net/yum/core-rpms-snap.tar.bz2</text:a></text:p>
      <text:p text:style-name="Code">wget <text:a xlink:type="simple" xlink:href="http://xcat.sf.net/yum/dep-rpms-snap.tar.bz2">http://xcat.sf.net/yum/dep-rpms-snap.tar.bz2</text:a></text:p>
      <text:p text:style-name="Code">tar jxvf core-rpms-snap.tar.bz2</text:p>
      <text:p text:style-name="Code">tar jxvf dep-rpms-snap.tar.bz2</text:p>
      <text:p text:style-name="Text_20_body_20_indent"/>
      <text:list text:style-name="L1" text:continue-numbering="true">
        <text:list-item>
          <text:list text:continue-numbering="true">
            <text:list-item>
              <text:list text:continue-numbering="true">
                <text:list-item>
                  <text:list text:continue-numbering="true">
                    <text:list-item>
                      <text:h text:style-name="P161" text:outline-level="4">Get Fedora 8 OSS dependencies</text:h>
                    </text:list-item>
                  </text:list>
                </text:list-item>
              </text:list>
            </text:list-item>
          </text:list>
        </text:list-item>
      </text:list>
      <text:p text:style-name="Standard"/>
      <text:p text:style-name="Code">cd /root/xcat2/dep-snap/rh/x86_64</text:p>
      <text:p text:style-name="Code"/>
      <text:p text:style-name="Code">wget <text:a xlink:type="simple" xlink:href="http://download.fedora.redhat.com/pub/fedora/linux/releases/8/Everything/x86_64/os/Packages/perl-Net-SNMP-5.2.0-1.fc8.1.noarch.rpm">http://download.fedora.redhat.com/pub/fedora/linux/releases/8/Everything/x86_64/os/Packages/perl-Net-SNMP-5.2.0-1.fc8.1.noarch.rpm</text:a></text:p>
      <text:p text:style-name="Code">wget <text:a xlink:type="simple" xlink:href="http://download.fedora.redhat.com/pub/fedora/linux/releases/8/Everything/x86_64/os/Packages/perl-XML-Simple-2.17-1.fc8.noarch.rpm">http://download.fedora.redhat.com/pub/fedora/linux/releases/8/Everything/x86_64/os/Packages/perl-XML-Simple-2.17-1.fc8.noarch.rpm</text:a></text:p>
      <text:p text:style-name="Code">wget <text:a xlink:type="simple" xlink:href="http://download.fedora.redhat.com/pub/fedora/linux/releases/8/Everything/x86_64/os/Packages/perl-Crypt-DES-2.05-4.fc7.x86_64.rpm">http://download.fedora.redhat.com/pub/fedora/linux/releases/8/Everything/x86_64/os/Packages/perl-Crypt-DES-2.05-4.fc7.x86_64.rpm</text:a></text:p>
      <text:p text:style-name="Code">wget <text:a xlink:type="simple" xlink:href="http://download.fedora.redhat.com/pub/fedora/linux/releases/8/Everything/x86_64/os/Packages/net-snmp-perl-5.4.1-4.fc8.x86_64.rpm">http://download.fedora.redhat.com/pub/fedora/linux/releases/8/Everything/x86_64/os/Packages/net-snmp-perl-5.4.1-4.fc8.x86_64.rpm</text:a></text:p>
      <text:p text:style-name="Code">wget <text:a xlink:type="simple" xlink:href="http://download.fedora.redhat.com/pub/fedora/linux/releases/8/Everything/x86_64/os/Packages/ksh-20070628-1.1.fc8.x86_64.rpm">http://download.fedora.redhat.com/pub/fedora/linux/releases/8/Everything/x86_64/os/Packages/ksh-20070628-1.1.fc8.x86_64.rpm</text:a></text:p>
      <text:p text:style-name="Code">wget <text:a xlink:type="simple" xlink:href="http://download.fedora.redhat.com/pub/fedora/linux/releases/8/Everything/x86_64/os/Packages/perl-IO-Socket-INET6-2.51-2.fc8.1.noarch.rpm">http://download.fedora.redhat.com/pub/fedora/linux/releases/8/Everything/x86_64/os/Packages/perl-IO-Socket-INET6-2.51-2.fc8.1.noarch.rpm</text:a></text:p>
      <text:p text:style-name="Code">wget</text:p>
      <text:p text:style-name="Code"><text:a xlink:type="simple" xlink:href="http://download.fedora.redhat.com/pub/fedora/linux/releases/8/Everything/x86_64/os/Packages/dhcp-3.0.6-10.fc8.x86_64.rpm">http://download.fedora.redhat.com/pub/fedora/linux/releases/8/Everything/x86_64/os/Packages/dhcp-3.0.6-10.fc8.x86_64.rpm</text:a></text:p>
      <text:p text:style-name="Code">wget <text:a xlink:type="simple" xlink:href="http://download.fedora.redhat.com/pub/fedora/linux/releases/8/Everything/x86_64/os/Packages/syslinux-3.36-7.fc8.x86_64.rpm">http://download.fedora.redhat.com/pub/fedora/linux/releases/8/Everything/x86_64/os/Packages/syslinux-3.36-7.fc8.x86_64.rpm</text:a></text:p>
      <text:p text:style-name="Code">wget <text:a xlink:type="simple" xlink:href="http://download.fedora.redhat.com/pub/fedora/linux/releases/8/Everything/x86_64/os/Packages/mtools-3.9.11-2.fc8.x86_64.rpm">http://download.fedora.redhat.com/pub/fedora/linux/releases/8/Everything/x86_64/os/Packages/mtools-3.9.11-2.fc8.x86_64.rpm</text:a></text:p>
      <text:p text:style-name="Code">wget <text:a xlink:type="simple" xlink:href="http://download.fedora.redhat.com/pub/fedora/linux/releases/8/Everything/x86_64/os/Packages/expect-5.43.0-9.fc8.x86_64.rpm">http://download.fedora.redhat.com/pub/fedora/linux/releases/8/Everything/x86_64/os/Packages/expect-5.43.0-9.fc8.x86_64.rpm</text:a></text:p>
      <text:p text:style-name="Code">wget <text:a xlink:type="simple" xlink:href="http://download.fedora.redhat.com/pub/fedora/linux/releases/8/Everything/x86_64/os/Packages/perl-DBD-SQLite-1.12-2.fc8.1.x86_64.rpm">http://download.fedora.redhat.com/pub/fedora/linux/releases/8/Everything/x86_64/os/Packages/perl-DBD-SQLite-1.12-2.fc8.1.x86_64.rpm</text:a></text:p>
      <text:p text:style-name="Code">wget <text:a xlink:type="simple" xlink:href="http://download.fedora.redhat.com/pub/fedora/linux/releases/8/Everything/x86_64/os/Packages/perl-Expect-1.20-1.fc8.1.noarch.rpm">http://download.fedora.redhat.com/pub/fedora/linux/releases/8/Everything/x86_64/os/Packages/perl-Expect-1.20-1.fc8.1.noarch.rpm</text:a></text:p>
      <text:p text:style-name="Code"><text:soft-page-break/>wget <text:a xlink:type="simple" xlink:href="http://download.fedora.redhat.com/pub/fedora/linux/releases/8/Everything/x86_64/os/Packages/perl-IO-Tty-1.07-2.fc8.1.x86_64.rpm">http://download.fedora.redhat.com/pub/fedora/linux/releases/8/Everything/x86_64/os/Packages/perl-IO-Tty-1.07-2.fc8.1.x86_64.rpm</text:a></text:p>
      <text:p text:style-name="Code">wget <text:a xlink:type="simple" xlink:href="http://mirrors.usc.edu/pub/linux/distributions/fedora/linux/releases/8/Everything/x86_64/os/Packages/scsi-target-utils-0.0-1.20070803snap.fc8.x86_64.rpm">http://mirrors.usc.edu/pub/linux/distributions/fedora/linux/releases/8/Everything/x86_64/os/Packages/scsi-target-utils-0.0-1.20070803snap.fc8.x86_64.rpm</text:a></text:p>
      <text:p text:style-name="Code"><text:span text:style-name="T9">wget </text:span><text:a xlink:type="simple" xlink:href="http://download.fedora.redhat.com/pub/fedora/linux/releases/8/Everything/x86_64/os/Packages/perl-Net-Telnet-3.03-5.1.noarch.rpm"><text:span text:style-name="T9">http://download.fedora.redhat.com/pub/fedora/linux/releases/8/Everything/x86_64/os/Packages/perl-Net-Telnet-3.03-5.1.noarch.rpm</text:span></text:a><text:a xlink:type="simple" xlink:href="http://mirrors.usc.edu/pub/linux/distributions/fedora/linux/releases/8/Everything/x86_64/os/Packages/scsi-target-utils-0.0-1.20070803snap.fc8.x86_64.rpm"><text:span text:style-name="T9"> </text:span></text:a></text:p>
      <text:p text:style-name="Text_20_body"/>
      <text:list text:style-name="L1" text:continue-numbering="true">
        <text:list-item>
          <text:list text:continue-numbering="true">
            <text:list-item>
              <text:list text:continue-numbering="true">
                <text:list-item>
                  <text:list text:continue-numbering="true">
                    <text:list-item>
                      <text:h text:style-name="P159" text:outline-level="4">Setup YUM repositories for xCAT and Dependencies</text:h>
                    </text:list-item>
                  </text:list>
                </text:list-item>
              </text:list>
            </text:list-item>
          </text:list>
        </text:list-item>
      </text:list>
      <text:p text:style-name="Standard"/>
      <text:p text:style-name="Code">cd /root/xcat2/dep-snap/rh5/x86_64</text:p>
      <text:p text:style-name="Code">./mklocalrepo.sh</text:p>
      <text:p text:style-name="Code">cd /root/xcat2/core-snap</text:p>
      <text:p text:style-name="Code">./mklocalrepo.sh</text:p>
      <text:p text:style-name="P36"/>
      <text:list text:style-name="L1" text:continue-numbering="true">
        <text:list-item>
          <text:list text:continue-numbering="true">
            <text:list-item>
              <text:list text:continue-numbering="true">
                <text:list-item>
                  <text:h text:style-name="P123" text:outline-level="3"><text:reference-mark-start text:name="1.1.1Install xCAT 2.0 software &amp; Its Dependencies"/>Install xCAT 2.0 software &amp; Its Dependencies<text:reference-mark-end text:name="1.1.1Install xCAT 2.0 software &amp; Its Dependencies"/></text:h>
                </text:list-item>
              </text:list>
            </text:list-item>
          </text:list>
        </text:list-item>
      </text:list>
      <text:p text:style-name="Standard"/>
      <text:p text:style-name="Code">yum clean metadata</text:p>
      <text:p text:style-name="Code">yum install xCAT.x86_64</text:p>
      <text:p text:style-name="Text_20_body_20_indent"/>
      <text:list text:style-name="L1" text:continue-numbering="true">
        <text:list-item>
          <text:list text:continue-numbering="true">
            <text:list-item>
              <text:list text:continue-numbering="true">
                <text:list-item>
                  <text:h text:style-name="P123" text:outline-level="3">Test xCAT installation</text:h>
                </text:list-item>
              </text:list>
            </text:list-item>
          </text:list>
        </text:list-item>
      </text:list>
      <text:p text:style-name="Standard"/>
      <text:p text:style-name="Code">source /etc/profile.d/xcat.sh</text:p>
      <text:p text:style-name="Code">tabdump site</text:p>
      <text:p text:style-name="Text_20_body_20_indent"/>
      <text:list text:style-name="L1" text:continue-numbering="true">
        <text:list-item>
          <text:list text:continue-numbering="true">
            <text:list-item>
              <text:list text:continue-numbering="true">
                <text:list-item>
                  <text:h text:style-name="P123" text:outline-level="3">Update xCAT 2.0 software</text:h>
                </text:list-item>
              </text:list>
            </text:list-item>
          </text:list>
        </text:list-item>
      </text:list>
      <text:p text:style-name="Standard"/>
      <text:p text:style-name="Standard">If you need to update the xCAT 2.0 rpms later, download the new version of <text:a xlink:type="simple" xlink:href="http://xcat.sf.net/yum/core-rpms-snap.tar.bz2">http://xcat.sf.net/yum/core-rpms-snap.tar.bz2</text:a> (if the management node does not have access to the internet) and then run:</text:p>
      <text:p text:style-name="Standard"/>
      <text:p text:style-name="Code">yum update '*xCAT*'</text:p>
      <text:p text:style-name="Standard"/>
      <text:p text:style-name="Standard">If you have a service node stateless image, don't forget to update the image with the new xCAT rpms (see <text:reference-ref text:reference-format="text" text:ref-name="Build the service node stateless image">Build the service node stateless image</text:reference-ref>):</text:p>
      <text:p text:style-name="Standard"/>
      <text:p text:style-name="Code">cp -pf /etc/yum.repos.d/*.repo /install/netboot/fedora9/x86_64/service/rootimg/etc/yum.repos.d</text:p>
      <text:p text:style-name="Code">yum --installroot=/install/netboot/fedora8/x86_64/service/rootimg update '*xCAT*'</text:p>
      <text:p text:style-name="Code">packimage -o fedora8 -p service -a x86_64</text:p>
      <text:p text:style-name="Text_20_body"/>
      <text:list text:style-name="L1" text:continue-numbering="true">
        <text:list-item>
          <text:list text:continue-numbering="true">
            <text:list-item>
              <text:list text:continue-numbering="true">
                <text:list-item>
                  <text:h text:style-name="P123" text:outline-level="3">Setup Yum for Fedora8 Node Installs </text:h>
                </text:list-item>
              </text:list>
            </text:list-item>
          </text:list>
        </text:list-item>
      </text:list>
      <text:p text:style-name="Standard"/>
      <text:p text:style-name="Code"><text:soft-page-break/>umount /root/xcat2/fedora8</text:p>
      <text:p text:style-name="Code">cd /root/xcat2</text:p>
      <text:p text:style-name="Code">copycds Fedora-8-x86_64-DVD.iso</text:p>
      <text:p text:style-name="Code">copycds Fedora-8-ppc-DVD.iso</text:p>
      <text:p text:style-name="Standard"/>
      <text:p text:style-name="Standard">The copycds commands will copy the contents of the DVDs to /install/fedora8/&lt;arch&gt;.</text:p>
      <text:p text:style-name="Standard"/>
      <text:p text:style-name="Standard">Edit /etc/yum.repos.d/fedora.repo and change:</text:p>
      <text:p text:style-name="Code">baseurl=file:///root/xcat2/fedora8</text:p>
      <text:p text:style-name="Text_20_body_20_indent">to</text:p>
      <text:p text:style-name="Code">baseurl=file:///install/fedora8/x86_64</text:p>
      <text:list text:style-name="L1" text:continue-numbering="true">
        <text:list-item>
          <text:list text:continue-numbering="true">
            <text:list-header>
              <text:h text:style-name="P75" text:outline-level="2" text:is-list-header="true"/>
            </text:list-header>
          </text:list>
        </text:list-item>
        <text:list-item>
          <text:h text:style-name="P60" text:outline-level="1"><text:bookmark-start text:name="_Ref191868728"/><text:reference-mark-start text:name="xCAT Hierarchy using Service nodes"/>xCAT Hierarchy using Service nodes<text:bookmark-end text:name="_Ref191868728"/><text:reference-mark-end text:name="xCAT Hierarchy using Service nodes"/></text:h>
        </text:list-item>
      </text:list>
      <text:p text:style-name="Standard">In large clusters it is desirable to have more than one node ( the Management Node) handle the installation of <text:s/>the compute nodes. <text:s text:c="2"/>We call these additional nodes service nodes. <text:s/>You can have one or more service nodes setup to install groups of compute nodes. </text:p>
      <text:p text:style-name="Standard"/>
      <text:p text:style-name="Standard">The service nodes need to communicate with the xCAT2.0 database on the Management Node <text:s/>and run xCAT command to install the nodes. <text:s text:c="2"/>The service node will be installed with the xCAT code <text:s/>and <text:s/>required the PostgreSQL <text:s/>Database be setup instead of SQLite Default database. <text:s/>PostgreSQL allows a client to be setup on the service node such that the service node can access ( read/write) the database on the Management Node (Master Node) from the service node.</text:p>
      <text:p text:style-name="Standard"/>
      <text:p text:style-name="P4">If you do not plan on using service nodes, <text:s/>you can skip this section <text:reference-ref text:reference-format="chapter" text:ref-name="xCAT Hierarchy using Service nodes">3</text:reference-ref> and continue to use the SQLite Default database setup during the installation.</text:p>
      <text:p text:style-name="Standard"/>
      <text:list text:style-name="L1" text:continue-numbering="true">
        <text:list-item>
          <text:list text:continue-numbering="true">
            <text:list-item>
              <text:h text:style-name="P75" text:outline-level="2">Switching to <text:s/>PostgreSQL Database</text:h>
            </text:list-item>
          </text:list>
        </text:list-item>
      </text:list>
      <text:p text:style-name="Standard"/>
      <text:p text:style-name="Standard">To setup the postgresql database on the Management Node follow these steps. </text:p>
      <text:p text:style-name="Standard"/>
      <text:p text:style-name="Standard">This example assumes:</text:p>
      <text:list text:style-name="L2">
        <text:list-item>
          <text:p text:style-name="P47">192.168.0.1: ip of master</text:p>
        </text:list-item>
        <text:list-item>
          <text:p text:style-name="P47">xcatdb: database name</text:p>
        </text:list-item>
        <text:list-item>
          <text:p text:style-name="P47">xcatadmin: database role (aka user)</text:p>
        </text:list-item>
        <text:list-item>
          <text:p text:style-name="P47">cluster: database password</text:p>
        </text:list-item>
        <text:list-item>
          <text:p text:style-name="P47">192.168.0.10 &amp; 192.168.0.11: <text:s/>service nodes</text:p>
        </text:list-item>
      </text:list>
      <text:p text:style-name="Text_20_body_20_indent">Substitute your address and desired userid , password and database name as appropriate.</text:p>
      <text:p text:style-name="Standard"/>
      <text:p text:style-name="Standard">The following rpms should be installed from the Fedora8 media on the Management Node ( and service node when installed). <text:s/>These are required for postgresql. </text:p>
      <text:p text:style-name="P58"/>
      <text:list text:style-name="WW8Num9">
        <text:list-item text:start-value="1">
          <text:p text:style-name="List_20_Number_20_Code">yum install perl-DBD-Pg postgresql-server postgresql</text:p>
        </text:list-item>
      </text:list>
      <text:p text:style-name="P9"><text:soft-page-break/></text:p>
      <text:list text:style-name="WW8Num9" text:continue-numbering="true">
        <text:list-item>
          <text:p text:style-name="List_20_Number">Initialize the database :</text:p>
        </text:list-item>
      </text:list>
      <text:p text:style-name="Code_20_Indented">service postgresql initdb</text:p>
      <text:list text:style-name="WW8Num9" text:continue-numbering="true">
        <text:list-header>
          <text:p text:style-name="List_20_Number"><text:span text:style-name="Line_20_numbering"/></text:p>
        </text:list-header>
        <text:list-item>
          <text:p text:style-name="List_20_Number_20_Code">service postgresql start</text:p>
        </text:list-item>
        <text:list-item>
          <text:p text:style-name="List_20_Number_20_Code">su - postgres</text:p>
        </text:list-item>
        <text:list-item>
          <text:p text:style-name="List_20_Number_20_Code">createuser -P xcatadmin<text:line-break/>Enter password for new role: cluster<text:line-break/>Enter it again: cluster<text:line-break/>Shall the new role be a superuser? (y/n) n<text:line-break/>Shall the new role be allowed to create databases? (y/n) n<text:line-break/>Shall the new role be allowed to create more new roles? (y/n) n</text:p>
        </text:list-item>
      </text:list>
      <text:p text:style-name="Text_20_body"/>
      <text:list text:style-name="WW8Num9" text:continue-numbering="true">
        <text:list-item>
          <text:p text:style-name="List_20_Number_20_Code">createdb -O xcatadmin xcatdb</text:p>
        </text:list-item>
        <text:list-item>
          <text:p text:style-name="List_20_Number_20_Code">exit</text:p>
        </text:list-item>
        <text:list-item>
          <text:p text:style-name="List_20_Number_20_Code">cd /var/lib/pgsql/data/</text:p>
        </text:list-item>
        <text:list-item>
          <text:p text:style-name="List_20_Number_20_Code">vi pg_hba.conf</text:p>
        </text:list-item>
      </text:list>
      <text:p text:style-name="Text_20_body_20_indent"><text:line-break/>Lines should look like this (with your IP addresses substituted). <text:s text:c="2"/>This allows the service nodes to access the DB.</text:p>
      <text:p text:style-name="Code_20_Indented">local all all ident sameuser</text:p>
      <text:p text:style-name="Code_20_Indented"># IPv4 local connections:</text:p>
      <text:p text:style-name="Code_20_Indented">host all all 127.0.0.1/32 md5</text:p>
      <text:p text:style-name="Code_20_Indented">host all all 192.168.0.1/32 md5</text:p>
      <text:p text:style-name="Code_20_Indented">host all all 192.168.0.10/32 md5</text:p>
      <text:p text:style-name="Code_20_Indented">host all all 192.168.0.11/32 md5</text:p>
      <text:p text:style-name="Code_20_Indented"/>
      <text:p text:style-name="Text_20_body_20_indent">where 192.168.0.10 and 11 are service nodes.</text:p>
      <text:p text:style-name="Text_20_body_20_indent"/>
      <text:list text:style-name="WW8Num9" text:continue-numbering="true">
        <text:list-item>
          <text:p text:style-name="List_20_Number_20_Code">vi postgresql.conf</text:p>
        </text:list-item>
      </text:list>
      <text:p text:style-name="Text_20_body_20_indent">set listen_addresses to '*':</text:p>
      <text:p text:style-name="Code_20_Indented">listen_addresses = '*' <text:s text:c="2"/>This allows remote access. </text:p>
      <text:p text:style-name="P29">Note: Be sure to uncomment the line</text:p>
      <text:p text:style-name="Text_20_body"/>
      <text:list text:style-name="WW8Num9" text:continue-numbering="true">
        <text:list-item>
          <text:p text:style-name="List_20_Number_20_Code">service postgresql restart</text:p>
        </text:list-item>
        <text:list-item>
          <text:p text:style-name="List_20_Number_20_Code">chkconfig postgresql on</text:p>
        </text:list-item>
      </text:list>
      <text:p text:style-name="Text_20_body"/>
      <text:list text:style-name="WW8Num9" text:continue-numbering="true">
        <text:list-item>
          <text:p text:style-name="List_20_Number">Backup <text:s/>your data to migrate to the new database<text:line-break/></text:p>
        </text:list-item>
      </text:list>
      <text:p text:style-name="Code_20_Indented">mkdir -p ~/xcat-dbback</text:p>
      <text:p text:style-name="Code_20_Indented">dumpxCATdb -p ~/xcat-dbback</text:p>
      <text:p text:style-name="Text_20_body_20_indent"/>
      <text:list text:style-name="WW8Num9" text:continue-numbering="true">
        <text:list-item>
          <text:p text:style-name="List_20_Number"><text:soft-page-break/>/etc/sysconfig/xcat should contain these lines, substitute your cluster facing address for 192.168.0.1, and user and password are xcatadmin cluster in this instance<text:span text:style-name="T4"> – skip this??</text:span></text:p>
        </text:list-item>
      </text:list>
      <text:p text:style-name="Text_20_body_20_indent"/>
      <text:p text:style-name="Code_20_Indented">XCATCFG='Pg:dbname=xcatdb;host=192.168.0.1|xcatadmin|cluster'</text:p>
      <text:p text:style-name="Code_20_Indented">export XCATCFG</text:p>
      <text:p text:style-name="Code_20_Indented">XCATROOT=/opt/xcat</text:p>
      <text:p text:style-name="Code_20_Indented">export XCATROOT</text:p>
      <text:p text:style-name="Text_20_body_20_indent"/>
      <text:list text:style-name="WW8Num9" text:continue-numbering="true">
        <text:list-item>
          <text:p text:style-name="List_20_Number">copy /etc/sysconfig/xcat to <text:s/>/install/postscripts/sysconfig/xcat for installation on the service nodes. <text:span text:style-name="T4"><text:s/>– skip this??</text:span></text:p>
        </text:list-item>
      </text:list>
      <text:p text:style-name="P41">chmod 700 /etc/sysconfig/xcat</text:p>
      <text:p text:style-name="Text_20_body"/>
      <text:list text:style-name="WW8Num9" text:continue-numbering="true">
        <text:list-item>
          <text:p text:style-name="List_20_Number">/etc/xcat/cfgloc should contain the following line, again substituting your info. This points the xCAT database access code to the new database. </text:p>
        </text:list-item>
      </text:list>
      <text:p text:style-name="Text_20_body_20_indent"/>
      <text:p text:style-name="Code_20_Indented">Pg:dbname=xcatdb;host=192.168.0.1|xcatadmin|cluster</text:p>
      <text:p text:style-name="Text_20_body"/>
      <text:list text:style-name="WW8Num9" text:continue-numbering="true">
        <text:list-item>
          <text:p text:style-name="List_20_Number">copy /etc/xcat/cfgloc <text:s/>to /install/postscripts/etc/xcat/cfgloc for installation on the service nodes. </text:p>
        </text:list-item>
      </text:list>
      <text:p text:style-name="Code_20_Indented">mkdir -p /install/postscripts/etc/xcat</text:p>
      <text:p text:style-name="Code_20_Indented">cp /etc/xcat/cfgloc /install/postscripts/etc/xcat/cfgloc</text:p>
      <text:list text:style-name="WW8Num9" text:continue-numbering="true">
        <text:list-item>
          <text:p text:style-name="List_20_Number_20_Code">chmod 700 /etc/xcat/cfgloc</text:p>
        </text:list-item>
      </text:list>
      <text:p text:style-name="Text_20_body_20_indent"/>
      <text:list text:style-name="WW8Num9" text:continue-numbering="true">
        <text:list-item>
          <text:p text:style-name="List_20_Number">source /etc/sysconfig/xcat <text:s text:c="4"/>#read the text into the current shell<text:span text:style-name="T4"> – skip this??</text:span></text:p>
        </text:list-item>
        <text:list-item>
          <text:p text:style-name="List_20_Number">You <text:s/>can add . /etc/sysconfig/xcat <text:s/>to a setup shell script in /etc/profile.d, <text:s/>so the XCATROOT and XCATCFG environment variables are setup when you login. <text:span text:style-name="T4"><text:s/>– skip this??</text:span></text:p>
        </text:list-item>
      </text:list>
      <text:p text:style-name="P33"/>
      <text:list text:style-name="WW8Num9" text:continue-numbering="true">
        <text:list-item>
          <text:p text:style-name="List_20_Number">Restore your database to postgresql:</text:p>
        </text:list-item>
      </text:list>
      <text:p text:style-name="Code_20_Indented">XCATBYPASS=1 restorexCATdb -p ~/xcat-dbback</text:p>
      <text:list text:style-name="WW8Num9" text:continue-numbering="true">
        <text:list-header>
          <text:p text:style-name="P25"/>
        </text:list-header>
        <text:list-item>
          <text:p text:style-name="List_20_Number">Start the xcatd daemon using the postgresql database</text:p>
        </text:list-item>
      </text:list>
      <text:p text:style-name="Code_20_Indented">service xcatd restart</text:p>
      <text:p text:style-name="Text_20_body_20_indent"/>
      <text:list text:style-name="WW8Num9" text:continue-numbering="true">
        <text:list-item>
          <text:p text:style-name="List_20_Number">Run this command to get correct Master node name known by ssl:</text:p>
        </text:list-item>
      </text:list>
      <text:p text:style-name="Code_20_Indented">openssl x509 -text -in /etc/xcat/cert/server-cert.pem -noout|grep Subject:</text:p>
      <text:p text:style-name="Text_20_body_20_indent">this will display something like:</text:p>
      <text:p text:style-name="Code_20_Indented">Subject: CN=mgt.cluster</text:p>
      <text:p text:style-name="P23"/>
      <text:list text:style-name="WW8Num9" text:continue-numbering="true">
        <text:list-item>
          <text:p text:style-name="List_20_Number">Update the policy table with mgt.cluster output from the command: </text:p>
        </text:list-item>
      </text:list>
      <text:p text:style-name="Code_20_Indented">chtab priority=5 policy.name=&lt;mgt.cluster&gt; policy.rule=allow</text:p>
      <text:p text:style-name="Text_20_body_20_indent">Note: <text:s/>this name must be an MN name that is known by the service nodes. </text:p>
      <text:p text:style-name="Text_20_body_20_indent"/>
      <text:list text:style-name="WW8Num9" text:continue-numbering="true">
        <text:list-item>
          <text:p text:style-name="List_20_Number">Make sure the site table has the following settings (using tabdump, tabedit, chtab):</text:p>
        </text:list-item>
      </text:list>
      <text:p text:style-name="Text_20_body"><text:soft-page-break/></text:p>
      <text:p text:style-name="Code_20_Indented">#key,value,comments,disable</text:p>
      <text:p text:style-name="Code_20_Indented">"xcatiport","3002",,</text:p>
      <text:p text:style-name="Code_20_Indented">"xcatdport","3001",,</text:p>
      <text:p text:style-name="Code_20_Indented">"master","mn20",,</text:p>
      <text:p text:style-name="Text_20_body_20_indent">where 11.16.0.1 and mn20 are the ip address and hostname of the management node as known by the service nodes.</text:p>
      <text:p text:style-name="Text_20_body"/>
      <text:list text:style-name="WW8Num9" text:continue-numbering="true">
        <text:list-item>
          <text:p text:style-name="List_20_Number">Verify the policy table contains:</text:p>
        </text:list-item>
      </text:list>
      <text:p text:style-name="Code_20_Indented">#priority,name,host,commands,noderange,parameters,time,rule,comments,disable</text:p>
      <text:p text:style-name="Code_20_Indented">"1","root",,,,,,"allow",,</text:p>
      <text:p text:style-name="Code_20_Indented">"2",,,"getbmcconfig",,,,"allow",,</text:p>
      <text:p text:style-name="Code_20_Indented">"3",,,"nextdestiny",,,,"allow",,</text:p>
      <text:p text:style-name="Code_20_Indented">"4",,,"getdestiny",,,,"allow",,</text:p>
      <text:p text:style-name="Code_20_Indented">"5","mn20",,,,,,"allow",,</text:p>
      <text:p text:style-name="Text_20_body"/>
      <text:list text:style-name="L1" text:continue-numbering="true">
        <text:list-item>
          <text:list text:continue-numbering="true">
            <text:list-item>
              <text:h text:style-name="P75" text:outline-level="2">Define the <text:s/>service nodes in the database</text:h>
            </text:list-item>
          </text:list>
        </text:list-item>
      </text:list>
      <text:p text:style-name="P27">For this example, <text:s/>we have two service nodes rra000 and rrb000. To add the service nodes to the database run the following commands to add <text:s/>and update the service nodes' attributes in <text:s/>the site, nodelist and noderes tables. <text:s text:c="2"/>Note: service nodes are required to be defined with group “service”. <text:s text:c="2"/>The commands below are using the group “service” to update all service nodes. </text:p>
      <text:p text:style-name="P27"/>
      <text:p text:style-name="P11">Note: For table attribute definitions run tabdump -d &lt;table name&gt;</text:p>
      <text:list text:style-name="L1" text:continue-numbering="true">
        <text:list-item>
          <text:list text:continue-numbering="true">
            <text:list-item>
              <text:list text:continue-numbering="true">
                <text:list-item>
                  <text:h text:style-name="P123" text:outline-level="3">Define Service Nodes and bmc <text:s/>in nodelist table</text:h>
                </text:list-item>
              </text:list>
            </text:list-item>
          </text:list>
        </text:list-item>
      </text:list>
      <text:p text:style-name="Standard"/>
      <text:p text:style-name="Code">nodeadd rra000,rrb000 groups=service,ipmi,all</text:p>
      <text:p text:style-name="P36">nodeadd rra000bmc,rrb000bmc groups=bmc,ipmi,all <text:s text:c="3"/># shouldn't do this??</text:p>
      <text:list text:style-name="L1" text:continue-numbering="true">
        <text:list-item>
          <text:list text:continue-numbering="true">
            <text:list-item>
              <text:list text:continue-numbering="true">
                <text:list-item>
                  <text:h text:style-name="P123" text:outline-level="3">Define <text:s/>Service Nodes in noderes table</text:h>
                </text:list-item>
              </text:list>
            </text:list-item>
          </text:list>
        </text:list-item>
      </text:list>
      <text:p text:style-name="Standard"/>
      <text:p text:style-name="Code">chtab node=service noderes.netboot=pxe noderes.installnic=eth0 noderes.primarynic=eth0</text:p>
      <text:list text:style-name="L1" text:continue-numbering="true">
        <text:list-item>
          <text:list text:continue-numbering="true">
            <text:list-item>
              <text:list text:continue-numbering="true">
                <text:list-item>
                  <text:h text:style-name="P123" text:outline-level="3">Define Service Nodes in ipmi table</text:h>
                </text:list-item>
              </text:list>
            </text:list-item>
          </text:list>
        </text:list-item>
      </text:list>
      <text:p text:style-name="Code">chtab node=service ipmi.bmc='|^(.+)$|($1)bmc|' ipmi.username=USERID ipmi.password=PASSW0RD</text:p>
      <text:p text:style-name="Code"/>
      <text:list text:style-name="L1" text:continue-numbering="true">
        <text:list-item>
          <text:list text:continue-numbering="true">
            <text:list-item>
              <text:list text:continue-numbering="true">
                <text:list-item>
                  <text:h text:style-name="P123" text:outline-level="3">Define Service Nodes and bmc in nodehm table</text:h>
                </text:list-item>
              </text:list>
            </text:list-item>
          </text:list>
        </text:list-item>
      </text:list>
      <text:p text:style-name="Code">chtab node=service nodehm.cons=ipmi nodehm.mgt=ipmi <text:s/>nodehm.serialspeed=19200 nodehm.serialflow=hard nodehm.serialport=1</text:p>
      <text:p text:style-name="P36">chtab node=bmc nodehm.mgt=ipmi <text:s text:c="3"/># shouldn't do this??</text:p>
      <text:list text:style-name="L1" text:continue-numbering="true">
        <text:list-item>
          <text:list text:continue-numbering="true">
            <text:list-item>
              <text:list text:continue-numbering="true">
                <text:list-item>
                  <text:h text:style-name="P123" text:outline-level="3">Define Service Nodes and bmc in nodetype table</text:h>
                </text:list-item>
              </text:list>
            </text:list-item>
          </text:list>
        </text:list-item>
      </text:list>
      <text:p text:style-name="Code">chtab node=service nodetype.arch=x86_64 nodetype.os=fedora8 nodetype.nodetype=osi</text:p>
      <text:p text:style-name="P36">chtab node=bmc nodetype.nodetype=rsa <text:s text:c="3"/># shouldn't do this??</text:p>
      <text:p text:style-name="Text_20_body_20_indent"><text:soft-page-break/></text:p>
      <text:list text:style-name="L1" text:continue-numbering="true">
        <text:list-item>
          <text:list text:continue-numbering="true">
            <text:list-item>
              <text:list text:continue-numbering="true">
                <text:list-item>
                  <text:h text:style-name="P123" text:outline-level="3">Set Necessary Attributes in site Table</text:h>
                </text:list-item>
              </text:list>
            </text:list-item>
          </text:list>
        </text:list-item>
      </text:list>
      <text:p text:style-name="Code">chtab key=defserialport site.value=1</text:p>
      <text:p text:style-name="Code">chtab key=defserialspeed site.value=19200</text:p>
      <text:p text:style-name="Code">chtab key=xcatservers site.value=rra000,rrb000</text:p>
      <text:p text:style-name="P12">Note: this last line should be removed when the code no longer uses this.</text:p>
      <text:list text:style-name="L1" text:continue-numbering="true">
        <text:list-item>
          <text:list text:continue-numbering="true">
            <text:list-item>
              <text:list text:continue-numbering="true">
                <text:list-item>
                  <text:h text:style-name="P123" text:outline-level="3">Define Service Node OS and Profile attributes</text:h>
                </text:list-item>
              </text:list>
            </text:list-item>
          </text:list>
        </text:list-item>
      </text:list>
      <text:p text:style-name="Code">chtab node=service nodetype.os=fedora8 nodetype.profile=service</text:p>
      <text:p text:style-name="Code"/>
      <text:list text:style-name="L1" text:continue-numbering="true">
        <text:list-item>
          <text:h text:style-name="P60" text:outline-level="1">Setup Services </text:h>
          <text:list>
            <text:list-item>
              <text:h text:style-name="P75" text:outline-level="2">Setup networks Table</text:h>
            </text:list-item>
          </text:list>
        </text:list-item>
      </text:list>
      <text:p text:style-name="Text_20_body">All networks in the cluster must be defined in the networks table. <text:s/>When xCAT was installed, makenetworks ran which created an entry in this table for each of the networks the management node is on. <text:s/>We will update the entry for the <text:s/>network for the management node and created one for each CU.</text:p>
      <text:p text:style-name="Code">chtab net=11.16.0.0 networks.netname=mvnet networks.mask=255.255.0.0 networks.mgtifname=eth4 networks.gateway=9.114.88.190 networks.dhcpserver=11.16.0.1 networks.tftpserver=11.16.0.1 networks.nameservers=11.16.0.1 <text:s/>networks.dynamicrange=11.16.1.210-11.16.1.250</text:p>
      <text:p text:style-name="Code">chtab net=11.17.0.0 networks.netname=cuanet networks.mask=255.255.0.0 networks.mgtifname=eth1 networks.gateway=11.17.255.254 networks.dhcpserver=11.17.0.1 networks.tftpserver=11.17.0.1 networks.nameservers=11.16.0.1 <text:s/>networks.dynamicrange=11.17.1.200-11.17.1.250</text:p>
      <text:p text:style-name="Code">chtab net=11.18.0.0 networks.netname=cubnet networks.mask=255.255.0.0 networks.mgtifname=eth1 networks.gateway=11.18.255.254 networks.dhcpserver=11.18.0.1 networks.tftpserver=11.18.0.1 networks.nameservers=11.16.0.1 <text:s/>networks.dynamicrange=11.18.1.200-11.18.1.250</text:p>
      <text:p text:style-name="Text_20_body"/>
      <text:p text:style-name="Text_20_body">Disable the entry for the public network (connected to the outside world):</text:p>
      <text:p text:style-name="Code">chtab net=9.114.88.160 networks.netname=public networks.disable=1</text:p>
      <text:list text:style-name="L1" text:continue-numbering="true">
        <text:list-item>
          <text:list text:continue-numbering="true">
            <text:list-item>
              <text:h text:style-name="P75" text:outline-level="2">Setup DNS</text:h>
            </text:list-item>
          </text:list>
        </text:list-item>
      </text:list>
      <text:p text:style-name="Text_20_body">Set nameserver, forwarders and domain in the site table:</text:p>
      <text:p text:style-name="P20"/>
      <text:p text:style-name="Code">chtab key=nameservers site.value=11.16.0.1 # IP of mgmt node</text:p>
      <text:p text:style-name="Code">chtab key=forwarders site.value=9.114.8.1,9.114.8.2 # site DNS servers</text:p>
      <text:p text:style-name="Code">chtab key=domain site.value=cluster.net <text:s text:c="2"/># domain part of the node hostnames</text:p>
      <text:p text:style-name="P20"/>
      <text:p text:style-name="Text_20_body">Edit /etc/hosts to be similar to:</text:p>
      <text:p text:style-name="P20"/>
      <text:p text:style-name="Code">127.0.0.1 <text:s text:c="6"/>localhost.localdomain localhost</text:p>
      <text:p text:style-name="Code">::1 <text:s text:c="12"/>localhost6.localdomain6 localhost6</text:p>
      <text:p text:style-name="Code"><text:soft-page-break/>192.168.2.100 <text:s text:c="2"/>b7-eth0</text:p>
      <text:p text:style-name="Code">192.168.100.1 <text:s text:c="2"/>b7</text:p>
      <text:p text:style-name="Code">192.168.100.10 <text:s/>blade1</text:p>
      <text:p text:style-name="Code">192.168.100.11 <text:s/>blade2</text:p>
      <text:p text:style-name="Code">192.168.100.12 <text:s/>blade3</text:p>
      <text:p text:style-name="Code">172.30.101.133 <text:s/>amm3</text:p>
      <text:p text:style-name="P20"/>
      <text:p text:style-name="Text_20_body">Run:</text:p>
      <text:p text:style-name="Code">makedns</text:p>
      <text:p text:style-name="Text_20_body_20_indent"/>
      <text:p text:style-name="Text_20_body">Setup /etc/resolv.conf:</text:p>
      <text:p text:style-name="Code">search cluster.net</text:p>
      <text:p text:style-name="Code">nameserver 11.16.0.1</text:p>
      <text:p text:style-name="P17"/>
      <text:p text:style-name="P17">Start DNS:</text:p>
      <text:p text:style-name="P17"/>
      <text:p text:style-name="Code">service named start</text:p>
      <text:p text:style-name="Code">chkconfig --level 345 named on</text:p>
      <text:p text:style-name="Text_20_body"/>
      <text:list text:style-name="L1" text:continue-numbering="true">
        <text:list-item>
          <text:list text:continue-numbering="true">
            <text:list-item>
              <text:h text:style-name="P75" text:outline-level="2">Define AMMs as nodes</text:h>
            </text:list-item>
          </text:list>
        </text:list-item>
      </text:list>
      <text:p text:style-name="Code">nodeadd bca01-bca04 groups=mm,all</text:p>
      <text:p text:style-name="Code">nodeadd bcb01-bcb04 groups=mm,all</text:p>
      <text:p text:style-name="Code">nodeadd swa01-swa04 groups=mm,all<text:span text:style-name="T4"> <text:s text:c="2"/># do we need to define these??</text:span></text:p>
      <text:p text:style-name="Code">nodeadd swb01-swb04 groups=mm,all<text:span text:style-name="T4"> <text:s text:c="2"/># do we need to define these??</text:span></text:p>
      <text:p text:style-name="P37">chtab node=mm nodehm.mgt=blade</text:p>
      <text:p text:style-name="P37">chtab node=mm mp.mpa='|(.*)|($1)|'</text:p>
      <text:list text:style-name="L1" text:continue-numbering="true">
        <text:list-item>
          <text:list text:continue-numbering="true">
            <text:list-item>
              <text:h text:style-name="P75" text:outline-level="2">Setup AMM</text:h>
            </text:list-item>
          </text:list>
        </text:list-item>
      </text:list>
      <text:p text:style-name="Standard"/>
      <text:p text:style-name="P8">Note: <text:s/>currently the network settings on the MM (both for the MM itself and for the switch module) need to be set up with your own customized script. <text:s/>Eventually, this will be done by xCAT through lsslp, finding it on the switch, looking in the switch table, and then setting it in the MM. </text:p>
      <text:p text:style-name="Standard"/>
      <text:p text:style-name="Code">rspconfig mm snmpcfg=enable sshcfg=enable</text:p>
      <text:p text:style-name="Code">rspconfig mm pd1=redwoperf pd2=redwoperf</text:p>
      <text:p text:style-name="Code">rpower mm reset</text:p>
      <text:p text:style-name="Code"/>
      <text:p text:style-name="P12">Note: should also set ntp settings using rspconfig, once MN is configured as NTP server.</text:p>
      <text:p text:style-name="Text_20_body">Test the ssh set up with:</text:p>
      <text:p text:style-name="Code">psh -l USERID@mm info -T mm[1]</text:p>
      <text:p text:style-name="P20"/>
      <text:p text:style-name="Text_20_body">TIP to update firmware:</text:p>
      <text:p text:style-name="Text_20_body_20_indent">Put CNETCMUS.pkt in /tftpboot</text:p>
      <text:p text:style-name="Code_20_Indented">telnet AMM</text:p>
      <text:p text:style-name="Code_20_Indented">env -T mm[1]</text:p>
      <text:p text:style-name="Code_20_Indented"><text:soft-page-break/>update -v -i TFTP_SERVER_IP -l CNETCMUS.pkt </text:p>
      <text:p text:style-name="Text_20_body"/>
      <text:p text:style-name="Text_20_body">TIP for SOL to work best telnet to nortel switch and type:</text:p>
      <text:p text:style-name="Code_20_Indented">/cfg/port int1/gig/auto off, for each port. </text:p>
      <text:p text:style-name="Text_20_body"/>
      <text:list text:style-name="L1" text:continue-numbering="true">
        <text:list-item>
          <text:list text:continue-numbering="true">
            <text:list-item>
              <text:h text:style-name="P75" text:outline-level="2">Startup TFTP</text:h>
            </text:list-item>
          </text:list>
        </text:list-item>
      </text:list>
      <text:p text:style-name="Standard"/>
      <text:p text:style-name="Code">mknb x86_64</text:p>
      <text:p text:style-name="Code">service tftpd restart</text:p>
      <text:p text:style-name="Standard"/>
      <text:list text:style-name="L1" text:continue-numbering="true">
        <text:list-item>
          <text:h text:style-name="P60" text:outline-level="1">Define Compute Nodes in the Database</text:h>
        </text:list-item>
      </text:list>
      <text:p text:style-name="Standard"/>
      <text:list text:style-name="L1" text:continue-numbering="true">
        <text:list-item>
          <text:list text:continue-numbering="true">
            <text:list-item>
              <text:h text:style-name="P75" text:outline-level="2"><text:reference-mark-start text:name="Setup the nodelist Table"/>Setup the nodelist Table<text:reference-mark-end text:name="Setup the nodelist Table"/></text:h>
            </text:list-item>
          </text:list>
        </text:list-item>
      </text:list>
      <text:p text:style-name="Standard"/>
      <text:p text:style-name="Standard">The nodelist table contains <text:s/>a node definition for each node in the cluster. <text:s text:c="2"/>We have provided a script to automate these definitions for the RR cluster.</text:p>
      <text:p text:style-name="Standard"/>
      <text:p text:style-name="Standard">/opt/xcat/share/xcat/tools/mkrrnodes <text:s/>will allow you to automatically define as many nodes as you would like to and setup nodegroups needed to manage those nodes. See man mkrrnodes.</text:p>
      <text:p text:style-name="Standard"/>
      <text:p text:style-name="Standard">For example, running mkrrnodes will define the following nodes with the assigned groups in the nodelist table. <text:s text:c="2"/>These nodegroups will be used in additional xCAT Table setup so that an entry does not have to be made for every node.</text:p>
      <text:p text:style-name="Standard"/>
      <text:p text:style-name="Code">/opt/xcat/share/xcat/tools/mkrrnodes -C a -R 001,012</text:p>
      <text:p text:style-name="Code">/opt/xcat/share/xcat/tools/mkrrnodes -C b -R 001,012</text:p>
      <text:p text:style-name="Standard"/>
      <text:p text:style-name="Standard">adds to the nodelist table entries like the following:</text:p>
      <text:p text:style-name="Standard"/>
      <text:p text:style-name="Code">"rra001a","rra001,ls21,cua,opteron,compute,tb,all,rack01",,,</text:p>
      <text:p text:style-name="Code">"rra001b","rra001,qs22,cua,cell,cell-b,compute,all,tb,rack01",,,</text:p>
      <text:p text:style-name="Code">"rra001c","rra001,qs22,cua,cell,cell-c,compute,all,tb,rack01",,,</text:p>
      <text:p text:style-name="Code">"rra002a","rra002,ls21,cua,opteron,compute,tb,all,rack01",,,</text:p>
      <text:p text:style-name="Code">"rra002b","rra002,qs22,cua,cell,cell-b,compute,all,tb,rack01",,,</text:p>
      <text:p text:style-name="Code">"rra002c","rra002,qs22,cua,cell,cell-c,compute,all,tb,rack01",,,</text:p>
      <text:p text:style-name="Standard"/>
      <text:list text:style-name="L1" text:continue-numbering="true">
        <text:list-item>
          <text:list text:continue-numbering="true">
            <text:list-item>
              <text:h text:style-name="P75" text:outline-level="2">Set Up the nodehm table</text:h>
            </text:list-item>
          </text:list>
        </text:list-item>
      </text:list>
      <text:p text:style-name="Code">chtab node=cua nodehm.cons=blade nodehm.mgt=blade nodehm.conserver=rra000 <text:s/>nodehm.serialspeed=19200 nodehm.serialflow=hard</text:p>
      <text:p text:style-name="Code">chtab node=cub nodehm.cons=blade nodehm.mgt=blade nodehm.conserver=rrb000 <text:s/>nodehm.serialspeed=19200 nodehm.serialflow=hard</text:p>
      <text:p text:style-name="Text_20_body"/>
      <text:p text:style-name="P12"><text:soft-page-break/>When Table.pm supports where strings on rows that contain regex's, the above lines can be replaced with:</text:p>
      <text:p text:style-name="P36">chtab node=tb nodehm.cons=blade nodehm.mgt=blade nodehm.conserver='|rr(.).*|rr($1)000|' <text:s/>nodehm.serialspeed=19200 nodehm.serialflow=hard</text:p>
      <text:p text:style-name="Text_20_body"/>
      <text:list text:style-name="L1" text:continue-numbering="true">
        <text:list-item>
          <text:list text:continue-numbering="true">
            <text:list-item>
              <text:h text:style-name="P75" text:outline-level="2">Set Up the mp Table</text:h>
            </text:list-item>
          </text:list>
        </text:list-item>
      </text:list>
      <text:p text:style-name="Code">chtab node=opteron mp.mpa="|rr(.)(\d+)\D|bc(\$1)(sprintf('%02d',((\$2-1)/3+1)))|" mp.id='|rr.(\d+)\D|((($1-1)%3)*4+1)|'</text:p>
      <text:p text:style-name="Code">chtab node=cell-b mp.mpa="|rr(.)(\d+)\D|bc(\$1)(sprintf('%02d',((\$2-1)/3+1)))|" mp.id='|rr.(\d+)\D|((($1-1)%3)*4+3)|'</text:p>
      <text:p text:style-name="Code">chtab node=cell-c mp.mpa="|rr(.)(\d+)\D|bc(\$1)(sprintf('%02d',((\$2-1)/3+1)))|" mp.id='|rr.(\d+)\D|((($1-1)%3)*4+4)|'</text:p>
      <text:list text:style-name="L1" text:continue-numbering="true">
        <text:list-item>
          <text:list text:continue-numbering="true">
            <text:list-item>
              <text:h text:style-name="P75" text:outline-level="2">Setup Conserver</text:h>
            </text:list-item>
          </text:list>
        </text:list-item>
      </text:list>
      <text:p text:style-name="Standard"/>
      <text:p text:style-name="Code">makeconservercf</text:p>
      <text:p text:style-name="Code">service conserver stop</text:p>
      <text:p text:style-name="Code">service conserver start</text:p>
      <text:p text:style-name="Text_20_body"/>
      <text:p text:style-name="Text_20_body">Test a few nodes with rpower and rcons.</text:p>
      <text:p text:style-name="Standard"/>
      <text:list text:style-name="L1" text:continue-numbering="true">
        <text:list-item>
          <text:list text:continue-numbering="true">
            <text:list-item>
              <text:h text:style-name="P75" text:outline-level="2"><text:reference-mark-start text:name="Setup the noderes Table"/>Setup the noderes Table<text:reference-mark-end text:name="Setup the noderes Table"/></text:h>
            </text:list-item>
          </text:list>
        </text:list-item>
      </text:list>
      <text:p text:style-name="Text_20_body"/>
      <text:p text:style-name="Text_20_body">The noderes table will define for the node or nodegroup, the service node used to service the node or group, the type of network booting supported, the node which is the tftpserver, dhcpserver,etc as known by the node. <text:s/></text:p>
      <text:p text:style-name="Standard"/>
      <text:p text:style-name="Standard"><text:span text:style-name="T1">If you </text:span><text:span text:style-name="T6">are</text:span><text:span text:style-name="T1"> using Service Nodes:</text:span></text:p>
      <text:p text:style-name="Standard">For each node or nodegroup defined in the noderes table change the service node attribute in the noderes table to point to the name or ip address of it’s service node.</text:p>
      <text:p text:style-name="Standard"/>
      <text:p text:style-name="Code">chtab node=opteron noderes.netboot=pxe noderes.servicenode='|rr(.).*|rr($1)000|' noderes.xcatmaster='|rr(.).*|rr($1)000-eth1|' nodehm.serialport=1 noderes.installnic=eth0 noderes.primarynic=eth0</text:p>
      <text:p text:style-name="Code">chtab node=cell noderes.netboot=yaboot noderes.servicenode='|rr(.).*|rr($1)000|' noderes.xcatmaster='|rr(.).*|rr($1)000-eth1|' nodehm.serialport=1 noderes.installnic=eth0 noderes.primarynic=eth0</text:p>
      <text:p text:style-name="Code"/>
      <text:p text:style-name="P36"># Will not need this when it properly defaults to xcatmaster</text:p>
      <text:p text:style-name="Code">chtab node=opteron noderes.tftpserver='|rr(.).*|rr($1)000-eth1|'</text:p>
      <text:p text:style-name="Code">chtab node=cell noderes.tftpserver='|rr(.).*|rr($1)000-eth1|'</text:p>
      <text:p text:style-name="Standard"><text:s text:c="6"/></text:p>
      <text:p text:style-name="P10">If you are <text:span text:style-name="T5">not</text:span> using Service Nodes:</text:p>
      <text:p text:style-name="Standard"/>
      <text:p text:style-name="Code"><text:soft-page-break/>chtab node=opteron noderes.netboot=pxe noderes.xcatmaster=mn20 nodehm.serialport=1 noderes.installnic=eth0 noderes.primarynic=eth0</text:p>
      <text:p text:style-name="Code">chtab node=cell noderes.netboot=yaboot noderes.xcatmaster=mn20 <text:s/>nodehm.serialport=1 noderes.installnic=eth0 noderes.primarynic=eth0</text:p>
      <text:p text:style-name="Text_20_body"/>
      <text:list text:style-name="L1" text:continue-numbering="true">
        <text:list-item>
          <text:list text:continue-numbering="true">
            <text:list-item>
              <text:list text:continue-numbering="true">
                <text:list-item>
                  <text:h text:style-name="P123" text:outline-level="3">Sample noderes table</text:h>
                </text:list-item>
              </text:list>
            </text:list-item>
          </text:list>
        </text:list-item>
      </text:list>
      <text:p text:style-name="Standard"/>
      <text:p text:style-name="Text_20_body">Your noderes table will end up looking like this ( if you use service nodes):</text:p>
      <text:p text:style-name="Code">#node,servicenode,netboot,tftpserver,nfsserver,monserver,kernel,initrd,kcmdline,nfsdir,serialport,installnic,primarynic,xcatmaster,current_osimage,next_osimage,comments,disable</text:p>
      <text:p text:style-name="Code">"opteron","|rr(.).*|rr($1)000|","pxe","|rr(.).*|rr($1)000-eth1|",,,,,,,"1","eth0","eth0","|rr(.).*|rr($1)000-eth1|",,,,</text:p>
      <text:p text:style-name="Code">"cell","|rr(.).*|rr($1)000|","yaboot","|rr(.).*|rr($1)000-eth1|",,,,,,,"1","eth0","eth0","|rr(.).*|rr($1)000-eth1|",,,,</text:p>
      <text:p text:style-name="Code">"service",,"pxe",,,,,,,,"1","eth0","eth0",,,,,</text:p>
      <text:p text:style-name="Text_20_body"/>
      <text:list text:style-name="L1" text:continue-numbering="true">
        <text:list-item>
          <text:list text:continue-numbering="true">
            <text:list-item>
              <text:list text:continue-numbering="true">
                <text:list-item>
                  <text:h text:style-name="P123" text:outline-level="3">Setting up which services run on the Service Nodes</text:h>
                </text:list-item>
              </text:list>
            </text:list-item>
          </text:list>
        </text:list-item>
      </text:list>
      <text:p text:style-name="Text_20_body">Note: <text:s/>if in the noderes table you have an assigned servicenode for a node, <text:s/>and the field for the service (e.g nfsserver) <text:s/>is left blank, it is assumed that you want that service running on the defined service node. <text:s/>So you can either explicitly assign a service node to a node for any given service, <text:s/>or you can leave the fields blank and the service node assigned to the node will run all services for that node. <text:s/>We are doing the latter for RoadRunner.</text:p>
      <text:p text:style-name="Text_20_body">The settings for the services in the database will determine which services are setup on the service node. <text:s text:c="3"/>These services are setup when the xcatd daemon is started on the service node. </text:p>
      <text:list text:style-name="WW8Num9" text:continue-numbering="true">
        <text:list-header>
          <text:p text:style-name="P16"/>
        </text:list-header>
      </text:list>
      <text:p text:style-name="Text_20_body"><text:s/>The services that are setup by xCAT <text:s/>on the service node <text:s/>are as follows:</text:p>
      <text:list text:style-name="WW8Num8">
        <text:list-item text:start-value="1">
          <text:p text:style-name="List_20_Bullet_20_2">nfs (always setup)</text:p>
        </text:list-item>
        <text:list-item>
          <text:p text:style-name="List_20_Bullet_20_2">dns</text:p>
        </text:list-item>
        <text:list-item>
          <text:p text:style-name="List_20_Bullet_20_2">conserver</text:p>
        </text:list-item>
        <text:list-item>
          <text:p text:style-name="List_20_Bullet_20_2">tftp</text:p>
        </text:list-item>
        <text:list-item>
          <text:p text:style-name="List_20_Bullet_20_2">http (automatically installed)</text:p>
        </text:list-item>
        <text:list-item>
          <text:p text:style-name="List_20_Bullet_20_2">dhcp</text:p>
        </text:list-item>
        <text:list-item>
          <text:p text:style-name="List_20_Bullet_20_2">syslog ( always setup)</text:p>
        </text:list-item>
      </text:list>
      <text:list text:style-name="L1" text:continue-numbering="true">
        <text:list-item>
          <text:list text:continue-numbering="true">
            <text:list-header>
              <text:h text:style-name="P75" text:outline-level="2" text:is-list-header="true"/>
            </text:list-header>
            <text:list-item>
              <text:h text:style-name="P75" text:outline-level="2">Setup nodetype table</text:h>
            </text:list-item>
          </text:list>
        </text:list-item>
      </text:list>
      <text:p text:style-name="Text_20_body">Define the OS and profile type for building the stateless image.</text:p>
      <text:p text:style-name="Code">chtab node=opteron nodetype.os=fedora8 nodetype.arch=x86_64 nodetype.profile=compute nodetype.nodetype=osi</text:p>
      <text:p text:style-name="Code">chtab node=cell nodetype.os=fedora8 nodetype.arch=ppc64 nodetype.profile=compute nodetype.nodetype=osi</text:p>
      <text:p text:style-name="Text_20_body"/>
      <text:list text:style-name="L1" text:continue-numbering="true">
        <text:list-item>
          <text:list text:continue-numbering="true">
            <text:list-item>
              <text:list text:continue-numbering="true">
                <text:list-item>
                  <text:list text:continue-numbering="true">
                    <text:list-item>
                      <text:h text:style-name="P159" text:outline-level="4"><text:soft-page-break/>Sample nodetype table</text:h>
                    </text:list-item>
                  </text:list>
                </text:list-item>
              </text:list>
            </text:list-item>
          </text:list>
        </text:list-item>
      </text:list>
      <text:p text:style-name="Standard">Your nodetype table will look something like this:</text:p>
      <text:p text:style-name="Standard"/>
      <text:p text:style-name="Code">#node,os,arch,profile,nodetype,comments,disable</text:p>
      <text:p text:style-name="Code">"service","fedora8","x86_64","service","osi",,</text:p>
      <text:p text:style-name="Code">"opteron","fedora8","x86_64","compute","osi",,</text:p>
      <text:p text:style-name="Code">"cell","fedora8","ppc64","compute","osi",,</text:p>
      <text:p text:style-name="P36">"bmc",,,,"rsa",, <text:s text:c="3"/># shouldn't have this??</text:p>
      <text:p text:style-name="Standard"/>
      <text:list text:style-name="L1" text:continue-numbering="true">
        <text:list-item>
          <text:list text:continue-numbering="true">
            <text:list-item>
              <text:h text:style-name="P75" text:outline-level="2">Setup passwords in passwd table</text:h>
            </text:list-item>
          </text:list>
        </text:list-item>
      </text:list>
      <text:p text:style-name="Standard"><text:s/>Add needed passwords to the passwd <text:s/>table to support installs. </text:p>
      <text:p text:style-name="Standard"><text:s/></text:p>
      <text:p text:style-name="Code">chtab key=system passwd.username=root passwd.password=cluster</text:p>
      <text:p text:style-name="Code">chtab key=blade passwd.username=USERID passwd.password=PASSW0RD</text:p>
      <text:p text:style-name="Code">chtab key=ipmi passwd.username=USERID passwd.password=PASSW0RD</text:p>
      <text:p text:style-name="Text_20_body"/>
      <text:list text:style-name="L1" text:continue-numbering="true">
        <text:list-item>
          <text:list text:continue-numbering="true">
            <text:list-item>
              <text:h text:style-name="P75" text:outline-level="2">Verify the tables</text:h>
            </text:list-item>
          </text:list>
        </text:list-item>
      </text:list>
      <text:p text:style-name="Text_20_body">To verify that the tables are set correctly, run lsdef on a service node, opteron blade, and cell blade:</text:p>
      <text:p text:style-name="P21">lsdef rra000,rra001a,rra001b</text:p>
      <text:p text:style-name="Text_20_body"/>
      <text:list text:style-name="L1" text:continue-numbering="true">
        <text:list-item>
          <text:list text:continue-numbering="true">
            <text:list-item>
              <text:h text:style-name="P75" text:outline-level="2">Setup deps Table for proper boot sequence</text:h>
            </text:list-item>
          </text:list>
        </text:list-item>
      </text:list>
      <text:p text:style-name="Standard">The following is an example of how you can setup the deps table to ensure the triblades boot up in the proper sequence. <text:s/>The 1<text:span text:style-name="T7">st</text:span> row tells xCAT the opteron blades should not be powered on until the corresponding cell blades are powered on. <text:s/>The 2<text:span text:style-name="T7">nd</text:span> row tells xCAT the cell blades should not be powered off until the corresponding opteron blades are powered off.</text:p>
      <text:p text:style-name="Standard"/>
      <text:p text:style-name="Code">chtab node=opteron deps.nodedep='|rr(.\d+)a|rr($1)b,rr($1)c|' deps.msdelay=5000 deps.cmd=on</text:p>
      <text:p text:style-name="Code">chtab node=cell deps.nodedep='|rr(.\d+).|rr($1)a|' deps.msdelay=5000 deps.cmd=off</text:p>
      <text:p text:style-name="Text_20_body"/>
      <text:p text:style-name="Text_20_body">Verify the dependencies are correct:</text:p>
      <text:p text:style-name="Code">nodels rra001a deps.nodedep</text:p>
      <text:p text:style-name="Code">nodels rra001b deps.nodedep</text:p>
      <text:p text:style-name="Code"/>
      <text:list text:style-name="L1" text:continue-numbering="true">
        <text:list-item>
          <text:list text:continue-numbering="true">
            <text:list-item>
              <text:h text:style-name="P75" text:outline-level="2"><text:s/>Set Up Postscripts to be Run on the Nodes</text:h>
            </text:list-item>
          </text:list>
        </text:list-item>
      </text:list>
      <text:p text:style-name="Standard">Add names of postscripts that should be run for all nodes by using the xcatdefaults row of the postscripts table. <text:s/>(xCAT automatically fills in this table with defaults during a new install of the xCAT software on the management node, so you may not have to do this step.)</text:p>
      <text:p text:style-name="Code">chtab node=xcatdefaults postscripts.postscripts=syslog,remoteshell</text:p>
      <text:p text:style-name="Text_20_body"/>
      <text:p text:style-name="Text_20_body">Also add postscripts that should be run on the service nodes:</text:p>
      <text:p text:style-name="Code">chtab node=service postscripts.postscripts=configeth,servicenode</text:p>
      <text:p text:style-name="Text_20_body"><text:soft-page-break/></text:p>
      <text:list text:style-name="L1" text:continue-numbering="true">
        <text:list-item>
          <text:list text:continue-numbering="true">
            <text:list-item>
              <text:h text:style-name="P75" text:outline-level="2"><text:s/>Get MAC addresses</text:h>
            </text:list-item>
          </text:list>
        </text:list-item>
      </text:list>
      <text:p text:style-name="Code">getmacs tb</text:p>
      <text:p text:style-name="Text_20_body"/>
      <text:p text:style-name="P12">Don't think we need this anymore:</text:p>
      <text:p text:style-name="P36">rinv tb macs | perl -pi -e 's/([^:]*):.*?ress (\d): (00(:[0-9A-F]{2}){5})/nodech \1 mac.mac=\3 #\2/' | grep \#1 &gt; /tmp/setmacs.sh</text:p>
      <text:p text:style-name="P36">source /tmp/setmacs.sh</text:p>
      <text:p text:style-name="Standard"/>
      <text:p text:style-name="Text_20_body">To verify <text:s/>mac addresses in table:</text:p>
      <text:p text:style-name="Code">tabdump mac</text:p>
      <text:p text:style-name="Standard"/>
      <text:list text:style-name="L1" text:continue-numbering="true">
        <text:list-item>
          <text:list text:continue-numbering="true">
            <text:list-item>
              <text:h text:style-name="P75" text:outline-level="2"><text:s/>Setup DHCP</text:h>
            </text:list-item>
          </text:list>
        </text:list-item>
      </text:list>
      <text:p text:style-name="Text_20_body">The dynamic ranges for the networks were set up already in chapter 4.</text:p>
      <text:p text:style-name="Text_20_body_20_indent"/>
      <text:p text:style-name="P12">Define dhcp interfaces in site table: <text:s/>(don't think we should do this!)</text:p>
      <text:p text:style-name="P36">chtab key=dhcpinterfaces site.value=eth4</text:p>
      <text:p text:style-name="Text_20_body_20_indent"/>
      <text:p text:style-name="Text_20_body">Ensure dhcpd is running:</text:p>
      <text:p text:style-name="Code">service dhcpd start</text:p>
      <text:p text:style-name="Text_20_body"/>
      <text:p text:style-name="Text_20_body">Create dhcp leases files:</text:p>
      <text:p text:style-name="Code">makedhcp -n</text:p>
      <text:p text:style-name="Code">service dhcpd restart</text:p>
      <text:p text:style-name="Standard"/>
      <text:p text:style-name="P12">Now that dhcpd is configured/started on the MN, change the site table entry so it will be correct for the service nodes: <text:s/>(don't need to do this!)</text:p>
      <text:p text:style-name="P36">chtab key=dhcpinterfaces site.value=eth1</text:p>
      <text:p text:style-name="Text_20_body"/>
      <text:list text:style-name="L1" text:continue-numbering="true">
        <text:list-item>
          <text:h text:style-name="P60" text:outline-level="1"><text:reference-mark-start text:name="Build the service node stateless image"/>Build the service node stateless image<text:reference-mark-end text:name="Build the service node stateless image"/></text:h>
        </text:list-item>
      </text:list>
      <text:p text:style-name="Standard"/>
      <text:p text:style-name="Standard">The service node stateless images must contain not only the OS, but also the xCAT software. <text:s/>In addition, a number of files are added to the image to support the postgresql database access from the service node to the Management node, and ssh access to the nodes that the service nodes services. <text:s text:c="2"/>Note: the following example assumes you are building the stateless image on the Management Node. </text:p>
      <text:p text:style-name="Standard"/>
      <text:list text:style-name="WW8Num9">
        <text:list-item text:start-value="1">
          <text:p text:style-name="List_20_Number">Check the service node packaging to see if it has all the rpms required:</text:p>
        </text:list-item>
      </text:list>
      <text:p text:style-name="Code_20_Indented">cd /opt/xcat/share/xcat/netboot/fedora/</text:p>
      <text:p text:style-name="Code_20_Indented">vi service.pkglist service.exlist</text:p>
      <text:p text:style-name="Text_20_body_20_indent"><text:soft-page-break/></text:p>
      <text:p text:style-name="Text_20_body_20_indent">Make sure service.pkglist has the following packages:</text:p>
      <text:p text:style-name="Code_20_Indented">vi</text:p>
      <text:p text:style-name="Code_20_Indented">dhcp</text:p>
      <text:p text:style-name="Code_20_Indented">atftp</text:p>
      <text:p text:style-name="Code_20_Indented">bind</text:p>
      <text:p text:style-name="Code_20_Indented">nfs-utils</text:p>
      <text:p text:style-name="Text_20_body_20_indent"/>
      <text:p text:style-name="Text_20_body_20_indent">Edit service.exlist and include things you may need by removing the corresponding line. <text:s/>Make sure you remove:</text:p>
      <text:p text:style-name="Code_20_Indented">./usr/lib/perl5*</text:p>
      <text:p text:style-name="Text_20_body_20_indent"/>
      <text:p text:style-name="Text_20_body_20_indent">While you are here, edit compute.pkglist and compute.exlist, <text:s/>adding and removing as necessary.</text:p>
      <text:list text:style-name="WW8Num9" text:continue-numbering="true">
        <text:list-item>
          <text:p text:style-name="List_20_Number">Run image generation:</text:p>
        </text:list-item>
      </text:list>
      <text:p text:style-name="Code_20_Indented">cd /opt/xcat/share/xcat/netboot/fedora/</text:p>
      <text:p text:style-name="Code_20_Indented">./genimage -i eth0 -n tg3,bnx2 -o fedora8 -p service</text:p>
      <text:list text:style-name="WW8Num9" text:continue-numbering="true">
        <text:list-item>
          <text:p text:style-name="List_20_Number">Install xCAT code into the service node image:</text:p>
        </text:list-item>
      </text:list>
      <text:p text:style-name="Code_20_Indented">rm -f /install/netboot/fedora8/x86_64/service/rootimg/etc/yum.repos.d/*</text:p>
      <text:p text:style-name="Code_20_Indented">cp -pf /etc/yum.repos.d/*.repo /install/netboot/fedora9/x86_64/service/rootimg/etc/yum.repos.d</text:p>
      <text:p text:style-name="Code_20_Indented">yum --installroot=/install/netboot/fedora8/x86_64/service/rootimg install xCATsn</text:p>
      <text:list text:style-name="WW8Num9" text:continue-numbering="true">
        <text:list-item>
          <text:p text:style-name="List_20_Number">Pack the image </text:p>
        </text:list-item>
      </text:list>
      <text:p text:style-name="Code_20_Indented">packimage -o fedora8 -p service -a x86_64</text:p>
      <text:p text:style-name="P33">Note: packimage doesn't yet add the root pw from the passwd table into /etc/shadow. <text:s/>It also doesn't yet add ttyS0 or ttyS1 to /etc/securetty.</text:p>
      <text:list text:style-name="WW8Num9" text:continue-numbering="true">
        <text:list-item>
          <text:p text:style-name="List_20_Number">To update the xCAT software in the image at a later time:</text:p>
        </text:list-item>
      </text:list>
      <text:p text:style-name="Code">yum --installroot=/install/netboot/fedora8/x86_64/service/rootimg update '*xCAT*'</text:p>
      <text:p text:style-name="Code">packimage -o fedora8 -p service -a x86_64</text:p>
      <text:p text:style-name="P33"/>
      <text:list text:style-name="L1" text:continue-numbering="true">
        <text:list-item>
          <text:list text:continue-numbering="true">
            <text:list-item>
              <text:h text:style-name="P98" text:outline-level="2">Configure the Service Node BMCs??</text:h>
            </text:list-item>
          </text:list>
        </text:list-item>
      </text:list>
      <text:p text:style-name="P8"/>
      <text:list text:style-name="L1" text:continue-numbering="true">
        <text:list-item>
          <text:list text:continue-numbering="true">
            <text:list-item>
              <text:h text:style-name="P75" text:outline-level="2">Install the Service Nodes</text:h>
            </text:list-item>
          </text:list>
        </text:list-item>
      </text:list>
      <text:p text:style-name="Text_20_body"/>
      <text:p text:style-name="Code">nodeset service netboot</text:p>
      <text:p text:style-name="Code">rpower service boot</text:p>
      <text:p text:style-name="Code">wcons service <text:s text:c="5"/># make sure DISPLAY is set to your X server/VNC or</text:p>
      <text:p text:style-name="P45">rcons &lt;one-node-at-a-time&gt; <text:s text:c="3"/># or do rcons for each node</text:p>
      <text:p text:style-name="Code">tail -f /var/log/messages</text:p>
      <text:p text:style-name="Text_20_body"/>
      <text:list text:style-name="L1" text:continue-numbering="true">
        <text:list-item>
          <text:list text:continue-numbering="true">
            <text:list-item>
              <text:h text:style-name="P75" text:outline-level="2"><text:s/>Test Service Node installation</text:h>
            </text:list-item>
          </text:list>
        </text:list-item>
      </text:list>
      <text:list text:style-name="L3">
        <text:list-item>
          <text:p text:style-name="P53">ssh to the service nodes.</text:p>
        </text:list-item>
        <text:list-item>
          <text:p text:style-name="P53"><text:soft-page-break/>Check to see that the xcat daemon xcatd is running.</text:p>
        </text:list-item>
        <text:list-item>
          <text:p text:style-name="P53">Run some database command on the service node, e.g tabdump site, or nodels, and see that the database can be accessed from the service node.</text:p>
        </text:list-item>
        <text:list-item>
          <text:p text:style-name="P53">Check that /install and /tftpboot are mounted on the service node from the Management Node.</text:p>
        </text:list-item>
      </text:list>
      <text:p text:style-name="Text_20_body_20_indent"/>
      <text:list text:style-name="L1" text:continue-numbering="true">
        <text:list-item>
          <text:h text:style-name="P60" text:outline-level="1"><text:s/>iSCSI install QS22 blades</text:h>
        </text:list-item>
      </text:list>
      <text:p text:style-name="Standard"/>
      <text:p text:style-name="Standard">Note: <text:s/>in these instructions, substitute your management node IP address for 11.16.0.1.</text:p>
      <text:p text:style-name="Standard"/>
      <text:p text:style-name="Code">yum install yaboot-xcat scsi-target-utils</text:p>
      <text:p text:style-name="Code">chtab key=iscsidir site.value=/install/iscsi</text:p>
      <text:p text:style-name="Text_20_body"/>
      <text:p text:style-name="P14">Pick a QS22 blades for the iSCSI install that can access the management node. <text:s/>Add it as a node (and its management module, if necessary):</text:p>
      <text:p text:style-name="Code">nodeadd mvqs21b groups=compute,iscsi</text:p>
      <text:p text:style-name="Code">nodeadd bca2 groups=mm2</text:p>
      <text:p text:style-name="Code"/>
      <text:p text:style-name="Text_20_body">Make sure the <text:s/>root userid and password are in the iscsi table</text:p>
      <text:p text:style-name="Code">chtab node=mvqs21b iscsi.userid=root iscsi.passwd=cluster iscsi.server=11.16.0.1</text:p>
      <text:p text:style-name="Text_20_body"/>
      <text:p text:style-name="Text_20_body">Other table settings:</text:p>
      <text:p text:style-name="P38"><text:span text:style-name="T2">chtab node=mvqs21b </text:span>noderes.nfsserver=11.16.0.1 nodehm.serialport=1 noderes.netboot=yaboot noderes.installnic=eth0 noderes.primarynic=eth0</text:p>
      <text:p text:style-name="P38"><text:span text:style-name="T2">chtab node=mvqs21b </text:span>nodetype.os=fedora8 nodetype.arch=ppc64 nodetype.profile=iscsi nodetype.nodetype=osi iscsi.server=11.16.0.1</text:p>
      <text:p text:style-name="P39">chtab node=mvqs21b nodehm.mgt=blade nodehm.cons=blade nodehm.serialspeed=19200 nodehm.serialflow=hard</text:p>
      <text:p text:style-name="P39">chtab node=bca2 nodehm.mgt=blade</text:p>
      <text:p text:style-name="P39">chtab node=mvqs21b mp.mpa=bca2 id=2</text:p>
      <text:p text:style-name="P39">chtab node=bca2 mp.mpa=bca2</text:p>
      <text:p text:style-name="P39"/>
      <text:p text:style-name="P39">getmacs mvqs21b</text:p>
      <text:p text:style-name="P13"/>
      <text:p text:style-name="P13">Put mvqs21b and bca2 in /etc/hosts, then:</text:p>
      <text:p text:style-name="P38">makedns</text:p>
      <text:p text:style-name="P38">makedhcp -n</text:p>
      <text:p text:style-name="P38"/>
      <text:p text:style-name="Code">service tgtd restart</text:p>
      <text:p text:style-name="Code">nodech mvqs21b iscsi.file=</text:p>
      <text:p text:style-name="Code">setupiscsidev -s8192 mvqs21b</text:p>
      <text:p text:style-name="Code"/>
      <text:p text:style-name="Code">nodeset mvqs21b install</text:p>
      <text:p text:style-name="Code">rpower mvqs21b boot</text:p>
      <text:p text:style-name="Text_20_body"/>
      <text:p text:style-name="Text_20_body">NOTE: for reinstall:</text:p>
      <text:p text:style-name="Code"><text:soft-page-break/>chtab node=mvqs21b nodetype.profile=iscsi</text:p>
      <text:p text:style-name="Code">nodeset mvqs21b install</text:p>
      <text:p text:style-name="Code">rpower mvqs21b boot</text:p>
      <text:p text:style-name="Text_20_body"/>
      <text:list text:style-name="L1" text:continue-numbering="true">
        <text:list-item>
          <text:list text:continue-numbering="true">
            <text:list-item>
              <text:h text:style-name="P75" text:outline-level="2"><text:s/>Build QS22 Stateless image</text:h>
            </text:list-item>
          </text:list>
        </text:list-item>
      </text:list>
      <text:list text:style-name="WW8Num9">
        <text:list-item text:start-value="1">
          <text:p text:style-name="List_20_Number">Logon to the qs22 blade:</text:p>
        </text:list-item>
      </text:list>
      <text:p text:style-name="Code_20_Indented">ssh mvqs21b</text:p>
      <text:p text:style-name="Code_20_Indented">mkdir /install </text:p>
      <text:p text:style-name="Code_20_Indented">mount 11.16.0.1:/install /install </text:p>
      <text:p text:style-name="Text_20_body_20_indent"/>
      <text:list text:style-name="WW8Num9" text:continue-numbering="true">
        <text:list-item>
          <text:p text:style-name="List_20_Number">Create fedora.repo:</text:p>
        </text:list-item>
      </text:list>
      <text:p text:style-name="Code_20_Indented">cd /etc/yum.repos.d</text:p>
      <text:p text:style-name="Code_20_Indented">rm -f *.repo</text:p>
      <text:p text:style-name="Text_20_body_20_indent"/>
      <text:p text:style-name="Text_20_body_20_indent">Put the following lines in /etc/yum.repos.d/fedora.repo:</text:p>
      <text:p text:style-name="Code_20_Indented">[fedora]</text:p>
      <text:p text:style-name="Code_20_Indented">name=Fedora $releasever - $basearch</text:p>
      <text:p text:style-name="Code_20_Indented">baseurl=file:///install/fedora8/ppc64</text:p>
      <text:p text:style-name="Code_20_Indented">enabled=1</text:p>
      <text:p text:style-name="Code_20_Indented">gpgcheck=0</text:p>
      <text:p text:style-name="Text_20_body_20_indent"/>
      <text:list text:style-name="WW8Num9" text:continue-numbering="true">
        <text:list-item>
          <text:p text:style-name="List_20_Number">Test with: <text:span text:style-name="T10">yum search gcc</text:span></text:p>
        </text:list-item>
      </text:list>
      <text:p text:style-name="Text_20_body_20_indent"/>
      <text:list text:style-name="WW8Num9" text:continue-numbering="true">
        <text:list-item>
          <text:p text:style-name="List_20_Number">Copy the executables and files needed from the Management Node:</text:p>
        </text:list-item>
      </text:list>
      <text:p text:style-name="Code_20_Indented">cd /root</text:p>
      <text:p text:style-name="Code_20_Indented">scp 11.16.0.1:/opt/xcat/share/xcat/netboot/fedora/genimage .</text:p>
      <text:p text:style-name="Code_20_Indented">scp 11.16.0.1:/opt/xcat/share/xcat/netboot/fedora/geninitrd .</text:p>
      <text:p text:style-name="Code_20_Indented">scp 11.16.01.:/opt/xcat/share/xcat/netboot/fedora/compute.ppc64.pkglist .</text:p>
      <text:p text:style-name="Text_20_body_20_indent"/>
      <text:list text:style-name="WW8Num9" text:continue-numbering="true">
        <text:list-item>
          <text:p text:style-name="List_20_Number">Generate the image:</text:p>
        </text:list-item>
      </text:list>
      <text:p text:style-name="Code_20_Indented">./genimage -i eth0 -n tg3 -o fedora8 -p compute</text:p>
      <text:p text:style-name="Text_20_body_20_indent"/>
      <text:p text:style-name="Text_20_body_20_indent">NOTE: iSCSI, QS22, tg3, all slow, take a nap</text:p>
      <text:p text:style-name="Text_20_body_20_indent"/>
      <text:list text:style-name="L1" text:continue-numbering="true">
        <text:list-item>
          <text:list text:continue-numbering="true">
            <text:list-item>
              <text:h text:style-name="P75" text:outline-level="2">Install QS22 Stateless image </text:h>
            </text:list-item>
          </text:list>
        </text:list-item>
      </text:list>
      <text:p text:style-name="Standard"/>
      <text:p text:style-name="P4">On the Management Node:</text:p>
      <text:p text:style-name="P4"/>
      <text:list text:style-name="WW8Num9">
        <text:list-item text:start-value="1">
          <text:p text:style-name="List_20_Number">Adding Service Node ssh keys</text:p>
        </text:list-item>
      </text:list>
      <text:p text:style-name="Text_20_body_20_indent">If you wish to be able to ssh from your service nodes to their compute nodes, <text:s text:c="2"/>you <text:s/>will have to follow these steps to add the additional required keys to the install image on the service node before the image is installed. </text:p>
      <text:p text:style-name="Code_20_Indented">ssh rra000</text:p>
      <text:p text:style-name="Code_20_Indented"><text:soft-page-break/>ssh-keygen -t rsa</text:p>
      <text:p text:style-name="Code_20_Indented">#take defaults and answer no to passcode/passphrase message when generating keys</text:p>
      <text:p text:style-name="Code_20_Indented">cd /root/.ssh</text:p>
      <text:p text:style-name="Code_20_Indented">cat id_rsa.pub &gt;&gt; /install/netboot/fedora8/ppc64/compute/rootimg/root/.ssh/authorized_keys</text:p>
      <text:p text:style-name="P46"/>
      <text:p text:style-name="Text_20_body_20_indent">Repeat the above steps for rrb000</text:p>
      <text:list text:style-name="WW8Num9" text:continue-numbering="true">
        <text:list-header>
          <text:p text:style-name="P35"/>
        </text:list-header>
        <text:list-item>
          <text:p text:style-name="List_20_Number">Edit fstab in the image:</text:p>
        </text:list-item>
      </text:list>
      <text:p text:style-name="Code_20_Indented">cd /install/netboot/fedora8/ppc64/compute/rootimg/etc</text:p>
      <text:p text:style-name="Code_20_Indented">cp fstab fstab.ORIG</text:p>
      <text:p text:style-name="Text_20_body_20_indent"/>
      <text:p text:style-name="Text_20_body_20_indent">Edit fstab. <text:s/><text:span text:style-name="T1">Change:</text:span></text:p>
      <text:p text:style-name="Code_20_Indented">devpts <text:s/>/dev/pts devpts <text:s text:c="2"/>gid=5,mode=620 0 0</text:p>
      <text:p text:style-name="Code_20_Indented">tmpfs <text:s text:c="2"/>/dev/shm tmpfs <text:s text:c="3"/>defaults <text:s text:c="6"/>0 0</text:p>
      <text:p text:style-name="Code_20_Indented">proc <text:s text:c="3"/>/proc <text:s text:c="3"/>proc <text:s text:c="4"/>defaults <text:s text:c="6"/>0 0</text:p>
      <text:p text:style-name="Code_20_Indented">sysfs <text:s text:c="2"/>/sys <text:s text:c="4"/>sysfs <text:s text:c="3"/>defaults <text:s text:c="6"/>0 0</text:p>
      <text:p text:style-name="Text_20_body_20_indent"/>
      <text:p text:style-name="P29">to:</text:p>
      <text:p text:style-name="Code_20_Indented">proc <text:s text:c="12"/>/proc <text:s text:c="17"/>proc <text:s text:c="8"/>rw 0 0</text:p>
      <text:p text:style-name="Code_20_Indented">sysfs <text:s text:c="11"/>/sys <text:s text:c="18"/>sysfs <text:s text:c="7"/>rw 0 0</text:p>
      <text:p text:style-name="Code_20_Indented">devpts <text:s text:c="10"/>/dev/pts <text:s text:c="14"/>devpts <text:s text:c="6"/>rw,gid=5,mode=620 0 0</text:p>
      <text:p text:style-name="Code_20_Indented">#tmpfs <text:s text:c="10"/>/dev/shm <text:s text:c="14"/>tmpfs <text:s text:c="7"/>rw 0 0</text:p>
      <text:p text:style-name="Code_20_Indented">compute_ppc64 <text:s text:c="3"/>/ <text:s text:c="21"/>tmpfs <text:s text:c="7"/>rw 0 1</text:p>
      <text:p text:style-name="Code_20_Indented">none <text:s text:c="12"/>/tmp <text:s text:c="18"/>tmpfs <text:s text:c="7"/>defaults,size=10m 0 2</text:p>
      <text:p text:style-name="Code_20_Indented">none <text:s text:c="12"/>/var/tmp <text:s text:c="14"/>tmpfs <text:s text:c="7"/>defaults,size=10m 0 2</text:p>
      <text:p text:style-name="Text_20_body_20_indent"/>
      <text:list text:style-name="WW8Num9" text:continue-numbering="true">
        <text:list-item>
          <text:p text:style-name="List_20_Number">Pack the image:</text:p>
        </text:list-item>
      </text:list>
      <text:p text:style-name="Code_20_Indented">packimage -o fedora8 -p compute -a ppc64</text:p>
      <text:p text:style-name="Text_20_body_20_indent"/>
      <text:list text:style-name="WW8Num9" text:continue-numbering="true">
        <text:list-item>
          <text:p text:style-name="List_20_Number">Install the image on all the <text:s/>QS22 blades:</text:p>
        </text:list-item>
      </text:list>
      <text:p text:style-name="Code_20_Indented">nodeset cell netboot</text:p>
      <text:p text:style-name="Code_20_Indented">rpower cell boot</text:p>
      <text:p text:style-name="Standard"/>
      <text:list text:style-name="L1" text:continue-numbering="true">
        <text:list-item>
          <text:list text:continue-numbering="true">
            <text:list-item>
              <text:h text:style-name="P75" text:outline-level="2">To Update QS22 Stateless image</text:h>
            </text:list-item>
          </text:list>
        </text:list-item>
      </text:list>
      <text:p text:style-name="Standard"/>
      <text:list text:style-name="WW8Num9">
        <text:list-item text:start-value="1">
          <text:p text:style-name="List_20_Number">Before YUM/RPM commands: </text:p>
        </text:list-item>
      </text:list>
      <text:p text:style-name="Code_20_Indented">rm /install/netboot/fedora8/ppc64/compute/rootimg/var/lib/rpm/__db.00*</text:p>
      <text:p text:style-name="P18"/>
      <text:list text:style-name="WW8Num9" text:continue-numbering="true">
        <text:list-item>
          <text:p text:style-name="List_20_Number">To update image using YUM:</text:p>
        </text:list-item>
      </text:list>
      <text:p text:style-name="Code_20_Indented">rm -f /install/netboot/fedora8/ppc64/compute/rootimg/etc/yum.repos.d/*</text:p>
      <text:p text:style-name="Code_20_Indented">cp /etc/yum.repos.d/fedora.repo /install/netboot/fedora8/ppc64/compute/rootimg/etc/yum.repos.d</text:p>
      <text:p text:style-name="Text_20_body_20_indent"/>
      <text:p text:style-name="Text_20_body_20_indent"><text:soft-page-break/>Now install vi into the image:</text:p>
      <text:p text:style-name="Code_20_Indented">yum --installroot=/install/netboot/fedora8/ppc64/compute/rootimg install vi</text:p>
      <text:list text:style-name="WW8Num9" text:continue-numbering="true">
        <text:list-header>
          <text:p text:style-name="List_20_Number"/>
        </text:list-header>
        <text:list-item>
          <text:p text:style-name="List_20_Number">To update image using RPM:</text:p>
        </text:list-item>
      </text:list>
      <text:p text:style-name="Code_20_Indented">rpm --root /install/netboot/fedora8/ppc64/compute/rootimg -Uvh /install/fedora8/ppc64/Packages/vim-minimal-7.1.135-1.fc8.ppc.rpm</text:p>
      <text:p text:style-name="P3"/>
      <text:list text:style-name="WW8Num9" text:continue-numbering="true">
        <text:list-item>
          <text:p text:style-name="List_20_Number">To update the image by running genimage, add packages to compute.ppc64.pkglist and rerun genimage</text:p>
        </text:list-item>
        <text:list-item>
          <text:p text:style-name="List_20_Number_20_Code">packimage -o fedora8 -p compute -a ppc64</text:p>
        </text:list-item>
      </text:list>
      <text:list text:style-name="L1" text:continue-numbering="true">
        <text:list-item>
          <text:list text:continue-numbering="true">
            <text:list-header>
              <text:p text:style-name="P52"/>
            </text:list-header>
            <text:list-item>
              <text:h text:style-name="P75" text:outline-level="2">Build and Install QS22 Compressed Image</text:h>
            </text:list-item>
          </text:list>
        </text:list-item>
      </text:list>
      <text:p text:style-name="Standard"><text:span text:style-name="T1">On the QS22 blade</text:span>:</text:p>
      <text:p text:style-name="Standard"/>
      <text:p text:style-name="Code">yum install kernel-devel gcc squashfs-tools</text:p>
      <text:p text:style-name="Text_20_body_20_indent"/>
      <text:p text:style-name="Text_20_body">On internet connected node:</text:p>
      <text:p text:style-name="Code">svn co <text:a xlink:type="simple" xlink:href="http://xcat.svn.sf.net/svnroot/xcat/xcat-dep/trunk/aufs">http://xcat.svn.sf.net/svnroot/xcat/xcat-dep/trunk/aufs</text:a></text:p>
      <text:p text:style-name="Text_20_body_20_indent"/>
      <text:list text:style-name="L1" text:continue-numbering="true">
        <text:list-item>
          <text:list text:continue-numbering="true">
            <text:list-item>
              <text:list text:continue-numbering="true">
                <text:list-item>
                  <text:h text:style-name="P123" text:outline-level="3">Build aufs</text:h>
                </text:list-item>
              </text:list>
            </text:list-item>
          </text:list>
        </text:list-item>
      </text:list>
      <text:p text:style-name="Code">cd aufs</text:p>
      <text:p text:style-name="Code">tar jxvf aufs-2-6-2008.tar.bz2</text:p>
      <text:p text:style-name="Code">cd aufs</text:p>
      <text:p text:style-name="Code">mv include/linux/aufs_type.h fs/aufs/</text:p>
      <text:p text:style-name="Code">cd fs/aufs/</text:p>
      <text:p text:style-name="Code">patch -p1 &lt; ../../../aufs-standalone.patch </text:p>
      <text:p text:style-name="Code">chmod +x build.sh </text:p>
      <text:p text:style-name="Code">./build.sh</text:p>
      <text:p text:style-name="Code"/>
      <text:p text:style-name="Code"># ls -lh aufs.ko </text:p>
      <text:p text:style-name="Code">-rw-r--r-- 1 root root 3.5M 2008-03-10 14:20 aufs.ko</text:p>
      <text:p text:style-name="Code"/>
      <text:p text:style-name="Code">strip -g aufs.ko </text:p>
      <text:p text:style-name="Code">cp aufs.ko /root</text:p>
      <text:p text:style-name="Text_20_body_20_indent"/>
      <text:list text:style-name="L1" text:continue-numbering="true">
        <text:list-item>
          <text:list text:continue-numbering="true">
            <text:list-item>
              <text:list text:continue-numbering="true">
                <text:list-item>
                  <text:h text:style-name="P123" text:outline-level="3">Generate <text:s/>the compressed image</text:h>
                </text:list-item>
              </text:list>
            </text:list-item>
          </text:list>
        </text:list-item>
      </text:list>
      <text:p text:style-name="Text_20_body_20_indent"/>
      <text:p text:style-name="Code">cd /opt/xcat/share/xcat/netboot/fedora</text:p>
      <text:p text:style-name="Code">./geninitrd -i eth0 -n tg3,squashfs,aufs,loop -o fedora8 -p compute -l $(expr 100 \* 1024 \* 1024)</text:p>
      <text:p text:style-name="Text_20_body_20_indent"/>
      <text:list text:style-name="L1" text:continue-numbering="true">
        <text:list-item>
          <text:list text:continue-numbering="true">
            <text:list-item>
              <text:list text:continue-numbering="true">
                <text:list-item>
                  <text:h text:style-name="P123" text:outline-level="3"><text:soft-page-break/>Pack and install the compressed image</text:h>
                </text:list-item>
              </text:list>
            </text:list-item>
          </text:list>
        </text:list-item>
      </text:list>
      <text:p text:style-name="Standard"/>
      <text:p text:style-name="Text_20_body">On the Management Node:</text:p>
      <text:p text:style-name="Code">yum install squashfs-tools</text:p>
      <text:p text:style-name="Code">packimage -a ppc64 -o fedora8 -p compute -m squashfs</text:p>
      <text:p text:style-name="Code">chtab node=cell <text:s text:c="2"/>nodetype.profile=compute nodetype.os=fedora8</text:p>
      <text:p text:style-name="Code">nodeset cell <text:s/>netboot</text:p>
      <text:p text:style-name="Code">rpower cell boot</text:p>
      <text:p text:style-name="Text_20_body_20_indent"/>
      <text:p text:style-name="P20"/>
      <text:list text:style-name="L1" text:continue-numbering="true">
        <text:list-item>
          <text:list text:continue-numbering="true">
            <text:list-item>
              <text:list text:continue-numbering="true">
                <text:list-item>
                  <text:h text:style-name="P123" text:outline-level="3">Check Memory Usage</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3961 <text:s text:c="8"/>99 <text:s text:c="6"/>3861 <text:s text:c="9"/>0 <text:s text:c="9"/>0 <text:s text:c="8"/>61</text:p>
      <text:p text:style-name="Code">-/+ buffers/cache: <text:s text:c="8"/>38 <text:s text:c="6"/>3922</text:p>
      <text:p text:style-name="Code">Swap: <text:s text:c="11"/>0 <text:s text:c="9"/>0 <text:s text:c="9"/>0</text:p>
      <text:p text:style-name="Code">Filesystem <text:s text:c="11"/>Size <text:s/>Used Avail Use% Mounted on</text:p>
      <text:p text:style-name="Code">compute_ppc64 <text:s text:c="8"/>100M <text:s/>220K <text:s/>100M <text:s text:c="2"/>1% /</text:p>
      <text:p text:style-name="Code">none <text:s text:c="18"/>10M <text:s text:c="4"/>0 <text:s text:c="2"/>10M <text:s text:c="2"/>0% /tmp</text:p>
      <text:p text:style-name="Code">none <text:s text:c="18"/>10M <text:s text:c="4"/>0 <text:s text:c="2"/>10M <text:s text:c="2"/>0% /var/tmp</text:p>
      <text:p text:style-name="Text_20_body_20_indent"/>
      <text:p text:style-name="Text_20_body">Max for / is 100M, but only 220K being used (down from 225M), but wheres the OS?</text:p>
      <text:p text:style-name="Text_20_body">Look at cached. <text:s/>61M compress OS image. <text:s/>3.5x smaller</text:p>
      <text:p text:style-name="Text_20_body"/>
      <text:p text:style-name="Text_20_body">As files change in hidden OS they get copied to tmpfs (compute_ppc64) with a copy on write. <text:s/>To reclaim space reboot. <text:s/>The /tmp and /var/tmp is for MPI and other Torque and user related stuff. <text:s/>if 10M is too small you can fix it. <text:s/>To reclaim this space put in epilogue:</text:p>
      <text:p text:style-name="Code">umount /tmp /var/tmp; mount -a</text:p>
      <text:p text:style-name="Text_20_body"/>
      <text:p text:style-name="Text_20_body">Reboot cell <text:s/>as stateless, from management node to reclaim space:</text:p>
      <text:p text:style-name="Code">nodeset cell <text:s/>netboot</text:p>
      <text:p text:style-name="P36">xdsh cell reboot #be nice, iSCSI is still stateful, be kind to the state??</text:p>
      <text:p text:style-name="Text_20_body_20_indent"/>
      <text:list text:style-name="L1" text:continue-numbering="true">
        <text:list-item>
          <text:list text:continue-numbering="true">
            <text:list-item>
              <text:list text:continue-numbering="true">
                <text:list-item>
                  <text:h text:style-name="P123" text:outline-level="3">To Switch a Compute Blade to iSCSI for More Setup</text:h>
                </text:list-item>
              </text:list>
            </text:list-item>
          </text:list>
        </text:list-item>
      </text:list>
      <text:p text:style-name="Standard"/>
      <text:p text:style-name="Text_20_body">To reboot rra047b as iscsi for more stateless setup fun:</text:p>
      <text:p text:style-name="Code">nodech rra047b nodetype.profile=iscsi</text:p>
      <text:p text:style-name="Code">nodeset rra047b <text:s/>iscsiboot</text:p>
      <text:p text:style-name="Code">rpower rra047b <text:s/>boot </text:p>
      <text:p text:style-name="Standard"/>
      <text:list text:style-name="L1" text:continue-numbering="true">
        <text:list-item>
          <text:h text:style-name="P60" text:outline-level="1"><text:soft-page-break/>Build LS21 Stateless image</text:h>
        </text:list-item>
      </text:list>
      <text:p text:style-name="Standard">The LS21 <text:s/>image can be built on the Management Node since it is of the same architecture.</text:p>
      <text:p text:style-name="P3"/>
      <text:p text:style-name="P5">On the Management Node:</text:p>
      <text:p text:style-name="P5"/>
      <text:list text:style-name="WW8Num9">
        <text:list-item text:start-value="1">
          <text:p text:style-name="List_20_Number">Check the compute node packaging to see if it has all the rpms required.</text:p>
          <text:p text:style-name="List_20_Number"/>
        </text:list-item>
      </text:list>
      <text:p text:style-name="Code_20_Indented">cd /opt/xcat/share/xcat/netboot/fedora/</text:p>
      <text:p text:style-name="Code_20_Indented">vi compute.exlist and compute.pklist</text:p>
      <text:p text:style-name="Code"/>
      <text:p text:style-name="Text_20_body_20_indent">For example to add vi to be installed on the node, add the name of the vi rpm <text:s/>to compute.pkglist</text:p>
      <text:p text:style-name="Code_20_Indented">echo vi &gt;&gt;compute.pkglist</text:p>
      <text:p text:style-name="Text_20_body_20_indent"><text:s text:c="8"/></text:p>
      <text:p text:style-name="Standard"><text:s text:c="8"/>Include things you may need which are excluded, by editing <text:s/>compute.exlist. </text:p>
      <text:p text:style-name="Standard"><text:s text:c="8"/>For example, if you require ./usr/lib/perl5, <text:s/>remove the following line:</text:p>
      <text:p text:style-name="Code_20_Indented">./usr/lib/perl5*</text:p>
      <text:p text:style-name="Text_20_body_20_indent"/>
      <text:list text:style-name="WW8Num9" text:continue-numbering="true">
        <text:list-item>
          <text:p text:style-name="List_20_Number">Run image generation:</text:p>
        </text:list-item>
      </text:list>
      <text:p text:style-name="Code_20_Indented">./genimage -i eth0 -n tg3,bnx2 -o fedora8 -p compute <text:s/></text:p>
      <text:p text:style-name="Text_20_body_20_indent"/>
      <text:list text:style-name="WW8Num9" text:continue-numbering="true">
        <text:list-item>
          <text:p text:style-name="List_20_Number">Adding Service Node ssh keys</text:p>
        </text:list-item>
      </text:list>
      <text:p text:style-name="Text_20_body_20_indent">If you wish to be able to ssh from your service nodes to their compute nodes, <text:s text:c="2"/>you <text:s/>will have to follow these steps to add the additional required keys to the install image on the service node before the image is installed. <text:s/>(The keys were already generated on the service nodes in chapter 7.)</text:p>
      <text:p text:style-name="Code_20_Indented">ssh rra000</text:p>
      <text:p text:style-name="Code_20_Indented">cat id_rsa.pub &gt;&gt; /install/netboot/fedora8/x86_64/compute/rootimg/root/.ssh/authorized_keys</text:p>
      <text:p text:style-name="P46"/>
      <text:p text:style-name="Text_20_body_20_indent">Repeat the above steps for rrb000</text:p>
      <text:list text:style-name="WW8Num9" text:continue-numbering="true">
        <text:list-header>
          <text:p text:style-name="List_20_Number"/>
        </text:list-header>
        <text:list-item>
          <text:p text:style-name="List_20_Number">Edit fstab in the image</text:p>
          <text:p text:style-name="List_20_Number"/>
        </text:list-item>
      </text:list>
      <text:p text:style-name="Code_20_Indented">cd /install/netboot/fedora8/x86_64/compute/rootimg/etc</text:p>
      <text:p text:style-name="Code_20_Indented">cp fstab fstab.ORIG</text:p>
      <text:p text:style-name="Text_20_body_20_indent"/>
      <text:p text:style-name="Text_20_body_20_indent">Edit fstab:</text:p>
      <text:p text:style-name="Text_20_body_20_indent"/>
      <text:p text:style-name="P29">Change:</text:p>
      <text:p text:style-name="Code_20_Indented">devpts <text:s/>/dev/pts devpts <text:s text:c="2"/>gid=5,mode=620 0 0</text:p>
      <text:p text:style-name="Code_20_Indented">tmpfs <text:s text:c="2"/>/dev/shm tmpfs <text:s text:c="3"/>defaults <text:s text:c="6"/>0 0</text:p>
      <text:p text:style-name="Code_20_Indented">proc <text:s text:c="3"/>/proc <text:s text:c="3"/>proc <text:s text:c="4"/>defaults <text:s text:c="6"/>0 0</text:p>
      <text:p text:style-name="Code_20_Indented">sysfs <text:s text:c="2"/>/sys <text:s text:c="4"/>sysfs <text:s text:c="3"/>defaults <text:s text:c="6"/>0 0</text:p>
      <text:p text:style-name="Text_20_body_20_indent"/>
      <text:p text:style-name="P29"><text:soft-page-break/>to:</text:p>
      <text:p text:style-name="Code_20_Indented">proc <text:s text:c="12"/>/proc <text:s text:c="23"/>proc <text:s text:c="8"/>rw 0 0</text:p>
      <text:p text:style-name="Code_20_Indented">sysfs <text:s text:c="11"/>/sys <text:s text:c="24"/>sysfs <text:s text:c="7"/>rw 0 0</text:p>
      <text:p text:style-name="Code_20_Indented">devpts <text:s text:c="10"/>/dev/pts <text:s text:c="20"/>devpts <text:s text:c="6"/>rw,gid=5,mode=620 0 0</text:p>
      <text:p text:style-name="Code_20_Indented">#tmpfs <text:s text:c="10"/>/dev/shm <text:s text:c="20"/>tmpfs <text:s text:c="7"/>rw 0 0</text:p>
      <text:p text:style-name="Code_20_Indented">compute_x86_64 <text:s text:c="2"/>/ <text:s text:c="27"/>tmpfs <text:s text:c="7"/>rw 0 1</text:p>
      <text:p text:style-name="Code_20_Indented">none <text:s text:c="12"/>/tmp <text:s text:c="24"/>tmpfs <text:s text:c="7"/>defaults,size=10m 0 2</text:p>
      <text:p text:style-name="Code_20_Indented">none <text:s text:c="12"/>/var/tmp <text:s text:c="20"/>tmpfs <text:s text:c="7"/>defaults,size=10m 0 2</text:p>
      <text:p text:style-name="P31"/>
      <text:list text:style-name="WW8Num9" text:continue-numbering="true">
        <text:list-item>
          <text:p text:style-name="List_20_Number">Package the image</text:p>
        </text:list-item>
      </text:list>
      <text:p text:style-name="Code_20_Indented">packimage -o fedora8 -p compute -a x86_64</text:p>
      <text:list text:style-name="WW8Num9" text:continue-numbering="true">
        <text:list-item>
          <text:p text:style-name="List_20_Number">Install the image on all the LS21 blades</text:p>
        </text:list-item>
      </text:list>
      <text:p text:style-name="P46">nodeset opteron netboot</text:p>
      <text:p text:style-name="Code_20_Indented">rpower opteron boot</text:p>
      <text:p text:style-name="P34">Got:Error communicating with 11.16.255.254: Timeout <text:s/>do not seem to be able to get through our gateway anymore. </text:p>
      <text:list text:style-name="L1" text:continue-numbering="true">
        <text:list-item>
          <text:list text:continue-numbering="true">
            <text:list-item>
              <text:h text:style-name="P75" text:outline-level="2">To Update the LS21 Stateless Image Later On</text:h>
            </text:list-item>
          </text:list>
        </text:list-item>
      </text:list>
      <text:p text:style-name="Standard"/>
      <text:list text:style-name="WW8Num9">
        <text:list-item text:start-value="1">
          <text:p text:style-name="List_20_Number">Before running YUM/RPM commands: </text:p>
        </text:list-item>
      </text:list>
      <text:p text:style-name="Code_20_Indented">rm /install/netboot/fedora8/x86_64/compute/rootimg/var/lib/rpm/__db.00*</text:p>
      <text:list text:style-name="WW8Num9" text:continue-numbering="true">
        <text:list-item>
          <text:p text:style-name="List_20_Number">To update image using YUM:</text:p>
        </text:list-item>
      </text:list>
      <text:p text:style-name="Code_20_Indented">rm -f /install/netboot/fedora8/x86_54/compute/rootimg/etc/yum.repos.d/*</text:p>
      <text:p text:style-name="Code_20_Indented">cp /etc/yum.repos.d/* /install/netboot/fedora8/x86_64/compute/rootimg/etc/yum.repos.d</text:p>
      <text:p text:style-name="Text_20_body_20_indent">Now install, for example, vi into the image:</text:p>
      <text:p text:style-name="Code_20_Indented">yum --installroot=/install/netboot/fedora8/x86_64/compute/rootimg install vi</text:p>
      <text:list text:style-name="WW8Num9" text:continue-numbering="true">
        <text:list-header>
          <text:p text:style-name="List_20_Number"/>
        </text:list-header>
        <text:list-item>
          <text:p text:style-name="List_20_Number">To update image using RPM:</text:p>
        </text:list-item>
      </text:list>
      <text:p text:style-name="P44">rpm --root /install/netboot/fedora8/x86_64/compute/rootimg -Uvh blah.rpm</text:p>
      <text:p text:style-name="P28"/>
      <text:list text:style-name="WW8Num9" text:continue-numbering="true">
        <text:list-item>
          <text:p text:style-name="List_20_Number">Repackage:</text:p>
        </text:list-item>
      </text:list>
      <text:p text:style-name="Code_20_Indented">packimage -o fedora8 -p compute -a x86_64</text:p>
      <text:p text:style-name="Text_20_body_20_indent"/>
      <text:list text:style-name="WW8Num9" text:continue-numbering="true">
        <text:list-item>
          <text:p text:style-name="List_20_Number">Install on all LS21 blades:</text:p>
        </text:list-item>
      </text:list>
      <text:p text:style-name="Code_20_Indented">nodeset opteron netboot</text:p>
      <text:p text:style-name="Code_20_Indented">rpower opteron boot</text:p>
      <text:p text:style-name="Code_20_Indented"/>
      <text:list text:style-name="L1" text:continue-numbering="true">
        <text:list-item>
          <text:list text:continue-numbering="true">
            <text:list-item>
              <text:h text:style-name="P75" text:outline-level="2">Build and Install LS21 Compressed Image</text:h>
            </text:list-item>
          </text:list>
        </text:list-item>
      </text:list>
      <text:p text:style-name="Standard"/>
      <text:p text:style-name="P4">On Management Node:</text:p>
      <text:p text:style-name="P4"/>
      <text:p text:style-name="Code"><text:soft-page-break/>yum install kernel-devel gcc squashfs-tools</text:p>
      <text:p text:style-name="P17"/>
      <text:list text:style-name="L1" text:continue-numbering="true">
        <text:list-item>
          <text:list text:continue-numbering="true">
            <text:list-item>
              <text:list text:continue-numbering="true">
                <text:list-item>
                  <text:h text:style-name="P123" text:outline-level="3">Build aufs</text:h>
                </text:list-item>
              </text:list>
            </text:list-item>
          </text:list>
        </text:list-item>
      </text:list>
      <text:p text:style-name="P17"/>
      <text:p text:style-name="Code">svn co http://xcat.svn.sf.net/svnroot/xcat/xcat-dep/trunk/aufs</text:p>
      <text:p text:style-name="Code"/>
      <text:p text:style-name="Code">cd aufs</text:p>
      <text:p text:style-name="Code">tar jxvf aufs-2-6-2008.tar.bz2</text:p>
      <text:p text:style-name="Code">cd aufs</text:p>
      <text:p text:style-name="Code">mv include/linux/aufs_type.h fs/aufs/</text:p>
      <text:p text:style-name="Code">cd fs/aufs/</text:p>
      <text:p text:style-name="Code">patch -p1 &lt; ../../../aufs-standalone.patch </text:p>
      <text:p text:style-name="Code">chmod +x build.sh </text:p>
      <text:p text:style-name="Code">./build.sh</text:p>
      <text:p text:style-name="Code"/>
      <text:p text:style-name="Code">ls -lh aufs.ko </text:p>
      <text:p text:style-name="Code">-rw-r--r-- 1 root root 3.2M 2008-02-27 13:09 aufs.ko</text:p>
      <text:p text:style-name="Code"/>
      <text:p text:style-name="Code">strip -g aufs.ko </text:p>
      <text:p text:style-name="Code">cp aufs.ko /opt/xcat/share/xcat/netboot/fedora/</text:p>
      <text:p text:style-name="Text_20_body"/>
      <text:list text:style-name="L1" text:continue-numbering="true">
        <text:list-item>
          <text:list text:continue-numbering="true">
            <text:list-item>
              <text:list text:continue-numbering="true">
                <text:list-item>
                  <text:h text:style-name="P123" text:outline-level="3">Generate <text:s/>and pack the compressed image</text:h>
                </text:list-item>
              </text:list>
            </text:list-item>
          </text:list>
        </text:list-item>
      </text:list>
      <text:p text:style-name="Standard"/>
      <text:p text:style-name="Code">cd /opt/xcat/share/xcat/netboot/fedora</text:p>
      <text:p text:style-name="Code">./geninitrd -i eth0 -n tg3,bnx2,squashfs,aufs,loop -o fedora8 -p service -l $(expr 100 \* 1024 \* 1024)</text:p>
      <text:p text:style-name="Code">packimage -a x86_64 -o fedora8 -p compute -m squashfs</text:p>
      <text:p text:style-name="Text_20_body">NOTE: <text:s/>The -l and -t is the size of the / and /tmp,/var/tmp file systems in RAM</text:p>
      <text:p text:style-name="Text_20_body"/>
      <text:p text:style-name="Text_20_body">NOTE: <text:s/>To unsquash:</text:p>
      <text:p text:style-name="Code_20_Indented">cd <text:s/>/install/netboot/fedora8/x86_64/service</text:p>
      <text:p text:style-name="Code_20_Indented">rm -f rootimg.sfs</text:p>
      <text:p text:style-name="Code_20_Indented">packimage -a x86_64 -o fedora8 -p service -m cpio</text:p>
      <text:p text:style-name="Text_20_body"/>
      <text:list text:style-name="L1" text:continue-numbering="true">
        <text:list-item>
          <text:list text:continue-numbering="true">
            <text:list-item>
              <text:list text:continue-numbering="true">
                <text:list-item>
                  <text:h text:style-name="P123" text:outline-level="3">Install the image</text:h>
                </text:list-item>
              </text:list>
            </text:list-item>
          </text:list>
        </text:list-item>
      </text:list>
      <text:p text:style-name="Code">nodeset opteron netboot</text:p>
      <text:p text:style-name="Code">rpower opteron <text:s/>boot</text:p>
      <text:p text:style-name="Text_20_body_20_indent"/>
      <text:list text:style-name="L1" text:continue-numbering="true">
        <text:list-item>
          <text:list text:continue-numbering="true">
            <text:list-item>
              <text:list text:continue-numbering="true">
                <text:list-item>
                  <text:h text:style-name="P123" text:outline-level="3">Check Memory Usage</text:h>
                </text:list-item>
              </text:list>
            </text:list-item>
          </text:list>
        </text:list-item>
      </text:list>
      <text:p text:style-name="Text_20_body_20_indent"/>
      <text:p text:style-name="Code">#ssh middle "echo 3 &gt; /proc/sys/vm/drop_caches;free -m;df -h"</text:p>
      <text:p text:style-name="Code"><text:s text:c="13"/>total <text:s text:c="6"/>used <text:s text:c="6"/>free <text:s text:c="4"/>shared <text:s text:c="3"/>buffers <text:s text:c="4"/>cached</text:p>
      <text:p text:style-name="Code">Mem: <text:s text:c="9"/>3969 <text:s text:c="8"/>82 <text:s text:c="6"/>3887 <text:s text:c="9"/>0 <text:s text:c="9"/>0 <text:s text:c="8"/>43</text:p>
      <text:p text:style-name="Code">-/+ buffers/cache: <text:s text:c="8"/>38 <text:s text:c="6"/>3930</text:p>
      <text:p text:style-name="Code">Swap: <text:s text:c="11"/>0 <text:s text:c="9"/>0 <text:s text:c="9"/>0</text:p>
      <text:p text:style-name="Code">Filesystem <text:s text:c="11"/>Size <text:s/>Used Avail Use% Mounted on</text:p>
      <text:p text:style-name="Code"><text:soft-page-break/>compute_x86_64 <text:s text:c="7"/>100M <text:s/>216K <text:s/>100M <text:s text:c="2"/>1% /</text:p>
      <text:p text:style-name="Code">none <text:s text:c="18"/>10M <text:s text:c="4"/>0 <text:s text:c="2"/>10M <text:s text:c="2"/>0% /tmp</text:p>
      <text:p text:style-name="Code">none <text:s text:c="18"/>10M <text:s text:c="4"/>0 <text:s text:c="2"/>10M <text:s text:c="2"/>0% /var/tmp</text:p>
      <text:p text:style-name="Text_20_body_20_indent"/>
      <text:p text:style-name="Text_20_body">3x smaller.</text:p>
      <text:p text:style-name="Text_20_body_20_indent"/>
      <text:list text:style-name="L1" text:continue-numbering="true">
        <text:list-item>
          <text:h text:style-name="P60" text:outline-level="1">Building QS22 Image for 64K pages</text:h>
        </text:list-item>
      </text:list>
      <text:p text:style-name="Standard"/>
      <text:p text:style-name="P4">On Management Node:</text:p>
      <text:p text:style-name="Standard"/>
      <text:p text:style-name="Code">cd /opt/xcat/share/xcat/netboot/fedora</text:p>
      <text:p text:style-name="Code">cp compute.exlist compute.exlist.4k</text:p>
      <text:p text:style-name="Code">echo "./lib/modules/2.6.23.1-42.fc8/*" &gt;&gt;compute.exlist</text:p>
      <text:p text:style-name="Code"/>
      <text:p text:style-name="Code">wget http://download.fedora.redhat.com/pub/fedora/linux/releases/8/Fedora/source/SRPMS/kernel-2.6.23.1-42.fc8.src.rpm</text:p>
      <text:p text:style-name="Code">nodech mvqs21b nodetype.profile=iscsi</text:p>
      <text:p text:style-name="Code">nodeset mvqs21b iscsiboot</text:p>
      <text:p text:style-name="Code">rpower mvqs21b boot</text:p>
      <text:p text:style-name="Text_20_body"/>
      <text:p text:style-name="P11">On the blade:</text:p>
      <text:p text:style-name="Code">ssh mvqs21b</text:p>
      <text:p text:style-name="Code">mkdir /install</text:p>
      <text:p text:style-name="Code">mount mgmt:/install /install</text:p>
      <text:p text:style-name="Code">yum install rpm-build redhat-rpm-config ncurses ncurses-devel kernel-devel gcc squashfs-tools</text:p>
      <text:p text:style-name="Code">rpm -Uivh kernel-2.6.23.1-42.fc8.src.rpm</text:p>
      <text:p text:style-name="Code">rpmbuild -bp --target ppc64 /usr/src/redhat/SPECS/kernel.spec</text:p>
      <text:p text:style-name="Code">cd /usr/src/redhat/BUILD/kernel-2.6.23</text:p>
      <text:p text:style-name="Code">cp -r linux-2.6.23.ppc64 /usr/src/</text:p>
      <text:p text:style-name="Code">cd /usr/src/kernels/$(uname -r)-$(uname -m)</text:p>
      <text:p text:style-name="Code">find . -print | cpio -dump /usr/src/linux-2.6.23.ppc64/</text:p>
      <text:p text:style-name="Code">cd /usr/src/linux-2.6.23.ppc64</text:p>
      <text:p text:style-name="Code">make mrproper</text:p>
      <text:p text:style-name="Code">cp configs/kernel-2.6.23.1-ppc64.config .config</text:p>
      <text:p text:style-name="Code">make menuconfig</text:p>
      <text:p text:style-name="Code"/>
      <text:p text:style-name="Code">Kernel options <text:s/>---&gt;</text:p>
      <text:p text:style-name="Code">[*] 64k page size </text:p>
      <text:p text:style-name="Code">Platform support <text:s/>---&gt; </text:p>
      <text:p text:style-name="Code">[ ] Sony PS3</text:p>
      <text:p text:style-name="Code">&lt;exit&gt;&lt;exit&gt;&lt;save&gt;</text:p>
      <text:p text:style-name="Code"/>
      <text:p text:style-name="Code">Edit Makefile suffix:</text:p>
      <text:p text:style-name="Code">EXTRAVERSION = .1-42.fc8-64k</text:p>
      <text:p text:style-name="Code"/>
      <text:p text:style-name="Code">make -j4</text:p>
      <text:p text:style-name="Code">make modules_install</text:p>
      <text:p text:style-name="Code">strip vmlinux</text:p>
      <text:p text:style-name="Code">mv vmlinux /boot/vmlinuz-2.6.23.1-42.fc8-64k</text:p>
      <text:p text:style-name="Code"><text:soft-page-break/>cd /lib/modules/2.6.23.1-42.fc8-64k/kernel</text:p>
      <text:p text:style-name="Code">find . -name "*.ko" -type f -exec strip -g {} \;</text:p>
      <text:p text:style-name="Code">#mkinitrd /boot/initrd-2.6.23.1-42.fc8-64k.img 2.6.23.1-42.fc8-64k</text:p>
      <text:p text:style-name="Code">#rm -f /boot/vmlinuz-2.6.23.1-42.fc8 /boot/initrd-2.6.23.1-42.fc8.img</text:p>
      <text:p text:style-name="Code">#rm -rf /lib/modules/2.6.23.1-42.fc8</text:p>
      <text:p text:style-name="Text_20_body"/>
      <text:list text:style-name="L1" text:continue-numbering="true">
        <text:list-item>
          <text:list text:continue-numbering="true">
            <text:list-item>
              <text:h text:style-name="P75" text:outline-level="2">Rebuild aufs</text:h>
            </text:list-item>
          </text:list>
        </text:list-item>
      </text:list>
      <text:p text:style-name="Standard"/>
      <text:p text:style-name="Text_20_body">Rebuild aufs.so:</text:p>
      <text:p text:style-name="Code">rm -rf aufs</text:p>
      <text:p text:style-name="Code">tar jxvf aufs-2-6-2008.tar.bz2</text:p>
      <text:p text:style-name="Code">cd aufs</text:p>
      <text:p text:style-name="Code">mv include/linux/aufs_type.h fs/aufs/</text:p>
      <text:p text:style-name="Code">cd fs/aufs/</text:p>
      <text:p text:style-name="Code">patch -p1 &lt; ../../../aufs-standalone.patch</text:p>
      <text:p text:style-name="Code">chmod +x build.sh</text:p>
      <text:p text:style-name="Code">./build.sh 2.6.23.1-42.fc8-64k</text:p>
      <text:p text:style-name="Code">strip -g aufs.ko</text:p>
      <text:p text:style-name="Code">cp aufs.ko /root</text:p>
      <text:p text:style-name="Text_20_body_20_indent"/>
      <text:p text:style-name="P12">NOTE: <text:s/>patch genimage (??)</text:p>
      <text:p text:style-name="Text_20_body"/>
      <text:p text:style-name="P11">On <text:s/>blade:</text:p>
      <text:p text:style-name="Code">cd /root</text:p>
      <text:p text:style-name="Code">./genimage -i eth0 -n tg3 -o fedora8 -p compute</text:p>
      <text:p text:style-name="Code">cd /lib/modules</text:p>
      <text:p text:style-name="Code">cp -r 2.6.23.1-42.fc8-64k /install/netboot/fedora8/ppc64/compute/rootimg/lib/modules/</text:p>
      <text:p text:style-name="Code">cd /boot</text:p>
      <text:p text:style-name="Code">cp vmlinuz-2.6.23.1-42.fc8-64k /install/netboot/fedora8/ppc64/compute/kernel</text:p>
      <text:p text:style-name="Text_20_body"/>
      <text:list text:style-name="L1" text:continue-numbering="true">
        <text:list-item>
          <text:list text:continue-numbering="true">
            <text:list-item>
              <text:h text:style-name="P75" text:outline-level="2">Test unsquashed:</text:h>
            </text:list-item>
          </text:list>
        </text:list-item>
      </text:list>
      <text:p text:style-name="Standard"/>
      <text:p text:style-name="P10">On <text:s/>blade:</text:p>
      <text:p text:style-name="Code">cd /root</text:p>
      <text:p text:style-name="Code">./geninitrd -i eth0 -n tg3 -o fedora8 -p compute -k 2.6.23.1-42.fc8-64k</text:p>
      <text:p text:style-name="Text_20_body"/>
      <text:p text:style-name="P10">On Management Node:</text:p>
      <text:p text:style-name="Code">rm -f /install/netboot/fedora8/ppc64/compute/rootimg.sfs</text:p>
      <text:p text:style-name="Code">packimage -a ppc64 -o fedora8 -p compute -m cpio</text:p>
      <text:p text:style-name="Code">nodech mvqs21b nodetype.profile=compute nodetype.os=fedora8</text:p>
      <text:p text:style-name="Code">gnodeset mvqs21b netboot</text:p>
      <text:p text:style-name="Code">rpower mvqs21b boot</text:p>
      <text:p text:style-name="Code_20_Indented"/>
      <text:list text:style-name="L1" text:continue-numbering="true">
        <text:list-item>
          <text:list text:continue-numbering="true">
            <text:list-item>
              <text:list text:continue-numbering="true">
                <text:list-item>
                  <text:h text:style-name="P123" text:outline-level="3"><text:soft-page-break/><text:s/>Check memory</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4012 <text:s text:c="7"/>495 <text:s text:c="6"/>3517 <text:s text:c="9"/>0 <text:s text:c="9"/>0 <text:s text:c="7"/>429</text:p>
      <text:p text:style-name="Code">-/+ buffers/cache: <text:s text:c="8"/>66 <text:s text:c="6"/>3946</text:p>
      <text:p text:style-name="Code">Swap: <text:s text:c="11"/>0 <text:s text:c="9"/>0 <text:s text:c="9"/>0</text:p>
      <text:p text:style-name="Code">Filesystem <text:s text:c="11"/>Size <text:s/>Used Avail Use% Mounted on</text:p>
      <text:p text:style-name="Code">compute_ppc64 <text:s text:c="8"/>2.0G <text:s/>432M <text:s/>1.6G <text:s/>22% /</text:p>
      <text:p text:style-name="Code">none <text:s text:c="18"/>10M <text:s text:c="4"/>0 <text:s text:c="2"/>10M <text:s text:c="2"/>0% /tmp</text:p>
      <text:p text:style-name="Code">none <text:s text:c="18"/>10M <text:s text:c="4"/>0 <text:s text:c="2"/>10M <text:s text:c="2"/>0% /var/tmp</text:p>
      <text:p text:style-name="Text_20_body"/>
      <text:list text:style-name="L1" text:continue-numbering="true">
        <text:list-item>
          <text:list text:continue-numbering="true">
            <text:list-item>
              <text:h text:style-name="P75" text:outline-level="2">Test squash</text:h>
            </text:list-item>
          </text:list>
        </text:list-item>
      </text:list>
      <text:p text:style-name="Standard"/>
      <text:p text:style-name="P4">On <text:s/>mvqs21b:</text:p>
      <text:p text:style-name="Code">cd /root</text:p>
      <text:p text:style-name="Code">./geninitrd -i eth0 -n tg3,squashfs,aufs,loop -o fedora8 -p compute -k 2.6.23.1-42.fc8-64k -l $(expr 100 \* 1024 \* 1024)</text:p>
      <text:p text:style-name="Text_20_body"/>
      <text:p text:style-name="Standard"><text:span text:style-name="T1">On Management Node:</text:span> </text:p>
      <text:p text:style-name="Code">rm -f /install/netboot/fedora8/ppc64/compute/rootimg.sfs</text:p>
      <text:p text:style-name="Code">packimage -a ppc64 -o fedora8 -p compute -m squashfs #bug, must remove sfs first</text:p>
      <text:p text:style-name="Code">nodech <text:span text:style-name="T4">left</text:span> nodetype.profile=compute nodetype.os=fedora8</text:p>
      <text:p text:style-name="Code">nodeset <text:span text:style-name="T4">left</text:span> netboot</text:p>
      <text:p text:style-name="Code">rpower <text:span text:style-name="T4">left</text:span> boot</text:p>
      <text:list text:style-name="L1" text:continue-numbering="true">
        <text:list-item>
          <text:list text:continue-numbering="true">
            <text:list-item>
              <text:list text:continue-numbering="true">
                <text:list-item>
                  <text:h text:style-name="P123" text:outline-level="3"><text:s/>Check memory</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4012 <text:s text:c="7"/>127 <text:s text:c="6"/>3885 <text:s text:c="9"/>0 <text:s text:c="9"/>0 <text:s text:c="8"/>65</text:p>
      <text:p text:style-name="Code">-/+ buffers/cache: <text:s text:c="8"/>61 <text:s text:c="6"/>3951</text:p>
      <text:p text:style-name="Code">Swap: <text:s text:c="11"/>0 <text:s text:c="9"/>0 <text:s text:c="9"/>0</text:p>
      <text:p text:style-name="Code">Filesystem <text:s text:c="11"/>Size <text:s/>Used Avail Use% Mounted on</text:p>
      <text:p text:style-name="Code">compute_ppc64 <text:s text:c="8"/>100M <text:s/>1.7M <text:s text:c="2"/>99M <text:s text:c="2"/>2% /</text:p>
      <text:p text:style-name="Code">none <text:s text:c="18"/>10M <text:s text:c="4"/>0 <text:s text:c="2"/>10M <text:s text:c="2"/>0% /tmp</text:p>
      <text:p text:style-name="Code">none <text:s text:c="18"/>10M <text:s text:c="4"/>0 <text:s text:c="2"/>10M <text:s text:c="2"/>0% /var/tmp</text:p>
      <text:p text:style-name="Text_20_body"/>
      <text:p text:style-name="P12">./lib/modules/* in compute.exlist: <text:s/>(??)</text:p>
      <text:p text:style-name="Text_20_body"/>
      <text:list text:style-name="L1" text:continue-numbering="true">
        <text:list-item>
          <text:list text:continue-numbering="true">
            <text:list-item>
              <text:h text:style-name="P75" text:outline-level="2">To Switch Back to 4K Pages</text:h>
            </text:list-item>
          </text:list>
        </text:list-item>
      </text:list>
      <text:p text:style-name="Text_20_body"/>
      <text:p text:style-name="P10">On blade:</text:p>
      <text:p text:style-name="Code">cd /boot</text:p>
      <text:p text:style-name="Code">cp -f vmlinuz-2.6.23.1-42.fc8 /install/netboot/fedora8/ppc64/compute/kernel</text:p>
      <text:p text:style-name="Code">cd /root</text:p>
      <text:p text:style-name="Code">./geninitrd -i eth0 -n tg3 -o fedora8 -p compute</text:p>
      <text:p text:style-name="Text_20_body"/>
      <text:p text:style-name="P15"><text:soft-page-break/>OR</text:p>
      <text:p text:style-name="Text_20_body"/>
      <text:p text:style-name="Code">./geninitrd -i eth0 -n tg3,squashfs,aufs,loop -o fedora8 -p compute -l $(expr 100 \* 1024 \* 1024)</text:p>
      <text:p text:style-name="Text_20_body"/>
      <text:p text:style-name="P10">From Management Node:</text:p>
      <text:p text:style-name="Code">rm -f /install/netboot/fedora8/ppc64/compute/rootimg.sfs</text:p>
      <text:p text:style-name="Code">packimage -a ppc64 -o fedora8 -p compute -m cpio</text:p>
      <text:p text:style-name="Text_20_body"/>
      <text:p text:style-name="Text_20_body">OR</text:p>
      <text:p text:style-name="Text_20_body"/>
      <text:p text:style-name="Code">packimage -a ppc64 -o fedora8 -p compute -m squashfs</text:p>
      <text:p text:style-name="Code">nodech mvqs21b nodetype.profile=compute nodetype.os=fedora8</text:p>
      <text:p text:style-name="Code">nodeset mvqs21b netboot</text:p>
      <text:p text:style-name="Code">rpower mvqs21b boot</text:p>
      <text:p text:style-name="Standard"/>
      <text:list text:style-name="L1" text:continue-numbering="true">
        <text:list-item>
          <text:h text:style-name="P60" text:outline-level="1">Using NFS Hybrid for the Diskless Images</text:h>
        </text:list-item>
      </text:list>
      <text:p text:style-name="Standard"/>
      <text:list text:style-name="WW8Num9">
        <text:list-item text:start-value="1">
          <text:p text:style-name="List_20_Number">Make sure you have latest xCAT installed (later than Thu Apr 24 17:34:48 UTC 2008)</text:p>
        </text:list-item>
      </text:list>
      <text:p text:style-name="Standard"/>
      <text:list text:style-name="WW8Num9" text:continue-numbering="true">
        <text:list-item>
          <text:p text:style-name="List_20_Number">Get stateless cpio or squashfs set up and test, e.g.:</text:p>
        </text:list-item>
      </text:list>
      <text:p text:style-name="Standard"/>
      <text:p text:style-name="Code_20_Indented">cd /opt/xcat/share/xcat/netboot/fedora</text:p>
      <text:p text:style-name="Code_20_Indented">./genimage -i eth0 -n tg3,bnx2 -o fedora8 -p compute</text:p>
      <text:p text:style-name="Standard"/>
      <text:p text:style-name="P30">cpio</text:p>
      <text:p text:style-name="Code_20_Indented">./geninitrd -i eth0 -n tg3,bnx2,loop -o fedora8 -p compute</text:p>
      <text:p text:style-name="Code_20_Indented">packimage -a x86_64 -o fedora8 -p compute -m cpio</text:p>
      <text:p text:style-name="Standard"/>
      <text:p text:style-name="Text_20_body_20_indent">Overhead: (large image with development tools installed)</text:p>
      <text:p text:style-name="Standard"/>
      <text:p text:style-name="Code_20_Indented"><text:s text:c="13"/>total <text:s text:c="6"/>used <text:s text:c="6"/>free <text:s text:c="4"/>shared <text:s text:c="3"/>buffers <text:s text:c="4"/>cached</text:p>
      <text:p text:style-name="Code_20_Indented">Mem: <text:s text:c="9"/>3969 <text:s text:c="7"/>740 <text:s text:c="6"/>3229 <text:s text:c="9"/>0 <text:s text:c="9"/>0 <text:s text:c="7"/>680</text:p>
      <text:p text:style-name="Code_20_Indented">-/+ buffers/cache: <text:s text:c="8"/>59 <text:s text:c="6"/>3910</text:p>
      <text:p text:style-name="Code_20_Indented">Swap: <text:s text:c="11"/>0 <text:s text:c="9"/>0 <text:s text:c="9"/>0</text:p>
      <text:p text:style-name="Code_20_Indented">Filesystem <text:s text:c="11"/>Size <text:s/>Used Avail Use% Mounted on</text:p>
      <text:p text:style-name="Code_20_Indented">compute_x86_64 <text:s text:c="7"/>2.0G <text:s/>695M <text:s/>1.3G <text:s/>35% /</text:p>
      <text:p text:style-name="Code_20_Indented">none <text:s text:c="18"/>10M <text:s text:c="4"/>0 <text:s text:c="2"/>10M <text:s text:c="2"/>0% /tmp</text:p>
      <text:p text:style-name="Code_20_Indented">none <text:s text:c="18"/>10M <text:s text:c="4"/>0 <text:s text:c="2"/>10M <text:s text:c="2"/>0% /var/tmp</text:p>
      <text:p text:style-name="Code_20_Indented">e326001:/home <text:s text:c="9"/>32G <text:s text:c="2"/>15G <text:s text:c="2"/>16G <text:s/>47% /home</text:p>
      <text:p text:style-name="Standard"/>
      <text:p text:style-name="P30">squashfs (note order of modules important)</text:p>
      <text:p text:style-name="Code_20_Indented">./geninitrd -i eth0 -n tg3,bnx2,squashfs,aufs,loop -o fedora8 -p compute</text:p>
      <text:p text:style-name="Code_20_Indented">packimage -a x86_64 -o fedora8 -p compute -m squashfs</text:p>
      <text:p text:style-name="Standard"><text:soft-page-break/></text:p>
      <text:p text:style-name="Text_20_body_20_indent">Overhead: (large image with development tools installed)</text:p>
      <text:p text:style-name="Code_20_Indented"><text:s text:c="13"/>total <text:s text:c="6"/>used <text:s text:c="6"/>free <text:s text:c="4"/>shared <text:s text:c="3"/>buffers <text:s text:c="4"/>cached</text:p>
      <text:p text:style-name="Code_20_Indented">Mem: <text:s text:c="9"/>3969 <text:s text:c="7"/>243 <text:s text:c="6"/>3726 <text:s text:c="9"/>0 <text:s text:c="9"/>0 <text:s text:c="7"/>206</text:p>
      <text:p text:style-name="Code_20_Indented">-/+ buffers/cache: <text:s text:c="8"/>37 <text:s text:c="6"/>3932</text:p>
      <text:p text:style-name="Code_20_Indented">Swap: <text:s text:c="11"/>0 <text:s text:c="9"/>0 <text:s text:c="9"/>0</text:p>
      <text:p text:style-name="Code_20_Indented">Filesystem <text:s text:c="11"/>Size <text:s/>Used Avail Use% Mounted on</text:p>
      <text:p text:style-name="Code_20_Indented">compute_x86_64 <text:s text:c="7"/>2.0G <text:s/>260K <text:s/>2.0G <text:s text:c="2"/>1% /</text:p>
      <text:p text:style-name="Code_20_Indented">none <text:s text:c="18"/>10M <text:s text:c="4"/>0 <text:s text:c="2"/>10M <text:s text:c="2"/>0% /tmp</text:p>
      <text:p text:style-name="Code_20_Indented">none <text:s text:c="18"/>10M <text:s text:c="4"/>0 <text:s text:c="2"/>10M <text:s text:c="2"/>0% /var/tmp</text:p>
      <text:p text:style-name="Code_20_Indented">e326001:/home <text:s text:c="9"/>32G <text:s text:c="2"/>15G <text:s text:c="2"/>16G <text:s/>47% /home</text:p>
      <text:p text:style-name="Standard"/>
      <text:p text:style-name="Code_20_Indented">nodeset noderange netboot</text:p>
      <text:p text:style-name="Code_20_Indented">rpower noderange boot</text:p>
      <text:p text:style-name="Standard"/>
      <text:list text:style-name="WW8Num9" text:continue-numbering="true">
        <text:list-item>
          <text:p text:style-name="List_20_Number">Patch kernel and build new aufs.ko:</text:p>
        </text:list-item>
      </text:list>
      <text:p text:style-name="Standard"/>
      <text:p text:style-name="Text_20_body_20_indent">Get AUFS from CVS:</text:p>
      <text:p text:style-name="Code_20_Indented">cd /tmp</text:p>
      <text:p text:style-name="Code_20_Indented">mkdir aufs</text:p>
      <text:p text:style-name="Code_20_Indented">cd /tmp/aufs</text:p>
      <text:p text:style-name="Code_20_Indented">cvs -d:pserver:anonymous@aufs.cvs.sourceforge.net:/cvsroot/aufs login #CVS password is empty</text:p>
      <text:p text:style-name="Code_20_Indented">cvs -z3 -d:pserver:anonymous@aufs.cvs.sourceforge.net:/cvsroot/aufs co aufs</text:p>
      <text:p text:style-name="Code_20_Indented">cd /tmp/aufs/aufs</text:p>
      <text:p text:style-name="Code_20_Indented">cvs update</text:p>
      <text:p text:style-name="Standard"/>
      <text:p text:style-name="Text_20_body_20_indent">Install stuff</text:p>
      <text:p text:style-name="Code_20_Indented">yum install rpm-build redhat-rpm-config ncurses ncurses-devel kernel-devel gcc squashfs-tools</text:p>
      <text:p text:style-name="Standard"/>
      <text:p text:style-name="Text_20_body_20_indent">Kernel notes (x86_64 and ppc64):</text:p>
      <text:p text:style-name="Code_20_Indented">cd /tmp</text:p>
      <text:p text:style-name="Code_20_Indented">wget http://download.fedora.redhat.com/pub/fedora/linux/releases/8/Fedora/source/SRPMS/kernel-2.6.23.1-42.fc8.src.rpm</text:p>
      <text:p text:style-name="Code_20_Indented">rpm -Uivh kernel-2.6.23.1-42.fc8.src.rpm</text:p>
      <text:p text:style-name="Code_20_Indented">yum install redhat-rpm-config</text:p>
      <text:p text:style-name="Code_20_Indented">rpmbuild -bp --target $(uname -m) /usr/src/redhat/SPECS/kernel.spec</text:p>
      <text:p text:style-name="Code_20_Indented">cd /usr/src/redhat/BUILD/kernel-2.6.23</text:p>
      <text:p text:style-name="Code_20_Indented">cp -r linux-2.6.23.$(uname -m) /usr/src/</text:p>
      <text:p text:style-name="Code_20_Indented">cd /usr/src/kernels/$(uname -r)-$(uname -m)</text:p>
      <text:p text:style-name="Code_20_Indented">find . -print | cpio -dump /usr/src/linux-2.6.23.$(uname -m)/</text:p>
      <text:p text:style-name="Code_20_Indented">cd /usr/src/linux-2.6.23.$(uname -m)</text:p>
      <text:p text:style-name="Code_20_Indented">make mrproper</text:p>
      <text:p text:style-name="Code_20_Indented">cp configs/kernel-2.6.23.1-$(uname -m).config .config</text:p>
      <text:p text:style-name="Code_20_Indented">patch -p0 &lt; /tmp/aufs/aufs/patch/put_filp.patch</text:p>
      <text:p text:style-name="Code_20_Indented">cd /tmp/aufs/aufs</text:p>
      <text:p text:style-name="Code_20_Indented">cp -r include /usr/src/linux-2.6.23.$(uname -m)</text:p>
      <text:p text:style-name="Code_20_Indented">cp -r fs/aufs /usr/src/linux-2.6.23.$(uname -m)/fs</text:p>
      <text:p text:style-name="Code_20_Indented">cd /usr/src/linux-2.6.23.$(uname -m)</text:p>
      <text:p text:style-name="Standard"><text:soft-page-break/></text:p>
      <text:p text:style-name="Text_20_body_20_indent">Edit fs/Kconfig and change (at end):</text:p>
      <text:p text:style-name="Code_20_Indented">source "fs/nls/Kconfig"</text:p>
      <text:p text:style-name="Code_20_Indented">source "fs/dlm/Kconfig"</text:p>
      <text:p text:style-name="Standard"/>
      <text:p text:style-name="Text_20_body_20_indent">To:</text:p>
      <text:p text:style-name="Code_20_Indented">source "fs/nls/Kconfig"</text:p>
      <text:p text:style-name="Code_20_Indented">source "fs/dlm/Kconfig"</text:p>
      <text:p text:style-name="Code_20_Indented">source "fs/aufs/Kconfig"</text:p>
      <text:p text:style-name="Standard"/>
      <text:p text:style-name="Text_20_body_20_indent">Append to: fs/Makefile</text:p>
      <text:p text:style-name="Code_20_Indented">obj-$(CONFIG_AUFS) += aufs/</text:p>
      <text:p text:style-name="Standard"/>
      <text:p text:style-name="Code_20_Indented">make menuconfig</text:p>
      <text:p text:style-name="Standard"/>
      <text:p text:style-name="Code_20_Indented">File system ---&gt;</text:p>
      <text:p text:style-name="Code_20_Indented"><text:s text:c="2"/>&lt;M&gt; Another unionfs</text:p>
      <text:p text:style-name="Code_20_Indented"><text:s text:c="2"/>--- <text:s text:c="2"/>These options are for 2.6.23.1-42.fc8</text:p>
      <text:p text:style-name="Code_20_Indented"><text:s text:c="2"/>[ ] <text:s text:c="2"/>Use simplified (fake) nameidata</text:p>
      <text:p text:style-name="Code_20_Indented"><text:s text:c="8"/>Maximum number of branches (127) <text:s/>---&gt;</text:p>
      <text:p text:style-name="Code_20_Indented"><text:s text:c="2"/>[*] <text:s text:c="2"/>Use &lt;sysfs&gt;/fs/aufs</text:p>
      <text:p text:style-name="Code_20_Indented"><text:s text:c="2"/>[ ] <text:s text:c="2"/>Use inotify to detect actions on a branch</text:p>
      <text:p text:style-name="Code_20_Indented"><text:s text:c="2"/>[ ] <text:s text:c="2"/>NFS-exportable aufs</text:p>
      <text:p text:style-name="Code_20_Indented"><text:s text:c="2"/>[ ] <text:s text:c="2"/>Aufs as an readonly branch of another aufs</text:p>
      <text:p text:style-name="Code_20_Indented"><text:s text:c="2"/>[ ] <text:s text:c="2"/>Delegate the internal branch access the kernel thread</text:p>
      <text:p text:style-name="Code_20_Indented"><text:s text:c="2"/>[ ] <text:s text:c="2"/>show whiteouts</text:p>
      <text:p text:style-name="Code_20_Indented"><text:s text:c="2"/>[*] <text:s text:c="2"/>Make squashfs branch RR (real readonly) by default</text:p>
      <text:p text:style-name="Code_20_Indented"><text:s text:c="2"/>[ ] <text:s text:c="2"/>splice.patch for sendfile(2) and splice(2)</text:p>
      <text:p text:style-name="Code_20_Indented"><text:s text:c="2"/>[*] <text:s text:c="2"/>put_filp.patch for NFS branch</text:p>
      <text:p text:style-name="Code_20_Indented"><text:s text:c="2"/>[ ] <text:s text:c="2"/>lhash.patch for NFS branch</text:p>
      <text:p text:style-name="Code_20_Indented"><text:s text:c="2"/>[ ] <text:s text:c="2"/>fsync_super-2.6.xx.patch was applied or not</text:p>
      <text:p text:style-name="Code_20_Indented"><text:s text:c="2"/>[ ] <text:s text:c="2"/>deny_write_access.patch was applied or not</text:p>
      <text:p text:style-name="Code_20_Indented"><text:s text:c="2"/>[ ] <text:s text:c="2"/>Special handling for FUSE-based filesystem</text:p>
      <text:p text:style-name="Code_20_Indented"><text:s text:c="2"/>[*] <text:s text:c="2"/>Debug aufs</text:p>
      <text:p text:style-name="Code_20_Indented"><text:s text:c="2"/>[ ] <text:s text:c="2"/>Compatibility with Unionfs (obsolete)</text:p>
      <text:p text:style-name="Code_20_Indented">Exit, Exit, Save</text:p>
      <text:p text:style-name="Standard"/>
      <text:p text:style-name="Code_20_Indented">make -j4</text:p>
      <text:p text:style-name="Code_20_Indented">make modules_install</text:p>
      <text:p text:style-name="Code_20_Indented">make install</text:p>
      <text:p text:style-name="Standard"/>
      <text:p text:style-name="Text_20_body_20_indent">Whew!</text:p>
      <text:p text:style-name="Standard"/>
      <text:list text:style-name="WW8Num9" text:continue-numbering="true">
        <text:list-item>
          <text:p text:style-name="List_20_Number">Remove old aufs.ko:</text:p>
        </text:list-item>
      </text:list>
      <text:p text:style-name="Code_20_Indented">cd /opt/xcat/share/xcat/netboot/fedora</text:p>
      <text:p text:style-name="Code_20_Indented">rm -f aufs.ko</text:p>
      <text:p text:style-name="Standard"/>
      <text:list text:style-name="WW8Num9" text:continue-numbering="true">
        <text:list-item>
          <text:p text:style-name="List_20_Number">Boot NFS:</text:p>
        </text:list-item>
      </text:list>
      <text:p text:style-name="Standard"/>
      <text:p text:style-name="Text_20_body_20_indent">Patch rpcidmapd:</text:p>
      <text:p text:style-name="Code_20_Indented"><text:soft-page-break/>cd /install/netboot/fedora8/x86_64/compute/rootimg/etc/init.d</text:p>
      <text:p text:style-name="Standard"/>
      <text:p text:style-name="Text_20_body_20_indent">Edit rpcidmapd and add:</text:p>
      <text:p text:style-name="Code_20_Indented">mount -t rpc_pipefs sunrpc /var/lib/nfs/rpc_pipefs</text:p>
      <text:p text:style-name="Standard"/>
      <text:p text:style-name="Text_20_body_20_indent">Before:</text:p>
      <text:p text:style-name="Code_20_Indented"># Source function library.</text:p>
      <text:p text:style-name="Standard"/>
      <text:p text:style-name="Code_20_Indented">yum --installroot=/install/netboot/fedora8/x86_64/compute/rootimg install nfs-utils</text:p>
      <text:p text:style-name="Code_20_Indented">cd /opt/xcat/share/xcat/netboot/fedora</text:p>
      <text:p text:style-name="Code_20_Indented">./geninitrd -i eth0 -n tg3,bnx2,aufs,loop,sunrpc,lockd,nfs_acl,nfs -o fedora8 -p compute</text:p>
      <text:p text:style-name="Code_20_Indented">packimage -a x86_64 -o fedora8 -p compute -m nfs</text:p>
      <text:p text:style-name="Standard"/>
      <text:p text:style-name="Text_20_body_20_indent">Notice helpful message:</text:p>
      <text:p text:style-name="Code_20_Indented">NOTE: Contents of /install/netboot/fedora8/x86_64/compute/rootimg</text:p>
      <text:p text:style-name="Code_20_Indented">MUST be available on all service and management nodes and NFS exported.</text:p>
      <text:p text:style-name="Standard"/>
      <text:p text:style-name="Code_20_Indented">nodeset noderange netboot</text:p>
      <text:p text:style-name="Code_20_Indented">rpower noderange boot</text:p>
      <text:p text:style-name="Standard"/>
      <text:p text:style-name="Text_20_body_20_indent">Overhead: (large image with development tools installed)</text:p>
      <text:p text:style-name="Code_20_Indented"><text:s text:c="13"/>total <text:s text:c="6"/>used <text:s text:c="6"/>free <text:s text:c="4"/>shared <text:s text:c="3"/>buffers <text:s text:c="4"/>cached</text:p>
      <text:p text:style-name="Code_20_Indented">Mem: <text:s text:c="9"/>3969 <text:s text:c="8"/>47 <text:s text:c="6"/>3922 <text:s text:c="9"/>0 <text:s text:c="9"/>0 <text:s text:c="9"/>8</text:p>
      <text:p text:style-name="Code_20_Indented">-/+ buffers/cache: <text:s text:c="8"/>38 <text:s text:c="6"/>3931</text:p>
      <text:p text:style-name="Code_20_Indented">Swap: <text:s text:c="11"/>0 <text:s text:c="9"/>0 <text:s text:c="9"/>0</text:p>
      <text:p text:style-name="Code_20_Indented">Filesystem <text:s text:c="11"/>Size <text:s/>Used Avail Use% Mounted on</text:p>
      <text:p text:style-name="Code_20_Indented">compute_x86_64 <text:s text:c="7"/>2.0G <text:s/>300K <text:s/>2.0G <text:s text:c="2"/>1% /</text:p>
      <text:p text:style-name="Code_20_Indented">none <text:s text:c="18"/>10M <text:s text:c="4"/>0 <text:s text:c="2"/>10M <text:s text:c="2"/>0% /tmp</text:p>
      <text:p text:style-name="Code_20_Indented">none <text:s text:c="18"/>10M <text:s text:c="4"/>0 <text:s text:c="2"/>10M <text:s text:c="2"/>0% /var/tmp</text:p>
      <text:p text:style-name="Code_20_Indented">e326001:/home <text:s text:c="9"/>32G <text:s text:c="2"/>15G <text:s text:c="2"/>16G <text:s/>47% /home</text:p>
      <text:p text:style-name="Standard"/>
      <text:list text:style-name="L1" text:continue-numbering="true">
        <text:list-item>
          <text:h text:style-name="P60" text:outline-level="1">Installing OpenLDAP</text:h>
        </text:list-item>
      </text:list>
      <text:p text:style-name="Standard"/>
      <text:list text:style-name="L1" text:continue-numbering="true">
        <text:list-item>
          <text:list text:continue-numbering="true">
            <text:list-item>
              <text:h text:style-name="P75" text:outline-level="2">Setup LDAP Server</text:h>
            </text:list-item>
          </text:list>
        </text:list-item>
      </text:list>
      <text:p text:style-name="Standard"/>
      <text:p text:style-name="P4">On the management node:</text:p>
      <text:p text:style-name="P4"/>
      <text:list text:style-name="WW8Num9" text:continue-numbering="true">
        <text:list-header>
          <text:p text:style-name="P24"/>
        </text:list-header>
      </text:list>
      <text:list text:style-name="WW8Num9">
        <text:list-item text:start-value="1">
          <text:p text:style-name="List_20_Number">export /home (rw) for testing <text:s text:c="3"/></text:p>
        </text:list-item>
      </text:list>
      <text:p text:style-name="Code_20_Indented"><text:s/>echo '/home *(rw,no_root_squash,sync)' &gt;&gt; /etc/exports</text:p>
      <text:p text:style-name="Code_20_Indented"><text:s/>exportfs -a</text:p>
      <text:list text:style-name="WW8Num9" text:continue-numbering="true">
        <text:list-item>
          <text:p text:style-name="List_20_Number">add a test userid “ibm”</text:p>
        </text:list-item>
      </text:list>
      <text:p text:style-name="Code_20_Indented">useradd ibm</text:p>
      <text:p text:style-name="Code_20_Indented"><text:soft-page-break/>mkdir ~ibm/.ssh</text:p>
      <text:p text:style-name="Code_20_Indented">mkdir ~ibm/.pbs_spool</text:p>
      <text:list text:style-name="WW8Num9" text:continue-numbering="true">
        <text:list-item>
          <text:p text:style-name="List_20_Number">Generate <text:s/>root ssh keys for mn20 and give ibm id <text:s/>root ssh authority</text:p>
        </text:list-item>
      </text:list>
      <text:p text:style-name="Code_20_Indented"/>
      <text:p text:style-name="Code_20_Indented">ssh-keygen -t rsa -q -N "" -f ~ibm/.ssh/id_rsa</text:p>
      <text:p text:style-name="Code_20_Indented">cp ~ibm/.ssh/id_rsa.pub ~ibm/.ssh/authorized_keys</text:p>
      <text:p text:style-name="Code_20_Indented"/>
      <text:p text:style-name="Code_20_Indented">vi <text:s/>~ibm/.ssh/config</text:p>
      <text:list text:style-name="WW8Num9" text:continue-numbering="true">
        <text:list-header>
          <text:p text:style-name="List_20_Number"/>
        </text:list-header>
      </text:list>
      <text:p text:style-name="Text_20_body_20_indent">Add the following lines:</text:p>
      <text:p text:style-name="Code_20_Indented">ForwardX11 yes</text:p>
      <text:p text:style-name="Code_20_Indented">StrictHostKeyChecking no</text:p>
      <text:p text:style-name="Code_20_Indented">FallBackToRsh no</text:p>
      <text:p text:style-name="Code_20_Indented">BatchMode yes</text:p>
      <text:p text:style-name="Code_20_Indented">ConnectionAttempts 5</text:p>
      <text:p text:style-name="Code_20_Indented">UsePrivilegedPort no</text:p>
      <text:p text:style-name="Code_20_Indented">Compression no</text:p>
      <text:p text:style-name="Code_20_Indented">Cipher blowfish</text:p>
      <text:p text:style-name="Code_20_Indented">UserKnownHostsFile /dev/null</text:p>
      <text:p text:style-name="Code_20_Indented">CheckHostIP no</text:p>
      <text:p text:style-name="Text_20_body_20_indent"/>
      <text:list text:style-name="WW8Num9" text:continue-numbering="true">
        <text:list-item>
          <text:p text:style-name="List_20_Number">Set permissions :</text:p>
        </text:list-item>
      </text:list>
      <text:p text:style-name="Code_20_Indented">chown -R ibm.ibm ~ibm</text:p>
      <text:p text:style-name="Code_20_Indented">chmod 700 ~ibm/.ssh</text:p>
      <text:p text:style-name="Code_20_Indented">chmod 600 ~ibm/.ssh/*</text:p>
      <text:p text:style-name="Code_20_Indented"/>
      <text:list text:style-name="L1" text:continue-numbering="true">
        <text:list-item>
          <text:list text:continue-numbering="true">
            <text:list-item>
              <text:list text:continue-numbering="true">
                <text:list-item>
                  <text:h text:style-name="P123" text:outline-level="3">Install the <text:s/>LDAP rpms </text:h>
                </text:list-item>
              </text:list>
            </text:list-item>
          </text:list>
        </text:list-item>
      </text:list>
      <text:list text:style-name="WW8Num9" text:continue-numbering="true">
        <text:list-header>
          <text:p text:style-name="P24"/>
        </text:list-header>
      </text:list>
      <text:p text:style-name="Code_20_Indented">yum install openldap-servers <text:s/><text:span text:style-name="T8">&lt;-- could not get this package. I had to download it from the fedora website . </text:span><text:a xlink:type="simple" xlink:href="http://download.fedora.redhat.com/pub/fedora/linux/releases/8/Everything/x86_64/os/Packages/">http://download.fedora.redhat.com/pub/fedora/linux/releases/8/Everything/x86_64/os/Packages/</text:a></text:p>
      <text:p text:style-name="P42">( located in /tmp/lissa/tools/ldap)</text:p>
      <text:p text:style-name="P6"/>
      <text:p text:style-name="P6">The following rpms should be installed:</text:p>
      <text:p text:style-name="P171"/>
      <text:p text:style-name="Code_20_Indented">openldap-*</text:p>
      <text:p text:style-name="Code_20_Indented">openldap-devel-*</text:p>
      <text:p text:style-name="Code_20_Indented">openldap-clients-*</text:p>
      <text:p text:style-name="Code_20_Indented">openldap-servers-*</text:p>
      <text:p text:style-name="Text_20_body_20_indent"/>
      <text:list text:style-name="L1" text:continue-numbering="true">
        <text:list-item>
          <text:list text:continue-numbering="true">
            <text:list-item>
              <text:list text:continue-numbering="true">
                <text:list-item>
                  <text:h text:style-name="P123" text:outline-level="3">Configure LDAP</text:h>
                </text:list-item>
              </text:list>
            </text:list-item>
          </text:list>
        </text:list-item>
      </text:list>
      <text:p text:style-name="Code_20_Indented">cd /etc/openldap</text:p>
      <text:list text:style-name="WW8Num9" text:continue-numbering="true">
        <text:list-header>
          <text:p text:style-name="List_20_Number"/>
        </text:list-header>
        <text:list-item>
          <text:p text:style-name="P26">edit slapd.conf</text:p>
        </text:list-item>
      </text:list>
      <text:p text:style-name="P32"/>
      <text:p text:style-name="P32"><text:soft-page-break/>Comment out the following the two lines that start with suffix and rootdn:</text:p>
      <text:p text:style-name="P43">database <text:s text:c="7"/>bdb</text:p>
      <text:p text:style-name="P43">#suffix <text:s text:c="8"/>"dc=my-domain,dc=com"</text:p>
      <text:p text:style-name="P43">#rootdn <text:s text:c="8"/>"cn=Manager,dc=my-domain,dc=com"</text:p>
      <text:p text:style-name="P172"/>
      <text:p text:style-name="Text_20_body_20_indent">Add the following information to the end of the file:</text:p>
      <text:p text:style-name="Code_20_Indented">#xCAT start</text:p>
      <text:p text:style-name="Code_20_Indented">#cluster.net:</text:p>
      <text:p text:style-name="Code_20_Indented">suffix <text:s text:c="9"/>"dc=cluster,dc=net"</text:p>
      <text:p text:style-name="Code_20_Indented"/>
      <text:p text:style-name="Code_20_Indented">#root access</text:p>
      <text:p text:style-name="Code_20_Indented">rootdn <text:s text:c="9"/>"cn=root,dc=cluster,dc=net"</text:p>
      <text:p text:style-name="Code_20_Indented"/>
      <text:p text:style-name="Code_20_Indented">#passwd generated with: slappasswd <text:s/>cluster <text:s/>- you should generate your own <text:s/>password and use <text:s/>in the ldap commands below in place of cluster.</text:p>
      <text:p text:style-name="Code_20_Indented"/>
      <text:p text:style-name="Code_20_Indented">rootpw <text:s text:c="6"/>{SSHA}ChnyPaCrc2uUZ0O6iRHy3zk4rEH7HNpL <text:s text:c="2"/></text:p>
      <text:p text:style-name="Code_20_Indented"/>
      <text:p text:style-name="Code_20_Indented"/>
      <text:p text:style-name="Code_20_Indented"/>
      <text:p text:style-name="Code_20_Indented"># password hash algorithm</text:p>
      <text:p text:style-name="Code_20_Indented">password-hash {SSHA}</text:p>
      <text:p text:style-name="Code_20_Indented"/>
      <text:p text:style-name="Code_20_Indented"># The userPassword by default can be changed by the entry owning it if they</text:p>
      <text:p text:style-name="Code_20_Indented"># are authenticated. Others should not be able to see it, except the admin.</text:p>
      <text:p text:style-name="Code_20_Indented">access to attrs=userPassword</text:p>
      <text:p text:style-name="Code_20_Indented"><text:s text:c="8"/>by dn="uid=admin,ou=People,dc=cluster,dc=net" write</text:p>
      <text:p text:style-name="Code_20_Indented"><text:s text:c="8"/>by anonymous auth</text:p>
      <text:p text:style-name="Code_20_Indented"><text:s text:c="8"/>by self write</text:p>
      <text:p text:style-name="Code_20_Indented"><text:s text:c="8"/>by * none</text:p>
      <text:p text:style-name="Code_20_Indented"/>
      <text:p text:style-name="Code_20_Indented">#</text:p>
      <text:p text:style-name="Code_20_Indented">##password aging</text:p>
      <text:p text:style-name="Code_20_Indented">access to attrs=shadowLastChange</text:p>
      <text:p text:style-name="Code_20_Indented"><text:s text:c="8"/>by dn="uid=admin,ou=People,dc=cluster,dc=net" write</text:p>
      <text:p text:style-name="Code_20_Indented"><text:s text:c="8"/>by self write</text:p>
      <text:p text:style-name="Code_20_Indented"><text:s text:c="8"/>by * read</text:p>
      <text:p text:style-name="P19"/>
      <text:list text:style-name="WW8Num9" text:continue-numbering="true">
        <text:list-item>
          <text:p text:style-name="List_20_Number_20_Code">cp /etc/openldap/DB_CONFIG.example /var/lib/ldap/DB_CONFIG</text:p>
        </text:list-item>
        <text:list-item>
          <text:p text:style-name="List_20_Number">start <text:s/>ldap</text:p>
        </text:list-item>
      </text:list>
      <text:p text:style-name="Code_20_Indented">service ldap start</text:p>
      <text:list text:style-name="L1" text:continue-numbering="true">
        <text:list-item>
          <text:list text:continue-numbering="true">
            <text:list-item>
              <text:list text:continue-numbering="true">
                <text:list-item>
                  <text:h text:style-name="P151" text:outline-level="3"><text:reference-mark-start text:name="Migrate Users"/>Migrate Users<text:reference-mark-end text:name="Migrate Users"/></text:h>
                </text:list-item>
              </text:list>
            </text:list-item>
          </text:list>
        </text:list-item>
      </text:list>
      <text:p text:style-name="P7"/>
      <text:p text:style-name="Code_20_Indented">cd /usr/share/openldap/migration</text:p>
      <text:p text:style-name="Code_20_Indented">cp migrate_common.ph migrate_common.ph.save</text:p>
      <text:p text:style-name="Text_20_body_20_indent"/>
      <text:p text:style-name="Text_20_body_20_indent">Edit migrate_common.ph and change the following lines to be:</text:p>
      <text:p text:style-name="Code_20_Indented">$DEFAULT_MAIL_DOMAIN = "cluster.net";</text:p>
      <text:p text:style-name="Code_20_Indented">$DEFAULT_BASE = "dc=cluster,dc=net";</text:p>
      <text:p text:style-name="Code_20_Indented">$EXTENDED_SCHEMA = 1;</text:p>
      <text:p text:style-name="Text_20_body_20_indent"><text:soft-page-break/></text:p>
      <text:p text:style-name="Text_20_body_20_indent">Run:</text:p>
      <text:p text:style-name="Code_20_Indented">./migrate_base.pl &gt;/tmp/base.ldif</text:p>
      <text:p text:style-name="Code_20_Indented">./migrate_passwd.pl /etc/passwd &gt;&gt;/tmp/base.ldif</text:p>
      <text:p text:style-name="Code_20_Indented">./migrate_group.pl /etc/group &gt;&gt;/tmp/base.ldif</text:p>
      <text:p text:style-name="Code_20_Indented">cd /var/lib/ldap</text:p>
      <text:p text:style-name="Code_20_Indented">service ldap stop</text:p>
      <text:p text:style-name="Code_20_Indented">slapadd -l /tmp/base.ldif</text:p>
      <text:p text:style-name="Code_20_Indented">chown ldap.ldap *</text:p>
      <text:p text:style-name="Code_20_Indented">service ldap start</text:p>
      <text:p text:style-name="Code_20_Indented"/>
      <text:p text:style-name="Standard">Test the database by searching for a the user ibm:</text:p>
      <text:p text:style-name="Standard"/>
      <text:p text:style-name="Code_20_Indented">ldapsearch -x -v -D <text:s/>"cn=root,dc=cluster,dc=net" -w cluster <text:s/>-b "ou=People,dc=cluster,dc=net" "uid=ibm"</text:p>
      <text:p text:style-name="Code_20_Indented"/>
      <text:p text:style-name="Text_20_body_20_indent">Output should be as follows:</text:p>
      <text:p text:style-name="Code_20_Indented">ldap_initialize( &lt;DEFAULT&gt; )</text:p>
      <text:p text:style-name="Code_20_Indented">filter: uid=ibm</text:p>
      <text:p text:style-name="Code_20_Indented">requesting: All userApplication attributes</text:p>
      <text:p text:style-name="Code_20_Indented"># extended LDIF</text:p>
      <text:p text:style-name="Code_20_Indented">#</text:p>
      <text:p text:style-name="Code_20_Indented"># LDAPv3</text:p>
      <text:p text:style-name="Code_20_Indented"># base &lt;ou=People,dc=cluster,dc=net&gt; with scope subtree</text:p>
      <text:p text:style-name="Code_20_Indented"># filter: uid=ibm</text:p>
      <text:p text:style-name="Code_20_Indented"># requesting: ALL</text:p>
      <text:p text:style-name="Code_20_Indented">#</text:p>
      <text:p text:style-name="Code_20_Indented"/>
      <text:p text:style-name="Code_20_Indented"># ibm, People, cluster.net</text:p>
      <text:p text:style-name="Code_20_Indented">dn: uid=ibm,ou=People,dc=cluster,dc=net</text:p>
      <text:p text:style-name="Code_20_Indented">uid: ibm</text:p>
      <text:p text:style-name="Code_20_Indented">cn: ibm</text:p>
      <text:p text:style-name="Code_20_Indented">sn: ibm</text:p>
      <text:p text:style-name="Code_20_Indented">mail: ibm@cluster.net</text:p>
      <text:p text:style-name="Code_20_Indented">objectClass: person</text:p>
      <text:p text:style-name="Code_20_Indented">objectClass: organizationalPerson</text:p>
      <text:p text:style-name="Code_20_Indented">objectClass: inetOrgPerson</text:p>
      <text:p text:style-name="Code_20_Indented">objectClass: posixAccount</text:p>
      <text:p text:style-name="Code_20_Indented">objectClass: top</text:p>
      <text:p text:style-name="Code_20_Indented">objectClass: shadowAccount</text:p>
      <text:p text:style-name="Code_20_Indented">userPassword:: e2NyeXB0fSEh</text:p>
      <text:p text:style-name="Code_20_Indented">shadowLastChange: 13998</text:p>
      <text:p text:style-name="Code_20_Indented">shadowMax: 99999</text:p>
      <text:p text:style-name="Code_20_Indented">shadowWarning: 7</text:p>
      <text:p text:style-name="Code_20_Indented">loginShell: /bin/bash</text:p>
      <text:p text:style-name="Code_20_Indented">uidNumber: 501</text:p>
      <text:p text:style-name="Code_20_Indented">gidNumber: 501</text:p>
      <text:p text:style-name="Code_20_Indented">homeDirectory: /home/ibm</text:p>
      <text:p text:style-name="Code_20_Indented"/>
      <text:p text:style-name="Code_20_Indented"># search result</text:p>
      <text:p text:style-name="Code_20_Indented">search: 2</text:p>
      <text:p text:style-name="Code_20_Indented">result: 0 Success</text:p>
      <text:p text:style-name="Standard"/>
      <text:p text:style-name="Code_20_Indented"># numResponses: 2</text:p>
      <text:p text:style-name="Code_20_Indented"><text:soft-page-break/># numEntries: 1</text:p>
      <text:p text:style-name="Code_20_Indented"/>
      <text:h text:style-name="Heading_20_3" text:outline-level="3">Add a user to LDAP</text:h>
      <text:p text:style-name="Standard">Setup a new user adduser.ldif file with the following contents:</text:p>
      <text:p text:style-name="Standard"/>
      <text:p text:style-name="Code_20_Indented">dn: uid=ibm4,ou=People,dc=cluster,dc=net</text:p>
      <text:p text:style-name="Code_20_Indented">uid: ibm4</text:p>
      <text:p text:style-name="Code_20_Indented">cn: ibm4</text:p>
      <text:p text:style-name="Code_20_Indented">sn: ibm4</text:p>
      <text:p text:style-name="Code_20_Indented">mail: ibm4@cluster.net</text:p>
      <text:p text:style-name="Code_20_Indented">objectClass: person</text:p>
      <text:p text:style-name="Code_20_Indented">objectClass: organizationalPerson</text:p>
      <text:p text:style-name="Code_20_Indented">objectClass: inetOrgPerson</text:p>
      <text:p text:style-name="Code_20_Indented">objectClass: posixAccount</text:p>
      <text:p text:style-name="Code_20_Indented">objectClass: top</text:p>
      <text:p text:style-name="Code_20_Indented">objectClass: shadowAccount</text:p>
      <text:p text:style-name="Code_20_Indented">shadowLastChange: 13998</text:p>
      <text:p text:style-name="Code_20_Indented">shadowMax: 99999</text:p>
      <text:p text:style-name="Code_20_Indented">shadowWarning: 7</text:p>
      <text:p text:style-name="Code_20_Indented">loginShell: /bin/bash</text:p>
      <text:p text:style-name="Code_20_Indented">uidNumber: 504</text:p>
      <text:p text:style-name="Code_20_Indented">gidNumber: 504</text:p>
      <text:p text:style-name="Code_20_Indented">homeDirectory: /home/ibm4</text:p>
      <text:p text:style-name="Code_20_Indented"/>
      <text:p text:style-name="Text_20_body_20_indent">Run:</text:p>
      <text:p text:style-name="Code_20_Indented"><text:line-break/>ldapadd -x -c -D <text:s/>"cn=root,dc=cluster,dc=net" -w cluster -f adduser1.ldif</text:p>
      <text:p text:style-name="Code_20_Indented"/>
      <text:p text:style-name="Code_20_Indented">adding new entry "uid=ibm4,ou=People,dc=cluster,dc=net"</text:p>
      <text:p text:style-name="Code_20_Indented"/>
      <text:p text:style-name="Text_20_body_20_indent">Verify:</text:p>
      <text:p text:style-name="Code_20_Indented"/>
      <text:p text:style-name="Code_20_Indented">ldapsearch -x -v -D <text:s/>"cn=root,dc=cluster,dc=net" -w cluster <text:s/>-b "ou=People,dc=cluster,dc=net" "uid=ibm4"</text:p>
      <text:list text:style-name="L1" text:continue-numbering="true">
        <text:list-item>
          <text:list text:continue-numbering="true">
            <text:list-item>
              <text:h text:style-name="P75" text:outline-level="2"><text:s/>Setup LDAP Client</text:h>
            </text:list-item>
          </text:list>
        </text:list-item>
      </text:list>
      <text:p text:style-name="Standard"/>
      <text:list text:style-name="L1" text:continue-numbering="true">
        <text:list-item>
          <text:list text:continue-numbering="true">
            <text:list-item>
              <text:list text:continue-numbering="true">
                <text:list-item>
                  <text:h text:style-name="P123" text:outline-level="3">Install LDAP into the image</text:h>
                </text:list-item>
              </text:list>
            </text:list-item>
          </text:list>
        </text:list-item>
      </text:list>
      <text:p text:style-name="Standard"/>
      <text:p text:style-name="Text_20_body_20_indent">yum --installroot=/install/netboot/fedora8/x86_64/compute/rootimg \</text:p>
      <text:p text:style-name="Text_20_body_20_indent"><text:s text:c="8"/>install openldap-clients nss_ldap nfs-utils vi</text:p>
      <text:p text:style-name="Text_20_body_20_indent"/>
      <text:list text:style-name="L1" text:continue-numbering="true">
        <text:list-item>
          <text:list text:continue-numbering="true">
            <text:list-item>
              <text:list text:continue-numbering="true">
                <text:list-item>
                  <text:h text:style-name="P123" text:outline-level="3"><text:s/>Update the ldap configuration </text:h>
                </text:list-item>
              </text:list>
            </text:list-item>
          </text:list>
        </text:list-item>
      </text:list>
      <text:p text:style-name="Standard"/>
      <text:p text:style-name="Code_20_Indented">cd /install/netboot/fedora8/x86_64/compute/rootimg</text:p>
      <text:p text:style-name="Code_20_Indented"/>
      <text:p text:style-name="Text_20_body_20_indent"><text:soft-page-break/>Edit the following files in the image, <text:s/>first </text:p>
      <text:p text:style-name="P29">Edit /etc/ldap.conf <text:s/>with these <text:s/>changes. </text:p>
      <text:p text:style-name="Code_20_Indented">uri <text:a xlink:type="simple" xlink:href="ldap://11.16.0.1/">ldap://11.16.0.1/</text:a></text:p>
      <text:p text:style-name="Code_20_Indented">host 11.16.0.1</text:p>
      <text:p text:style-name="Code_20_Indented">base dc=cluster,dc=net</text:p>
      <text:p text:style-name="Code_20_Indented">nss_base_passwd ou=People,dc=cluster,dc=net</text:p>
      <text:p text:style-name="Code_20_Indented">nss_base_shadow ou=People,dc=cluster,dc=net</text:p>
      <text:p text:style-name="Code_20_Indented">nss_base_group <text:s/>ou=Group,dc=cluster,dc=net</text:p>
      <text:p text:style-name="Code_20_Indented"/>
      <text:p text:style-name="P29">Then edit /etc/openldap/ldap.conf with these changes:</text:p>
      <text:p text:style-name="Text_20_body_20_indent"/>
      <text:p text:style-name="Code_20_Indented">URI <text:s/>ldap://11.16.0.1</text:p>
      <text:p text:style-name="Code_20_Indented">BASE dc=cluster,dc=net</text:p>
      <text:p text:style-name="Text_20_body_20_indent"/>
      <text:p text:style-name="P29">Add ldap to the following three lines in <text:s/>/etc/nsswitch</text:p>
      <text:p text:style-name="Text_20_body_20_indent"/>
      <text:p text:style-name="Code_20_Indented">passwd: <text:s text:c="4"/>files ldap</text:p>
      <text:p text:style-name="Code_20_Indented">shadow: <text:s text:c="4"/>files ldap</text:p>
      <text:p text:style-name="Code_20_Indented">group: <text:s text:c="5"/>files ldap</text:p>
      <text:p text:style-name="Code_20_Indented"/>
      <text:p text:style-name="P29">Edit /etc/pam.d/system-auth, change (order important!):</text:p>
      <text:p text:style-name="Text_20_body_20_indent">change </text:p>
      <text:p text:style-name="Code_20_Indented">account <text:s text:c="4"/>required <text:s text:c="5"/>pam_unix.so</text:p>
      <text:p text:style-name="Text_20_body_20_indent"/>
      <text:p text:style-name="Text_20_body_20_indent">to</text:p>
      <text:p text:style-name="Text_20_body_20_indent"/>
      <text:p text:style-name="Code_20_Indented">account <text:s text:c="4"/>sufficient <text:s text:c="3"/>pam_ldap.so</text:p>
      <text:p text:style-name="Code_20_Indented">account <text:s text:c="4"/>required <text:s text:c="5"/>pam_unix.so</text:p>
      <text:p text:style-name="Text_20_body_20_indent"/>
      <text:p text:style-name="P29">Add to fstab to Mount /home for testing:</text:p>
      <text:p text:style-name="Text_20_body_20_indent"/>
      <text:p text:style-name="Code_20_Indented">11.16.0.1:/home /home nfs timeo=14,intr 1 2</text:p>
      <text:p text:style-name="Text_20_body_20_indent"/>
      <text:p text:style-name="Text_20_body_20_indent"/>
      <text:list text:style-name="L1" text:continue-numbering="true">
        <text:list-item>
          <text:list text:continue-numbering="true">
            <text:list-item>
              <text:list text:continue-numbering="true">
                <text:list-item>
                  <text:h text:style-name="P123" text:outline-level="3"><text:s/>Build the image and <text:s/>install </text:h>
                </text:list-item>
              </text:list>
            </text:list-item>
          </text:list>
        </text:list-item>
      </text:list>
      <text:p text:style-name="Standard"/>
      <text:p text:style-name="Standard"/>
      <text:p text:style-name="Standard">Add the following rpms to the image for testing. <text:s/>Note: <text:s/>the order of modules in the geninitrd command is important!</text:p>
      <text:p text:style-name="Text_20_body_20_indent"/>
      <text:p text:style-name="Text_20_body_20_indent">cd /opt/xcat/share/xcat/netboot/fedora</text:p>
      <text:p text:style-name="Text_20_body_20_indent"><text:soft-page-break/>./<text:bookmark-start text:name="DDE_LINK"/>geninitrd<text:bookmark-end text:name="DDE_LINK"/> -i eth0 -n tg3,bnx2,sunrpc,lockd,nfs,nfs_acl -o fedora8 -p compute</text:p>
      <text:p text:style-name="Text_20_body_20_indent">packimage -o fedora8 -p compute -a x86_64</text:p>
      <text:p text:style-name="Text_20_body_20_indent">nodeset rra047a netboot</text:p>
      <text:p text:style-name="Text_20_body_20_indent">rpower rra047a boot</text:p>
      <text:p text:style-name="Text_20_body_20_indent"/>
      <text:h text:style-name="Heading_20_3" text:outline-level="3">Test LDAP Client</text:h>
      <text:p text:style-name="Code_20_Indented">ssh to rra047a</text:p>
      <text:p text:style-name="Code_20_Indented"/>
      <text:p text:style-name="Text_20_body_20_indent">Run:</text:p>
      <text:p text:style-name="Code_20_Indented">ldapsearch -x -v -D <text:s/>"cn=root,dc=cluster,dc=net" -w cluster <text:s/>-b "ou=People,dc=cluster,dc=net" "uid=ibm"</text:p>
      <text:p text:style-name="Text_20_body_20_indent">Check to see if you get output from the LDAP server as in <text:reference-ref text:reference-format="text" text:ref-name="Migrate Users">Migrate Users</text:reference-ref>.</text:p>
      <text:p text:style-name="Text_20_body_20_indent">Now authenticate the ibm users from LDAP by changing it's password and su to ibm. </text:p>
      <text:p text:style-name="Code_20_Indented">passwd ibm</text:p>
      <text:p text:style-name="Code_20_Indented">su – ibm </text:p>
      <text:p text:style-name="Text_20_body_20_indent"/>
      <text:list text:style-name="L1" text:continue-numbering="true">
        <text:list-item>
          <text:h text:style-name="P60" text:outline-level="1"><text:s/>Setup Hierarchical LDAP</text:h>
        </text:list-item>
      </text:list>
      <text:p text:style-name="Standard">TBD</text:p>
      <text:p text:style-name="Standard"/>
      <text:list text:style-name="L1" text:continue-numbering="true">
        <text:list-item>
          <text:h text:style-name="P60" text:outline-level="1">Install <text:s/>Torque</text:h>
          <text:list>
            <text:list-item>
              <text:h text:style-name="P75" text:outline-level="2">Setup Torque Server</text:h>
            </text:list-item>
          </text:list>
        </text:list-item>
      </text:list>
      <text:p text:style-name="Code">cd /tmp</text:p>
      <text:p text:style-name="P40"><text:span text:style-name="T3">w</text:span><text:span text:style-name="T3">get http://www.clusterresources.com/downloads/torque/torque-2.3.0.tar.gz</text:span></text:p>
      <text:p text:style-name="Code">tar zxvf torque-2.3.0.tar.gz</text:p>
      <text:p text:style-name="Code">cd torque-2.3.0</text:p>
      <text:p text:style-name="Code">CFLAGS=-D__TRR ./configure \</text:p>
      <text:p text:style-name="Code"><text:s text:c="8"/>--prefix=/opt/torque \</text:p>
      <text:p text:style-name="Code"><text:s text:c="8"/>--exec-prefix=/opt/torque/x86_64 \</text:p>
      <text:p text:style-name="Code"><text:s text:c="8"/>--enable-docs \</text:p>
      <text:p text:style-name="Code"><text:s text:c="8"/>--disable-gui \</text:p>
      <text:p text:style-name="Code"><text:s text:c="8"/>--with-server-home=/var/spool/pbs \</text:p>
      <text:p text:style-name="Code"><text:s text:c="8"/>--enable-syslog \</text:p>
      <text:p text:style-name="Code"><text:s text:c="8"/>--with-scp \</text:p>
      <text:p text:style-name="Code"><text:s text:c="8"/>--disable-rpp \</text:p>
      <text:p text:style-name="Code"><text:s text:c="8"/>--disable-spool</text:p>
      <text:p text:style-name="Code">make</text:p>
      <text:p text:style-name="Code">make install</text:p>
      <text:p text:style-name="Text_20_body_20_indent"/>
      <text:list text:style-name="L1" text:continue-numbering="true">
        <text:list-item>
          <text:list text:continue-numbering="true">
            <text:list-item>
              <text:h text:style-name="P75" text:outline-level="2">Configure Torque</text:h>
            </text:list-item>
          </text:list>
        </text:list-item>
      </text:list>
      <text:p text:style-name="Standard"/>
      <text:p text:style-name="Code">cd /opt/torque/x86_64/lib</text:p>
      <text:p text:style-name="Code"><text:soft-page-break/>ln -s libtorque.so.2.0.0 libtorque.so.0</text:p>
      <text:p text:style-name="Code">echo "/opt/torque/x86_64/lib" &gt;&gt;/etc/ld.so.conf.d/torque.conf</text:p>
      <text:p text:style-name="Code">ldconfig</text:p>
      <text:p text:style-name="Code">cp -f /opt/xcat/share/xcat/netboot/add-on/torque/xpbsnodes /opt/torque/x86_64/bin/</text:p>
      <text:p text:style-name="Code">cp -f /opt/xcat/share/xcat/netboot/add-on/torque/pbsnodestat /opt/torque/x86_64/bin/</text:p>
      <text:p text:style-name="Text_20_body"/>
      <text:p text:style-name="Text_20_body">Create /etc/profile.d/torque.sh:</text:p>
      <text:p text:style-name="Code">export PBS_DEFAULT=mn20</text:p>
      <text:p text:style-name="Code">export PATH=/opt/torque/x86_64/bin:$PATH</text:p>
      <text:p text:style-name="Code">chmod 755 /etc/profile.d/torque.sh</text:p>
      <text:p text:style-name="Code">source /etc/profile.d/torque.sh</text:p>
      <text:p text:style-name="Text_20_body"/>
      <text:list text:style-name="L1" text:continue-numbering="true">
        <text:list-item>
          <text:list text:continue-numbering="true">
            <text:list-item>
              <text:h text:style-name="P75" text:outline-level="2"><text:s/>Define Nodes</text:h>
            </text:list-item>
          </text:list>
        </text:list-item>
      </text:list>
      <text:p text:style-name="Code">cd /var/spool/pbs/server_priv</text:p>
      <text:p text:style-name="Code">nodels '/rr.*a' groups | sed 's/: groups://' | sed 's/,/ /g' | sed 's/$/ np=4/' &gt;nodes</text:p>
      <text:p text:style-name="Text_20_body"/>
      <text:list text:style-name="L1" text:continue-numbering="true">
        <text:list-item>
          <text:list text:continue-numbering="true">
            <text:list-item>
              <text:h text:style-name="P75" text:outline-level="2"><text:s/>Setup and Start Service</text:h>
            </text:list-item>
          </text:list>
        </text:list-item>
      </text:list>
      <text:p text:style-name="Code">cp -f /opt/xcat/share/xcat/netboot/add-on/torque/pbs /etc/init.d/</text:p>
      <text:p text:style-name="Code">cp -f /opt/xcat/share/xcat/netboot/add-on/torque/pbs_mom /etc/init.d/</text:p>
      <text:p text:style-name="Code">cp -f /opt/xcat/share/xcat/netboot/add-on/torque/pbs_sched /etc/init.d/</text:p>
      <text:p text:style-name="Code">cp -f /opt/xcat/share/xcat/netboot/add-on/torque/pbs_server /etc/init.d/</text:p>
      <text:p text:style-name="Code">chkconfig --del pbs</text:p>
      <text:p text:style-name="Code">chkconfig --del pbs_mom</text:p>
      <text:p text:style-name="Code">chkconfig --del pbs_sched</text:p>
      <text:p text:style-name="Code">chkconfig --level 345 pbs_server on</text:p>
      <text:p text:style-name="Code">service pbs_server start</text:p>
      <text:p text:style-name="Standard"/>
      <text:list text:style-name="L1" text:continue-numbering="true">
        <text:list-item>
          <text:list text:continue-numbering="true">
            <text:list-item>
              <text:h text:style-name="P75" text:outline-level="2">Install pbstop</text:h>
            </text:list-item>
          </text:list>
        </text:list-item>
      </text:list>
      <text:p text:style-name="Code">cp -f /opt/xcat/share/xcat/netboot/add-on/torque/pbstop /opt/torque/x86_64/bin/</text:p>
      <text:p text:style-name="Code">chmod 755 /opt/torque/x86_64/bin/pbstop</text:p>
      <text:p text:style-name="Standard"/>
      <text:list text:style-name="L1" text:continue-numbering="true">
        <text:list-item>
          <text:list text:continue-numbering="true">
            <text:list-item>
              <text:h text:style-name="P75" text:outline-level="2">Install Perl Curses for pbstop</text:h>
            </text:list-item>
          </text:list>
        </text:list-item>
      </text:list>
      <text:p text:style-name="P38">yum install perl-Curses</text:p>
      <text:p text:style-name="Text_20_body"/>
      <text:list text:style-name="L1" text:continue-numbering="true">
        <text:list-item>
          <text:list text:continue-numbering="true">
            <text:list-item>
              <text:h text:style-name="P75" text:outline-level="2">Create a Torque Default Queue</text:h>
            </text:list-item>
          </text:list>
        </text:list-item>
      </text:list>
      <text:p text:style-name="Code">echo "create queue dque</text:p>
      <text:p text:style-name="Code">set queue dque queue_type = Execution</text:p>
      <text:p text:style-name="Code">set queue dque enabled = True</text:p>
      <text:p text:style-name="Code">set queue dque started = True</text:p>
      <text:p text:style-name="Code">set server scheduling = True</text:p>
      <text:p text:style-name="Code">set server default_queue = dque</text:p>
      <text:p text:style-name="Code">set server log_events = 127</text:p>
      <text:p text:style-name="Code">set server mail_from = adm</text:p>
      <text:p text:style-name="Code"><text:soft-page-break/>set server query_other_jobs = True</text:p>
      <text:p text:style-name="Code">set server resources_default.walltime = 00:01:00</text:p>
      <text:p text:style-name="Code">set server scheduler_iteration = 60</text:p>
      <text:p text:style-name="Code">set server node_pack = False</text:p>
      <text:p text:style-name="Code">s s keep_completed=300" | qmgr</text:p>
      <text:p text:style-name="P12">What is the unprintable char between the s's above??</text:p>
      <text:p text:style-name="Text_20_body"/>
      <text:list text:style-name="L1" text:continue-numbering="true">
        <text:list-item>
          <text:list text:continue-numbering="true">
            <text:list-item>
              <text:h text:style-name="P75" text:outline-level="2">Setup Torque Client ( x86_64 only)</text:h>
              <text:list>
                <text:list-item>
                  <text:h text:style-name="P123" text:outline-level="3">Install Torque</text:h>
                </text:list-item>
              </text:list>
            </text:list-item>
          </text:list>
        </text:list-item>
      </text:list>
      <text:p text:style-name="Code">cd /opt/xcat/share/xcat/netboot/add-on/torque</text:p>
      <text:p text:style-name="Code">./add_torque /install/netboot/fedora8/x86_64/compute/rootimg mn20 /opt/torque x86_64 local</text:p>
      <text:p text:style-name="Text_20_body"/>
      <text:list text:style-name="L1" text:continue-numbering="true">
        <text:list-item>
          <text:list text:continue-numbering="true">
            <text:list-item>
              <text:list text:continue-numbering="true">
                <text:list-item>
                  <text:h text:style-name="P123" text:outline-level="3">Configure Torque</text:h>
                  <text:list>
                    <text:list-item>
                      <text:h text:style-name="P159" text:outline-level="4">Set Up Access</text:h>
                    </text:list-item>
                  </text:list>
                </text:list-item>
              </text:list>
            </text:list-item>
          </text:list>
        </text:list-item>
      </text:list>
      <text:p text:style-name="Code">cd /install/netboot/fedora8/x86_64/compute/rootimg/etc/security</text:p>
      <text:p text:style-name="Code">echo "-:ALL EXCEPT root:ALL" &gt;&gt;access.conf</text:p>
      <text:p text:style-name="Code">cp access.conf access.conf.BOOT</text:p>
      <text:p text:style-name="Code">cd /install/netboot/fedora8/x86_64/compute/rootimg/etc/pam.d</text:p>
      <text:p text:style-name="Text_20_body"/>
      <text:p text:style-name="Text_20_body">Edit system-auth and replace:</text:p>
      <text:p text:style-name="Code">account <text:s text:c="4"/>sufficient <text:s text:c="3"/>pam_ldap.so</text:p>
      <text:p text:style-name="Code">account <text:s text:c="4"/>required <text:s text:c="5"/>pam_unix.so</text:p>
      <text:p text:style-name="Text_20_body"/>
      <text:p text:style-name="Text_20_body">with:</text:p>
      <text:p text:style-name="Code">account <text:s text:c="4"/>required <text:s text:c="5"/>pam_access.so</text:p>
      <text:p text:style-name="Code">account <text:s text:c="4"/>sufficient <text:s text:c="3"/>pam_ldap.so</text:p>
      <text:p text:style-name="Code">account <text:s text:c="4"/>required <text:s text:c="5"/>pam_unix.so</text:p>
      <text:p text:style-name="Text_20_body"/>
      <text:list text:style-name="L1" text:continue-numbering="true">
        <text:list-item>
          <text:list text:continue-numbering="true">
            <text:list-item>
              <text:list text:continue-numbering="true">
                <text:list-item>
                  <text:list text:continue-numbering="true">
                    <text:list-item>
                      <text:h text:style-name="P159" text:outline-level="4">Set Up Node to Node ssh for Root </text:h>
                    </text:list-item>
                  </text:list>
                </text:list-item>
              </text:list>
            </text:list-item>
          </text:list>
        </text:list-item>
      </text:list>
      <text:p text:style-name="Standard">This is needed for cleanup:</text:p>
      <text:p text:style-name="Code">cp /root/.ssh/* /install/netboot/fedora8/x86_64/compute/rootimg/root/.ssh/</text:p>
      <text:p text:style-name="Code">cd /install/netboot/fedora8/x86_64/compute/rootimg/root/.ssh/</text:p>
      <text:p text:style-name="Code">rm known_hosts</text:p>
      <text:p text:style-name="Text_20_body"/>
      <text:p text:style-name="Text_20_body">Setup the config file:</text:p>
      <text:p text:style-name="Code">echo "StrictHostKeyChecking no</text:p>
      <text:p text:style-name="Code">FallBackToRsh no</text:p>
      <text:p text:style-name="Code">BatchMode yes</text:p>
      <text:p text:style-name="Code">ConnectionAttempts 5</text:p>
      <text:p text:style-name="Code">UsePrivilegedPort no</text:p>
      <text:p text:style-name="Code">Compression no</text:p>
      <text:p text:style-name="Code">Cipher blowfish</text:p>
      <text:p text:style-name="Code"><text:soft-page-break/>CheckHostIP no" &gt;config</text:p>
      <text:p text:style-name="Text_20_body"/>
      <text:list text:style-name="L1" text:continue-numbering="true">
        <text:list-item>
          <text:list text:continue-numbering="true">
            <text:list-item>
              <text:list text:continue-numbering="true">
                <text:list-item>
                  <text:h text:style-name="P123" text:outline-level="3">Pack and Install image</text:h>
                </text:list-item>
              </text:list>
            </text:list-item>
          </text:list>
        </text:list-item>
      </text:list>
      <text:p text:style-name="Code">packimage -o fedora8 -p compute -a x86_64</text:p>
      <text:p text:style-name="Code">nodeset <text:s/>opteron netboot</text:p>
      <text:p text:style-name="Code">rpower <text:s/>opteron boot</text:p>
      <text:p text:style-name="Text_20_body"/>
      <text:list text:style-name="L1" text:continue-numbering="true">
        <text:list-item>
          <text:h text:style-name="P60" text:outline-level="1">Setup Moab</text:h>
          <text:list>
            <text:list-item>
              <text:h text:style-name="P75" text:outline-level="2">Install Moab</text:h>
            </text:list-item>
          </text:list>
        </text:list-item>
      </text:list>
      <text:p text:style-name="Code">cd /tmp</text:p>
      <text:p text:style-name="Code">wget http://www.clusterresources.com/downloads/mwm/moab-5.2.1-linux-x86_64-torque.tar.gz</text:p>
      <text:p text:style-name="Code">tar zxvf /tmp/moab-5.2.1-linux-x86_64-torque.tar.gz</text:p>
      <text:p text:style-name="Code">cd moab-5.2.1</text:p>
      <text:p text:style-name="Code">./configure --prefix=/opt/moab</text:p>
      <text:p text:style-name="Code">make install</text:p>
      <text:p text:style-name="Text_20_body"/>
      <text:list text:style-name="L1" text:continue-numbering="true">
        <text:list-item>
          <text:list text:continue-numbering="true">
            <text:list-item>
              <text:h text:style-name="P75" text:outline-level="2">Configure Moab</text:h>
            </text:list-item>
          </text:list>
        </text:list-item>
      </text:list>
      <text:p text:style-name="Code">mkdir -p /var/spool/moab/log</text:p>
      <text:p text:style-name="Code">mkdir -p /var/spool/moab/stats</text:p>
      <text:p text:style-name="Text_20_body"/>
      <text:p text:style-name="Text_20_body">Create /etc/profile.d/moab.sh:</text:p>
      <text:p text:style-name="Code">export PATH=/opt/moab/bin:$PATH</text:p>
      <text:p text:style-name="Text_20_body_20_indent"/>
      <text:p text:style-name="Code">chmod 755 /etc/profile.d/moab.sh</text:p>
      <text:p text:style-name="Code">source /etc/profile.d/moab.sh</text:p>
      <text:p text:style-name="Text_20_body_20_indent"/>
      <text:p text:style-name="Text_20_body">Edit <text:s/>moab.cfg and <text:span text:style-name="T1">change:</text:span></text:p>
      <text:p text:style-name="Code">RMCFG[mn20] <text:s text:c="5"/>TYPE=NONE</text:p>
      <text:p text:style-name="Text_20_body_20_indent"/>
      <text:p text:style-name="P10">to:</text:p>
      <text:p text:style-name="Code">RMCFG[mn20] <text:s text:c="5"/>TYPE=pbs</text:p>
      <text:p text:style-name="Text_20_body"/>
      <text:p text:style-name="Text_20_body">Append to moab.cfg :</text:p>
      <text:p text:style-name="Code">NODEAVAILABILITYPOLICY <text:s text:c="5"/>DEDICATED:SWAP</text:p>
      <text:p text:style-name="Code">JOBNODEMATCHPOLICY <text:s text:c="9"/>EXACTNODE</text:p>
      <text:p text:style-name="Code">NODEACCESSPOLICY <text:s text:c="11"/>SINGLEJOB</text:p>
      <text:p text:style-name="Code">NODEMAXLOAD <text:s text:c="16"/>.5</text:p>
      <text:p text:style-name="Code">JOBMAXSTARTTIME <text:s text:c="12"/>00:05:00</text:p>
      <text:p text:style-name="Code">DEFERTIME <text:s text:c="18"/>0</text:p>
      <text:p text:style-name="Code">JOBMAXOVERRUN <text:s text:c="14"/>0</text:p>
      <text:p text:style-name="Code">LOGDIR <text:s text:c="21"/>/var/spool/moab/log</text:p>
      <text:p text:style-name="Code"><text:soft-page-break/>LOGFILEMAXSIZE <text:s text:c="13"/>10000000</text:p>
      <text:p text:style-name="Code">LOGFILEROLLDEPTH <text:s text:c="11"/>10</text:p>
      <text:p text:style-name="Code">STATDIR <text:s text:c="20"/>/var/spool/moab/stats</text:p>
      <text:p text:style-name="Text_20_body"/>
      <text:list text:style-name="L1" text:continue-numbering="true">
        <text:list-item>
          <text:list text:continue-numbering="true">
            <text:list-item>
              <text:list text:continue-numbering="true">
                <text:list-item>
                  <text:h text:style-name="P123" text:outline-level="3">Start Moab</text:h>
                </text:list-item>
              </text:list>
            </text:list-item>
          </text:list>
        </text:list-item>
      </text:list>
      <text:p text:style-name="Code">cp -f /opt/xcat/share/xcat/netboot/add-on/torque/moab /etc/init.d/</text:p>
      <text:p text:style-name="Code">chkconfig --level 345 moab on</text:p>
      <text:p text:style-name="Code">service moab start</text:p>
      <text:p text:style-name="Text_20_body"/>
      <text:list text:style-name="L1" text:continue-numbering="true">
        <text:list-item>
          <text:h text:style-name="P60" text:outline-level="1">References</text:h>
        </text:list-item>
      </text:list>
      <text:list text:style-name="L4">
        <text:list-item>
          <text:p text:style-name="P57">XCAT2.0 Beta Cookbook - <text:a xlink:type="simple" xlink:href="http://xcat.svn.sourceforge.net/svnroot/xcat/xcat-core/trunk/xCAT-client-2.0/share/doc/xCAT2.0.pdf">http://xcat.svn.sourceforge.net/svnroot/xcat/xcat-core/trunk/xCAT-client-2.0/share/doc/xCAT2.0.pdf</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4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3-11T09:00:00</meta:creation-date>
    <dc:date>2008-04-30T14:22:16</dc:date>
    <meta:print-date>2008-03-11T09:01:00</meta:print-date>
    <meta:editing-cycles>135</meta:editing-cycles>
    <meta:editing-duration>P2DT11H7M44S</meta:editing-duration>
    <meta:user-defined meta:name="Info 1"/>
    <meta:user-defined meta:name="Info 2"/>
    <meta:user-defined meta:name="Info 3"/>
    <meta:user-defined meta:name="Info 4"/>
    <meta:document-statistic meta:table-count="0" meta:image-count="0" meta:object-count="0" meta:page-count="43" meta:paragraph-count="1328" meta:word-count="9298" meta:character-count="59108"/>
  </office:meta>
</office:document-meta>
</file>